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49mm"/>
    </style:style>
    <style:style style:name="co2" style:family="table-column">
      <style:table-column-properties fo:break-before="auto" style:column-width="10.28mm"/>
    </style:style>
    <style:style style:name="co3" style:family="table-column">
      <style:table-column-properties fo:break-before="auto" style:column-width="13.56mm"/>
    </style:style>
    <style:style style:name="co4" style:family="table-column">
      <style:table-column-properties fo:break-before="auto" style:column-width="10.21mm"/>
    </style:style>
    <style:style style:name="co5" style:family="table-column">
      <style:table-column-properties fo:break-before="auto" style:column-width="8.22mm"/>
    </style:style>
    <style:style style:name="co6" style:family="table-column">
      <style:table-column-properties fo:break-before="auto" style:column-width="8.47mm"/>
    </style:style>
    <style:style style:name="co7" style:family="table-column">
      <style:table-column-properties fo:break-before="auto" style:column-width="11.06mm"/>
    </style:style>
    <style:style style:name="co8" style:family="table-column">
      <style:table-column-properties fo:break-before="auto" style:column-width="18.77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0.25mm"/>
    </style:style>
    <style:style style:name="co11" style:family="table-column">
      <style:table-column-properties fo:break-before="auto" style:column-width="16.9mm"/>
    </style:style>
    <style:style style:name="co12" style:family="table-column">
      <style:table-column-properties fo:break-before="auto" style:column-width="16.19mm"/>
    </style:style>
    <style:style style:name="co13" style:family="table-column">
      <style:table-column-properties fo:break-before="auto" style:column-width="13.46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18.19mm"/>
    </style:style>
    <style:style style:name="co16" style:family="table-column">
      <style:table-column-properties fo:break-before="auto" style:column-width="17.74mm"/>
    </style:style>
    <style:style style:name="ro1" style:family="table-row">
      <style:table-row-properties style:row-height="1.32mm" fo:break-before="auto" style:use-optimal-row-height="false"/>
    </style:style>
    <style:style style:name="ro2" style:family="table-row">
      <style:table-row-properties style:row-height="4.45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生涯規劃">
      <style:table-properties table:display="true" style:writing-mode="lr-tb"/>
    </style:style>
    <style:style style:name="ta2" style:family="table" style:master-page-name="PageStyle_5f_初起期的圖表">
      <style:table-properties table:display="true" style:writing-mode="lr-tb"/>
    </style:style>
    <style:style style:name="ta3" style:family="table" style:master-page-name="PageStyle_5f_壯年期的圖表">
      <style:table-properties table:display="true" style:writing-mode="lr-tb"/>
    </style:style>
    <style:style style:name="ta4" style:family="table" style:master-page-name="PageStyle_5f_老年期的圖表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dash-dot #000000" fo:background-color="#ff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dash-dot #000000" fo:background-color="#ff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38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38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38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38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38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38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38">
      <style:table-cell-properties style:glyph-orientation-vertical="0" fo:background-color="#ff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8">
      <style:table-cell-properties style:glyph-orientation-vertical="0" fo:border-bottom="1.76pt dash-dot #000000" fo:background-color="#ff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38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38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38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38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38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38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8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8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38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38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38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38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38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38">
      <style:table-cell-properties fo:padding="0.71mm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38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38">
      <style:table-cell-properties fo:border-bottom="0.74pt solid #000000" fo:background-color="#ccffcc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38">
      <style:table-cell-properties fo:border-bottom="0.74pt solid #000000" fo:background-color="#ccffcc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38">
      <style:table-cell-properties fo:border-bottom="1.76pt solid #000000" fo:background-color="#ccffcc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38">
      <style:table-cell-properties fo:border-bottom="0.74pt solid #000000" fo:background-color="#ccffff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38">
      <style:table-cell-properties fo:border-bottom="0.74pt solid #000000" fo:background-color="#ccffff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38">
      <style:table-cell-properties fo:border-bottom="1.76pt solid #000000" fo:background-color="#ccffff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生涯規劃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37"/>
        <table:table-column table:style-name="co9" table:number-columns-repeated="2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4" table:number-columns-repeated="3" table:default-cell-style-name="ce37"/>
        <table:table-column table:style-name="co15" table:default-cell-style-name="ce63"/>
        <table:table-column table:style-name="co16" table:number-columns-repeated="100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1" table:number-rows-spanned="2"/>
          <table:table-cell table:style-name="ce6" office:value-type="string" calcext:value-type="string" table:number-columns-spanned="1" table:number-rows-spanned="2">
            <text:p>備註</text:p>
          </table:table-cell>
          <table:table-cell table:style-name="ce19" office:value-type="string" calcext:value-type="string" table:number-columns-spanned="1" table:number-rows-spanned="2">
            <text:p>幾年後</text:p>
          </table:table-cell>
          <table:table-cell table:style-name="ce30" office:value-type="string" calcext:value-type="string" table:number-columns-spanned="5" table:number-rows-spanned="1">
            <text:p>年 <text:s text:c="11"/>歲</text:p>
          </table:table-cell>
          <table:covered-table-cell table:number-columns-repeated="4" table:style-name="ce30"/>
          <table:table-cell table:style-name="ce38" office:value-type="string" calcext:value-type="string" table:number-columns-spanned="1" table:number-rows-spanned="2">
            <text:p>自己收入</text:p>
          </table:table-cell>
          <table:table-cell table:style-name="ce49" office:value-type="string" calcext:value-type="string" table:number-columns-spanned="1" table:number-rows-spanned="2">
            <text:p>配偶收入</text:p>
          </table:table-cell>
          <table:table-cell table:style-name="ce38" office:value-type="string" calcext:value-type="string" table:number-columns-spanned="1" table:number-rows-spanned="2">
            <text:p>生活開銷</text:p>
          </table:table-cell>
          <table:table-cell table:style-name="ce57" office:value-type="string" calcext:value-type="string" table:number-columns-spanned="1" table:number-rows-spanned="2">
            <text:p>子女教育費</text:p>
          </table:table-cell>
          <table:table-cell table:style-name="ce38" office:value-type="string" calcext:value-type="string" table:number-columns-spanned="1" table:number-rows-spanned="2">
            <text:p>理財收入</text:p>
          </table:table-cell>
          <table:table-cell table:style-name="ce57" office:value-type="string" calcext:value-type="string" table:number-columns-spanned="1" table:number-rows-spanned="2">
            <text:p>儲蓄額</text:p>
          </table:table-cell>
          <table:table-cell table:style-name="ce38" office:value-type="string" calcext:value-type="string" table:number-columns-spanned="1" table:number-rows-spanned="2">
            <text:p>保險費</text:p>
          </table:table-cell>
          <table:table-cell table:style-name="ce49" office:value-type="string" calcext:value-type="string" table:number-columns-spanned="1" table:number-rows-spanned="2">
            <text:p>貸款</text:p>
          </table:table-cell>
          <table:table-cell table:style-name="ce38" office:value-type="string" calcext:value-type="string" table:number-columns-spanned="1" table:number-rows-spanned="2">
            <text:p>資產總值</text:p>
          </table:table-cell>
          <table:table-cell table:style-name="ce57" office:value-type="string" calcext:value-type="string" table:number-columns-spanned="1" table:number-rows-spanned="2">
            <text:p>負債總值</text:p>
          </table:table-cell>
          <table:table-cell table:style-name="ce64" office:value-type="string" calcext:value-type="string" table:number-columns-spanned="1" table:number-rows-spanned="2">
            <text:p>資產淨值</text:p>
          </table:table-cell>
          <table:table-cell table:style-name="ce4" table:number-columns-repeated="1005"/>
        </table:table-row>
        <table:table-row table:style-name="ro2">
          <table:covered-table-cell table:style-name="ce3"/>
          <table:covered-table-cell table:style-name="ce7"/>
          <table:covered-table-cell table:style-name="ce20"/>
          <table:table-cell table:style-name="ce31" office:value-type="string" calcext:value-type="string">
            <text:p>自己</text:p>
          </table:table-cell>
          <table:table-cell table:style-name="ce32" office:value-type="string" calcext:value-type="string">
            <text:p>配偶</text:p>
          </table:table-cell>
          <table:table-cell table:style-name="ce31" office:value-type="string" calcext:value-type="string">
            <text:p>一子</text:p>
          </table:table-cell>
          <table:table-cell table:style-name="ce32" office:value-type="string" calcext:value-type="string">
            <text:p>二子</text:p>
          </table:table-cell>
          <table:table-cell table:style-name="ce31" office:value-type="string" calcext:value-type="string">
            <text:p>三子</text:p>
          </table:table-cell>
          <table:covered-table-cell table:style-name="ce39"/>
          <table:covered-table-cell table:style-name="ce50"/>
          <table:covered-table-cell table:style-name="ce39"/>
          <table:covered-table-cell table:style-name="ce58"/>
          <table:covered-table-cell table:style-name="ce39"/>
          <table:covered-table-cell table:style-name="ce60"/>
          <table:covered-table-cell table:style-name="ce61"/>
          <table:covered-table-cell table:style-name="ce50"/>
          <table:covered-table-cell table:style-name="ce39"/>
          <table:covered-table-cell table:style-name="ce60"/>
          <table:covered-table-cell table:style-name="ce65"/>
          <table:table-cell table:style-name="ce4" table:number-columns-repeated="1005"/>
        </table:table-row>
        <table:table-row table:style-name="ro2">
          <table:table-cell table:style-name="ce4"/>
          <table:table-cell table:style-name="ce8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" calcext:value-type="float">
            <text:p>25</text:p>
          </table:table-cell>
          <table:table-cell table:style-name="ce21" table:number-columns-repeated="4"/>
          <table:table-cell table:style-name="ce40" table:formula="of:=25000*13" office:value-type="float" office:value="325000" calcext:value-type="float">
            <text:p>$325,000</text:p>
          </table:table-cell>
          <table:table-cell table:style-name="ce51" office:value-type="float" office:value="0" calcext:value-type="float">
            <text:p>$0</text:p>
          </table:table-cell>
          <table:table-cell table:style-name="ce51" office:value-type="float" office:value="10000" calcext:value-type="float">
            <text:p>$10,000</text:p>
          </table:table-cell>
          <table:table-cell table:style-name="ce51" office:value-type="float" office:value="0" calcext:value-type="float">
            <text:p>$0</text:p>
          </table:table-cell>
          <table:table-cell table:style-name="ce51" office:value-type="float" office:value="139000" calcext:value-type="float">
            <text:p>$139,000</text:p>
          </table:table-cell>
          <table:table-cell table:style-name="ce51" office:value-type="float" office:value="12000" calcext:value-type="float">
            <text:p>$12,000</text:p>
          </table:table-cell>
          <table:table-cell table:number-columns-repeated="2" table:style-name="ce51" office:value-type="float" office:value="0" calcext:value-type="float">
            <text:p>$0</text:p>
          </table:table-cell>
          <table:table-cell table:style-name="ce51" office:value-type="float" office:value="30000" calcext:value-type="float">
            <text:p>$30,000</text:p>
          </table:table-cell>
          <table:table-cell table:style-name="ce51" office:value-type="float" office:value="0" calcext:value-type="float">
            <text:p>$0</text:p>
          </table:table-cell>
          <table:table-cell table:style-name="ce66" table:formula="of:=[.Q4]-[.R4]" office:value-type="float" office:value="30000" calcext:value-type="float">
            <text:p>$30,000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9"/>
          <table:table-cell table:style-name="ce22" table:formula="of:=[.C4]+1" office:value-type="float" office:value="1" calcext:value-type="float">
            <text:p>1</text:p>
          </table:table-cell>
          <table:table-cell table:style-name="ce22" table:formula="of:=[.D4]+1" office:value-type="float" office:value="26" calcext:value-type="float">
            <text:p>26</text:p>
          </table:table-cell>
          <table:table-cell table:style-name="ce22" table:number-columns-repeated="4"/>
          <table:table-cell table:style-name="ce41" table:formula="of:=28000*13" office:value-type="float" office:value="364000" calcext:value-type="float">
            <text:p>$364,000</text:p>
          </table:table-cell>
          <table:table-cell table:style-name="ce52" office:value-type="float" office:value="0" calcext:value-type="float">
            <text:p>$0</text:p>
          </table:table-cell>
          <table:table-cell table:style-name="ce52" office:value-type="float" office:value="20000" calcext:value-type="float">
            <text:p>$20,000</text:p>
          </table:table-cell>
          <table:table-cell table:style-name="ce52" office:value-type="float" office:value="0" calcext:value-type="float">
            <text:p>$0</text:p>
          </table:table-cell>
          <table:table-cell table:style-name="ce52" office:value-type="float" office:value="250000" calcext:value-type="float">
            <text:p>$250,000</text:p>
          </table:table-cell>
          <table:table-cell table:style-name="ce52" office:value-type="float" office:value="26000" calcext:value-type="float">
            <text:p>$26,000</text:p>
          </table:table-cell>
          <table:table-cell table:number-columns-repeated="2" table:style-name="ce52" office:value-type="float" office:value="0" calcext:value-type="float">
            <text:p>$0</text:p>
          </table:table-cell>
          <table:table-cell table:style-name="ce52" office:value-type="float" office:value="150000" calcext:value-type="float">
            <text:p>$150,000</text:p>
          </table:table-cell>
          <table:table-cell table:style-name="ce52" office:value-type="float" office:value="0" calcext:value-type="float">
            <text:p>$0</text:p>
          </table:table-cell>
          <table:table-cell table:style-name="ce67" table:formula="of:=[.Q5]-[.R5]" office:value-type="float" office:value="150000" calcext:value-type="float">
            <text:p>$150,000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0" office:value-type="string" calcext:value-type="string">
            <text:p>100萬</text:p>
          </table:table-cell>
          <table:table-cell table:style-name="ce23" table:formula="of:=[.C5]+1" office:value-type="float" office:value="2" calcext:value-type="float">
            <text:p>2</text:p>
          </table:table-cell>
          <table:table-cell table:style-name="ce23" table:formula="of:=[.D5]+1" office:value-type="float" office:value="27" calcext:value-type="float">
            <text:p>27</text:p>
          </table:table-cell>
          <table:table-cell table:style-name="ce23" table:number-columns-repeated="4"/>
          <table:table-cell table:style-name="ce42" table:formula="of:=30000*13" office:value-type="float" office:value="390000" calcext:value-type="float">
            <text:p>$390,000</text:p>
          </table:table-cell>
          <table:table-cell table:style-name="ce53" office:value-type="float" office:value="0" calcext:value-type="float">
            <text:p>$0</text:p>
          </table:table-cell>
          <table:table-cell table:style-name="ce53" office:value-type="float" office:value="15000" calcext:value-type="float">
            <text:p>$15,000</text:p>
          </table:table-cell>
          <table:table-cell table:style-name="ce53" office:value-type="float" office:value="0" calcext:value-type="float">
            <text:p>$0</text:p>
          </table:table-cell>
          <table:table-cell table:style-name="ce53" office:value-type="float" office:value="350000" calcext:value-type="float">
            <text:p>$350,000</text:p>
          </table:table-cell>
          <table:table-cell table:style-name="ce53" office:value-type="float" office:value="50000" calcext:value-type="float">
            <text:p>$50,000</text:p>
          </table:table-cell>
          <table:table-cell table:number-columns-repeated="2" table:style-name="ce53" office:value-type="float" office:value="0" calcext:value-type="float">
            <text:p>$0</text:p>
          </table:table-cell>
          <table:table-cell table:style-name="ce53" office:value-type="float" office:value="1000000" calcext:value-type="float">
            <text:p>$1,000,000</text:p>
          </table:table-cell>
          <table:table-cell table:style-name="ce53" office:value-type="float" office:value="0" calcext:value-type="float">
            <text:p>$0</text:p>
          </table:table-cell>
          <table:table-cell table:style-name="ce68" table:formula="of:=[.Q6]-[.R6]" office:value-type="float" office:value="1000000" calcext:value-type="float">
            <text:p>$1,000,000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6" office:value-type="string" calcext:value-type="string" table:number-columns-spanned="1" table:number-rows-spanned="2">
            <text:p>備註</text:p>
          </table:table-cell>
          <table:table-cell table:style-name="ce19" office:value-type="string" calcext:value-type="string" table:number-columns-spanned="1" table:number-rows-spanned="2">
            <text:p>幾年後</text:p>
          </table:table-cell>
          <table:table-cell table:style-name="ce30" office:value-type="string" calcext:value-type="string" table:number-columns-spanned="5" table:number-rows-spanned="1">
            <text:p>年 <text:s text:c="11"/>歲</text:p>
          </table:table-cell>
          <table:covered-table-cell table:number-columns-repeated="4" table:style-name="ce30"/>
          <table:table-cell table:style-name="ce38" office:value-type="string" calcext:value-type="string" table:number-columns-spanned="1" table:number-rows-spanned="2">
            <text:p>自己收入</text:p>
          </table:table-cell>
          <table:table-cell table:style-name="ce49" office:value-type="string" calcext:value-type="string" table:number-columns-spanned="1" table:number-rows-spanned="2">
            <text:p>配偶收入</text:p>
          </table:table-cell>
          <table:table-cell table:style-name="ce38" office:value-type="string" calcext:value-type="string" table:number-columns-spanned="1" table:number-rows-spanned="2">
            <text:p>生活開銷</text:p>
          </table:table-cell>
          <table:table-cell table:style-name="ce57" office:value-type="string" calcext:value-type="string" table:number-columns-spanned="1" table:number-rows-spanned="2">
            <text:p>子女教育費</text:p>
          </table:table-cell>
          <table:table-cell table:style-name="ce38" office:value-type="string" calcext:value-type="string" table:number-columns-spanned="1" table:number-rows-spanned="2">
            <text:p>理財收入</text:p>
          </table:table-cell>
          <table:table-cell table:style-name="ce57" office:value-type="string" calcext:value-type="string" table:number-columns-spanned="1" table:number-rows-spanned="2">
            <text:p>儲蓄額</text:p>
          </table:table-cell>
          <table:table-cell table:style-name="ce38" office:value-type="string" calcext:value-type="string" table:number-columns-spanned="1" table:number-rows-spanned="2">
            <text:p>保險費</text:p>
          </table:table-cell>
          <table:table-cell table:style-name="ce49" office:value-type="string" calcext:value-type="string" table:number-columns-spanned="1" table:number-rows-spanned="2">
            <text:p>貸款</text:p>
          </table:table-cell>
          <table:table-cell table:style-name="ce38" office:value-type="string" calcext:value-type="string" table:number-columns-spanned="1" table:number-rows-spanned="2">
            <text:p>資產總值</text:p>
          </table:table-cell>
          <table:table-cell table:style-name="ce57" office:value-type="string" calcext:value-type="string" table:number-columns-spanned="1" table:number-rows-spanned="2">
            <text:p>負債總值</text:p>
          </table:table-cell>
          <table:table-cell table:style-name="ce64" office:value-type="string" calcext:value-type="string" table:number-columns-spanned="1" table:number-rows-spanned="2">
            <text:p>資產淨值</text:p>
          </table:table-cell>
          <table:table-cell table:style-name="ce4" table:number-columns-repeated="1005"/>
        </table:table-row>
        <table:table-row table:style-name="ro2">
          <table:table-cell table:style-name="ce4"/>
          <table:covered-table-cell table:style-name="ce7"/>
          <table:covered-table-cell table:style-name="ce20"/>
          <table:table-cell table:style-name="ce31" office:value-type="string" calcext:value-type="string">
            <text:p>自己</text:p>
          </table:table-cell>
          <table:table-cell table:style-name="ce32" office:value-type="string" calcext:value-type="string">
            <text:p>配偶</text:p>
          </table:table-cell>
          <table:table-cell table:style-name="ce31" office:value-type="string" calcext:value-type="string">
            <text:p>一子</text:p>
          </table:table-cell>
          <table:table-cell table:style-name="ce32" office:value-type="string" calcext:value-type="string">
            <text:p>二子</text:p>
          </table:table-cell>
          <table:table-cell table:style-name="ce31" office:value-type="string" calcext:value-type="string">
            <text:p>三子</text:p>
          </table:table-cell>
          <table:covered-table-cell table:style-name="ce39"/>
          <table:covered-table-cell table:style-name="ce50"/>
          <table:covered-table-cell table:style-name="ce39"/>
          <table:covered-table-cell table:style-name="ce58"/>
          <table:covered-table-cell table:style-name="ce39"/>
          <table:covered-table-cell table:style-name="ce60"/>
          <table:covered-table-cell table:style-name="ce61"/>
          <table:covered-table-cell table:style-name="ce50"/>
          <table:covered-table-cell table:style-name="ce39"/>
          <table:covered-table-cell table:style-name="ce60"/>
          <table:covered-table-cell table:style-name="ce65"/>
          <table:table-cell table:style-name="ce4" table:number-columns-repeated="1005"/>
        </table:table-row>
        <table:table-row table:style-name="ro2">
          <table:table-cell table:style-name="ce4"/>
          <table:table-cell table:style-name="ce11" office:value-type="string" calcext:value-type="string">
            <text:p>結婚</text:p>
          </table:table-cell>
          <table:table-cell table:style-name="ce24" table:formula="of:=[.C6]+1" office:value-type="float" office:value="3" calcext:value-type="float">
            <text:p>3</text:p>
          </table:table-cell>
          <table:table-cell table:style-name="ce24" table:formula="of:=[.D6]+1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table:number-columns-repeated="3"/>
          <table:table-cell table:style-name="ce43" office:value-type="float" office:value="450000" calcext:value-type="float">
            <text:p>$450,000</text:p>
          </table:table-cell>
          <table:table-cell table:style-name="ce43" office:value-type="float" office:value="360000" calcext:value-type="float">
            <text:p>$360,000</text:p>
          </table:table-cell>
          <table:table-cell table:style-name="ce43" office:value-type="float" office:value="200000" calcext:value-type="float">
            <text:p>$200,000</text:p>
          </table:table-cell>
          <table:table-cell table:style-name="ce43" office:value-type="float" office:value="0" calcext:value-type="float">
            <text:p>$0</text:p>
          </table:table-cell>
          <table:table-cell table:style-name="ce43" office:value-type="float" office:value="450000" calcext:value-type="float">
            <text:p>$450,000</text:p>
          </table:table-cell>
          <table:table-cell table:style-name="ce43" office:value-type="float" office:value="800000" calcext:value-type="float">
            <text:p>$800,000</text:p>
          </table:table-cell>
          <table:table-cell table:number-columns-repeated="2" table:style-name="ce43" office:value-type="float" office:value="0" calcext:value-type="float">
            <text:p>$0</text:p>
          </table:table-cell>
          <table:table-cell table:style-name="ce43" office:value-type="float" office:value="1200000" calcext:value-type="float">
            <text:p>$1,200,000</text:p>
          </table:table-cell>
          <table:table-cell table:style-name="ce43" office:value-type="float" office:value="0" calcext:value-type="float">
            <text:p>$0</text:p>
          </table:table-cell>
          <table:table-cell table:style-name="ce66" table:formula="of:=[.Q9]-[.R9]" office:value-type="float" office:value="1200000" calcext:value-type="float">
            <text:p>$1,200,000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 office:value-type="string" calcext:value-type="string">
            <text:p>買屋</text:p>
          </table:table-cell>
          <table:table-cell table:style-name="ce25" table:formula="of:=[.C9]+1" office:value-type="float" office:value="4" calcext:value-type="float">
            <text:p>4</text:p>
          </table:table-cell>
          <table:table-cell table:style-name="ce25" table:formula="of:=[.D9]+1" office:value-type="float" office:value="29" calcext:value-type="float">
            <text:p>29</text:p>
          </table:table-cell>
          <table:table-cell table:style-name="ce25" table:formula="of:=[.E9]+1" office:value-type="float" office:value="26" calcext:value-type="float">
            <text:p>26</text:p>
          </table:table-cell>
          <table:table-cell table:style-name="ce33" office:value-type="string" calcext:value-type="string">
            <text:p><text:s/></text:p>
          </table:table-cell>
          <table:table-cell table:style-name="ce25" table:number-columns-repeated="2"/>
          <table:table-cell table:style-name="ce44" office:value-type="float" office:value="480000" calcext:value-type="float">
            <text:p>$480,000</text:p>
          </table:table-cell>
          <table:table-cell table:style-name="ce44" office:value-type="float" office:value="370000" calcext:value-type="float">
            <text:p>$370,000</text:p>
          </table:table-cell>
          <table:table-cell table:style-name="ce44" office:value-type="float" office:value="250000" calcext:value-type="float">
            <text:p>$25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M9]*1.12" office:value-type="float" office:value="504000" calcext:value-type="float">
            <text:p>$504,000</text:p>
          </table:table-cell>
          <table:table-cell table:style-name="ce44" office:value-type="float" office:value="1000000" calcext:value-type="float">
            <text:p>$1,000,000</text:p>
          </table:table-cell>
          <table:table-cell table:style-name="ce44"/>
          <table:table-cell table:style-name="ce44" office:value-type="float" office:value="1500000" calcext:value-type="float">
            <text:p>$1,500,000</text:p>
          </table:table-cell>
          <table:table-cell table:style-name="ce44" office:value-type="float" office:value="6500000" calcext:value-type="float">
            <text:p>$6,500,000</text:p>
          </table:table-cell>
          <table:table-cell table:style-name="ce44" table:formula="of:=+[.P10]+100000" office:value-type="float" office:value="1600000" calcext:value-type="float">
            <text:p>$1,600,000</text:p>
          </table:table-cell>
          <table:table-cell table:style-name="ce66" table:formula="of:=[.Q10]-[.R10]" office:value-type="float" office:value="4900000" calcext:value-type="float">
            <text:p>$4,900,000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 office:value-type="string" calcext:value-type="string">
            <text:p>生子</text:p>
          </table:table-cell>
          <table:table-cell table:style-name="ce25" table:formula="of:=[.C10]+1" office:value-type="float" office:value="5" calcext:value-type="float">
            <text:p>5</text:p>
          </table:table-cell>
          <table:table-cell table:style-name="ce25" table:formula="of:=[.D10]+1" office:value-type="float" office:value="30" calcext:value-type="float">
            <text:p>30</text:p>
          </table:table-cell>
          <table:table-cell table:style-name="ce25" table:formula="of:=[.E10]+1" office:value-type="float" office:value="27" calcext:value-type="float">
            <text:p>2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44" office:value-type="float" office:value="520000" calcext:value-type="float">
            <text:p>$520,000</text:p>
          </table:table-cell>
          <table:table-cell table:style-name="ce44" office:value-type="float" office:value="380000" calcext:value-type="float">
            <text:p>$380,000</text:p>
          </table:table-cell>
          <table:table-cell table:style-name="ce44" office:value-type="float" office:value="400000" calcext:value-type="float">
            <text:p>$4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M10]*1.12" office:value-type="float" office:value="564480" calcext:value-type="float">
            <text:p>$564,480</text:p>
          </table:table-cell>
          <table:table-cell table:style-name="ce44" office:value-type="float" office:value="980000" calcext:value-type="float">
            <text:p>$980,000</text:p>
          </table:table-cell>
          <table:table-cell table:style-name="ce44"/>
          <table:table-cell table:style-name="ce44" table:formula="of:=[.P10]-200000" office:value-type="float" office:value="1300000" calcext:value-type="float">
            <text:p>$1,300,000</text:p>
          </table:table-cell>
          <table:table-cell table:style-name="ce44" table:formula="of:=[.Q10]*1.2" office:value-type="float" office:value="7800000" calcext:value-type="float">
            <text:p>$7,800,000</text:p>
          </table:table-cell>
          <table:table-cell table:style-name="ce44" table:formula="of:=[.R10]*0.903" office:value-type="float" office:value="1444800" calcext:value-type="float">
            <text:p>$1,444,800</text:p>
          </table:table-cell>
          <table:table-cell table:style-name="ce66" table:formula="of:=[.Q11]-[.R11]" office:value-type="float" office:value="6355200" calcext:value-type="float">
            <text:p>$6,355,200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11]+1" office:value-type="float" office:value="6" calcext:value-type="float">
            <text:p>6</text:p>
          </table:table-cell>
          <table:table-cell table:style-name="ce25" table:formula="of:=[.D11]+1" office:value-type="float" office:value="31" calcext:value-type="float">
            <text:p>31</text:p>
          </table:table-cell>
          <table:table-cell table:style-name="ce25" table:formula="of:=[.E11]+1" office:value-type="float" office:value="28" calcext:value-type="float">
            <text:p>28</text:p>
          </table:table-cell>
          <table:table-cell table:style-name="ce25" table:formula="of:=[.F11]+1" office:value-type="float" office:value="2" calcext:value-type="float">
            <text:p>2</text:p>
          </table:table-cell>
          <table:table-cell table:style-name="ce33" office:value-type="string" calcext:value-type="string">
            <text:p><text:s/></text:p>
          </table:table-cell>
          <table:table-cell table:style-name="ce25"/>
          <table:table-cell table:style-name="ce44" office:value-type="float" office:value="550000" calcext:value-type="float">
            <text:p>$550,000</text:p>
          </table:table-cell>
          <table:table-cell table:number-columns-repeated="2" table:style-name="ce44" office:value-type="float" office:value="400000" calcext:value-type="float">
            <text:p>$4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M11]*1.12" office:value-type="float" office:value="632217.6" calcext:value-type="float">
            <text:p>$632,218</text:p>
          </table:table-cell>
          <table:table-cell table:style-name="ce44" office:value-type="float" office:value="1150000" calcext:value-type="float">
            <text:p>$1,150,000</text:p>
          </table:table-cell>
          <table:table-cell table:style-name="ce44" office:value-type="float" office:value="100000" calcext:value-type="float">
            <text:p>$100,000</text:p>
          </table:table-cell>
          <table:table-cell table:style-name="ce44" table:formula="of:=[.P11]-200000" office:value-type="float" office:value="1100000" calcext:value-type="float">
            <text:p>$1,100,000</text:p>
          </table:table-cell>
          <table:table-cell table:style-name="ce44" table:formula="of:=[.Q11]*1.2" office:value-type="float" office:value="9360000" calcext:value-type="float">
            <text:p>$9,360,000</text:p>
          </table:table-cell>
          <table:table-cell table:style-name="ce44" table:formula="of:=[.R11]*0.903" office:value-type="float" office:value="1304654.4" calcext:value-type="float">
            <text:p>$1,304,654</text:p>
          </table:table-cell>
          <table:table-cell table:style-name="ce66" table:formula="of:=[.Q12]-[.R12]" office:value-type="float" office:value="8055345.6" calcext:value-type="float">
            <text:p>$8,055,346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 office:value-type="string" calcext:value-type="string">
            <text:p>生子</text:p>
          </table:table-cell>
          <table:table-cell table:style-name="ce25" table:formula="of:=[.C12]+1" office:value-type="float" office:value="7" calcext:value-type="float">
            <text:p>7</text:p>
          </table:table-cell>
          <table:table-cell table:style-name="ce25" table:formula="of:=[.D12]+1" office:value-type="float" office:value="32" calcext:value-type="float">
            <text:p>32</text:p>
          </table:table-cell>
          <table:table-cell table:style-name="ce25" table:formula="of:=[.E12]+1" office:value-type="float" office:value="29" calcext:value-type="float">
            <text:p>29</text:p>
          </table:table-cell>
          <table:table-cell table:style-name="ce25" table:formula="of:=[.F12]+1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4" office:value-type="float" office:value="700000" calcext:value-type="float">
            <text:p>$700,000</text:p>
          </table:table-cell>
          <table:table-cell table:style-name="ce44" office:value-type="float" office:value="400000" calcext:value-type="float">
            <text:p>$400,000</text:p>
          </table:table-cell>
          <table:table-cell table:style-name="ce44" office:value-type="float" office:value="450000" calcext:value-type="float">
            <text:p>$45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30054" calcext:value-type="float">
            <text:p>$630,054</text:p>
          </table:table-cell>
          <table:table-cell table:style-name="ce44" office:value-type="float" office:value="1200000" calcext:value-type="float">
            <text:p>$1,200,000</text:p>
          </table:table-cell>
          <table:table-cell table:style-name="ce44" office:value-type="float" office:value="100000" calcext:value-type="float">
            <text:p>$100,000</text:p>
          </table:table-cell>
          <table:table-cell table:style-name="ce44" table:formula="of:=[.P12]-200000" office:value-type="float" office:value="900000" calcext:value-type="float">
            <text:p>$900,000</text:p>
          </table:table-cell>
          <table:table-cell table:style-name="ce44" table:formula="of:=[.Q12]*1.2" office:value-type="float" office:value="11232000" calcext:value-type="float">
            <text:p>$11,232,000</text:p>
          </table:table-cell>
          <table:table-cell table:style-name="ce44" table:formula="of:=[.R12]*0.903" office:value-type="float" office:value="1178102.9232" calcext:value-type="float">
            <text:p>$1,178,103</text:p>
          </table:table-cell>
          <table:table-cell table:style-name="ce66" table:formula="of:=[.Q13]-[.R13]" office:value-type="float" office:value="10053897.0768" calcext:value-type="float">
            <text:p>$10,053,897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13]+1" office:value-type="float" office:value="8" calcext:value-type="float">
            <text:p>8</text:p>
          </table:table-cell>
          <table:table-cell table:style-name="ce25" table:formula="of:=[.D13]+1" office:value-type="float" office:value="33" calcext:value-type="float">
            <text:p>33</text:p>
          </table:table-cell>
          <table:table-cell table:style-name="ce25" table:formula="of:=[.E13]+1" office:value-type="float" office:value="30" calcext:value-type="float">
            <text:p>30</text:p>
          </table:table-cell>
          <table:table-cell table:style-name="ce25" table:formula="of:=[.F13]+1" office:value-type="float" office:value="4" calcext:value-type="float">
            <text:p>4</text:p>
          </table:table-cell>
          <table:table-cell table:style-name="ce25" table:formula="of:=[.G13]+1" office:value-type="float" office:value="2" calcext:value-type="float">
            <text:p>2</text:p>
          </table:table-cell>
          <table:table-cell table:style-name="ce25"/>
          <table:table-cell table:style-name="ce44" office:value-type="float" office:value="720000" calcext:value-type="float">
            <text:p>$720,000</text:p>
          </table:table-cell>
          <table:table-cell table:style-name="ce44" office:value-type="float" office:value="380000" calcext:value-type="float">
            <text:p>$380,000</text:p>
          </table:table-cell>
          <table:table-cell table:style-name="ce44" office:value-type="float" office:value="450000" calcext:value-type="float">
            <text:p>$45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50000" calcext:value-type="float">
            <text:p>$650,000</text:p>
          </table:table-cell>
          <table:table-cell table:style-name="ce44" office:value-type="float" office:value="1000000" calcext:value-type="float">
            <text:p>$1,000,000</text:p>
          </table:table-cell>
          <table:table-cell table:style-name="ce44" office:value-type="float" office:value="100000" calcext:value-type="float">
            <text:p>$100,000</text:p>
          </table:table-cell>
          <table:table-cell table:style-name="ce44" table:formula="of:=[.P13]-200000" office:value-type="float" office:value="700000" calcext:value-type="float">
            <text:p>$700,000</text:p>
          </table:table-cell>
          <table:table-cell table:style-name="ce44" table:formula="of:=[.Q13]*1.2" office:value-type="float" office:value="13478400" calcext:value-type="float">
            <text:p>$13,478,400</text:p>
          </table:table-cell>
          <table:table-cell table:style-name="ce44" table:formula="of:=[.R13]*0.903" office:value-type="float" office:value="1063826.9396496" calcext:value-type="float">
            <text:p>$1,063,827</text:p>
          </table:table-cell>
          <table:table-cell table:style-name="ce66" table:formula="of:=[.Q14]-[.R14]" office:value-type="float" office:value="12414573.0603504" calcext:value-type="float">
            <text:p>$12,414,573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 office:value-type="string" calcext:value-type="string">
            <text:p>生子</text:p>
          </table:table-cell>
          <table:table-cell table:style-name="ce25" table:formula="of:=[.C14]+1" office:value-type="float" office:value="9" calcext:value-type="float">
            <text:p>9</text:p>
          </table:table-cell>
          <table:table-cell table:style-name="ce25" table:formula="of:=[.D14]+1" office:value-type="float" office:value="34" calcext:value-type="float">
            <text:p>34</text:p>
          </table:table-cell>
          <table:table-cell table:style-name="ce25" table:formula="of:=[.E14]+1" office:value-type="float" office:value="31" calcext:value-type="float">
            <text:p>31</text:p>
          </table:table-cell>
          <table:table-cell table:style-name="ce25" table:formula="of:=[.F14]+1" office:value-type="float" office:value="5" calcext:value-type="float">
            <text:p>5</text:p>
          </table:table-cell>
          <table:table-cell table:style-name="ce25" table:formula="of:=[.G14]+1" office:value-type="float" office:value="3" calcext:value-type="float">
            <text:p>3</text:p>
          </table:table-cell>
          <table:table-cell table:style-name="ce25"/>
          <table:table-cell table:style-name="ce44" office:value-type="float" office:value="800000" calcext:value-type="float">
            <text:p>$800,000</text:p>
          </table:table-cell>
          <table:table-cell table:style-name="ce44" office:value-type="float" office:value="385000" calcext:value-type="float">
            <text:p>$385,000</text:p>
          </table:table-cell>
          <table:table-cell table:style-name="ce44" office:value-type="float" office:value="400000" calcext:value-type="float">
            <text:p>$400,000</text:p>
          </table:table-cell>
          <table:table-cell table:style-name="ce44" office:value-type="float" office:value="60000" calcext:value-type="float">
            <text:p>$60,000</text:p>
          </table:table-cell>
          <table:table-cell table:style-name="ce44" office:value-type="float" office:value="650000" calcext:value-type="float">
            <text:p>$650,000</text:p>
          </table:table-cell>
          <table:table-cell table:style-name="ce44" office:value-type="float" office:value="900000" calcext:value-type="float">
            <text:p>$900,000</text:p>
          </table:table-cell>
          <table:table-cell table:style-name="ce44" office:value-type="float" office:value="120000" calcext:value-type="float">
            <text:p>$120,000</text:p>
          </table:table-cell>
          <table:table-cell table:style-name="ce44" table:formula="of:=[.P14]-200000" office:value-type="float" office:value="500000" calcext:value-type="float">
            <text:p>$500,000</text:p>
          </table:table-cell>
          <table:table-cell table:style-name="ce44" table:formula="of:=[.Q14]*1.2" office:value-type="float" office:value="16174080" calcext:value-type="float">
            <text:p>$16,174,080</text:p>
          </table:table-cell>
          <table:table-cell table:style-name="ce44" table:formula="of:=[.R14]*0.903" office:value-type="float" office:value="960635.726503589" calcext:value-type="float">
            <text:p>$960,636</text:p>
          </table:table-cell>
          <table:table-cell table:style-name="ce66" table:formula="of:=[.Q15]-[.R15]" office:value-type="float" office:value="15213444.2734964" calcext:value-type="float">
            <text:p>$15,213,444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3" office:value-type="string" calcext:value-type="string">
            <text:p>買車</text:p>
          </table:table-cell>
          <table:table-cell table:style-name="ce25" table:formula="of:=[.C15]+1" office:value-type="float" office:value="10" calcext:value-type="float">
            <text:p>10</text:p>
          </table:table-cell>
          <table:table-cell table:style-name="ce25" table:formula="of:=[.D15]+1" office:value-type="float" office:value="35" calcext:value-type="float">
            <text:p>35</text:p>
          </table:table-cell>
          <table:table-cell table:style-name="ce25" table:formula="of:=[.E15]+1" office:value-type="float" office:value="32" calcext:value-type="float">
            <text:p>32</text:p>
          </table:table-cell>
          <table:table-cell table:style-name="ce25" table:formula="of:=[.F15]+1" office:value-type="float" office:value="6" calcext:value-type="float">
            <text:p>6</text:p>
          </table:table-cell>
          <table:table-cell table:style-name="ce25" table:formula="of:=[.G15]+1" office:value-type="float" office:value="4" calcext:value-type="float">
            <text:p>4</text:p>
          </table:table-cell>
          <table:table-cell table:style-name="ce25"/>
          <table:table-cell table:style-name="ce44" office:value-type="float" office:value="800000" calcext:value-type="float">
            <text:p>$800,000</text:p>
          </table:table-cell>
          <table:table-cell table:style-name="ce44" office:value-type="float" office:value="385000" calcext:value-type="float">
            <text:p>$385,000</text:p>
          </table:table-cell>
          <table:table-cell table:style-name="ce44" office:value-type="float" office:value="1000000" calcext:value-type="float">
            <text:p>$1,000,000</text:p>
          </table:table-cell>
          <table:table-cell table:style-name="ce44" office:value-type="float" office:value="120000" calcext:value-type="float">
            <text:p>$120,000</text:p>
          </table:table-cell>
          <table:table-cell table:style-name="ce44" office:value-type="float" office:value="769080" calcext:value-type="float">
            <text:p>$769,080</text:p>
          </table:table-cell>
          <table:table-cell table:style-name="ce44" office:value-type="float" office:value="870000" calcext:value-type="float">
            <text:p>$870,000</text:p>
          </table:table-cell>
          <table:table-cell table:style-name="ce44" office:value-type="float" office:value="100000" calcext:value-type="float">
            <text:p>$100,000</text:p>
          </table:table-cell>
          <table:table-cell table:style-name="ce44" table:formula="of:=[.P15]-200000" office:value-type="float" office:value="300000" calcext:value-type="float">
            <text:p>$300,000</text:p>
          </table:table-cell>
          <table:table-cell table:style-name="ce44" office:value-type="float" office:value="18076543" calcext:value-type="float">
            <text:p>$18,076,543</text:p>
          </table:table-cell>
          <table:table-cell table:style-name="ce44" table:formula="of:=[.R15]*0.903" office:value-type="float" office:value="867454.061032741" calcext:value-type="float">
            <text:p>$867,454</text:p>
          </table:table-cell>
          <table:table-cell table:style-name="ce66" table:formula="of:=[.Q16]-[.R16]" office:value-type="float" office:value="17209088.9389673" calcext:value-type="float">
            <text:p>$17,209,089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 office:value-type="string" calcext:value-type="string">
            <text:p>換屋</text:p>
          </table:table-cell>
          <table:table-cell table:style-name="ce25" table:formula="of:=[.C16]+1" office:value-type="float" office:value="11" calcext:value-type="float">
            <text:p>11</text:p>
          </table:table-cell>
          <table:table-cell table:style-name="ce25" table:formula="of:=[.D16]+1" office:value-type="float" office:value="36" calcext:value-type="float">
            <text:p>36</text:p>
          </table:table-cell>
          <table:table-cell table:style-name="ce25" table:formula="of:=[.E16]+1" office:value-type="float" office:value="33" calcext:value-type="float">
            <text:p>33</text:p>
          </table:table-cell>
          <table:table-cell table:style-name="ce25" table:formula="of:=[.F16]+1" office:value-type="float" office:value="7" calcext:value-type="float">
            <text:p>7</text:p>
          </table:table-cell>
          <table:table-cell table:style-name="ce25" table:formula="of:=[.G16]+1" office:value-type="float" office:value="5" calcext:value-type="float">
            <text:p>5</text:p>
          </table:table-cell>
          <table:table-cell table:style-name="ce25"/>
          <table:table-cell table:style-name="ce44" office:value-type="float" office:value="805000" calcext:value-type="float">
            <text:p>$805,000</text:p>
          </table:table-cell>
          <table:table-cell table:style-name="ce44" office:value-type="float" office:value="390000" calcext:value-type="float">
            <text:p>$390,000</text:p>
          </table:table-cell>
          <table:table-cell table:style-name="ce44" office:value-type="float" office:value="400000" calcext:value-type="float">
            <text:p>$400,000</text:p>
          </table:table-cell>
          <table:table-cell table:style-name="ce44" office:value-type="float" office:value="100000" calcext:value-type="float">
            <text:p>$100,000</text:p>
          </table:table-cell>
          <table:table-cell table:style-name="ce44" office:value-type="float" office:value="554670" calcext:value-type="float">
            <text:p>$554,670</text:p>
          </table:table-cell>
          <table:table-cell table:style-name="ce44" office:value-type="float" office:value="850000" calcext:value-type="float">
            <text:p>$850,000</text:p>
          </table:table-cell>
          <table:table-cell table:style-name="ce44" office:value-type="float" office:value="100000" calcext:value-type="float">
            <text:p>$100,000</text:p>
          </table:table-cell>
          <table:table-cell table:style-name="ce44" office:value-type="float" office:value="2000000" calcext:value-type="float">
            <text:p>$2,000,000</text:p>
          </table:table-cell>
          <table:table-cell table:style-name="ce44" office:value-type="float" office:value="21000000" calcext:value-type="float">
            <text:p>$21,000,000</text:p>
          </table:table-cell>
          <table:table-cell table:style-name="ce44" table:formula="of:=+[.P17]+100000" office:value-type="float" office:value="2100000" calcext:value-type="float">
            <text:p>$2,100,000</text:p>
          </table:table-cell>
          <table:table-cell table:style-name="ce66" table:formula="of:=[.Q17]-[.R17]" office:value-type="float" office:value="18900000" calcext:value-type="float">
            <text:p>$18,900,000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4" office:value-type="string" calcext:value-type="string">
            <text:p><text:s/></text:p>
          </table:table-cell>
          <table:table-cell table:style-name="ce25" table:formula="of:=[.C17]+1" office:value-type="float" office:value="12" calcext:value-type="float">
            <text:p>12</text:p>
          </table:table-cell>
          <table:table-cell table:style-name="ce25" table:formula="of:=[.D17]+1" office:value-type="float" office:value="37" calcext:value-type="float">
            <text:p>37</text:p>
          </table:table-cell>
          <table:table-cell table:style-name="ce25" table:formula="of:=[.E17]+1" office:value-type="float" office:value="34" calcext:value-type="float">
            <text:p>34</text:p>
          </table:table-cell>
          <table:table-cell table:style-name="ce25" table:formula="of:=[.F17]+1" office:value-type="float" office:value="8" calcext:value-type="float">
            <text:p>8</text:p>
          </table:table-cell>
          <table:table-cell table:style-name="ce25" table:formula="of:=[.G17]+1" office:value-type="float" office:value="6" calcext:value-type="float">
            <text:p>6</text:p>
          </table:table-cell>
          <table:table-cell table:style-name="ce25"/>
          <table:table-cell table:style-name="ce44" office:value-type="float" office:value="820000" calcext:value-type="float">
            <text:p>$820,000</text:p>
          </table:table-cell>
          <table:table-cell table:style-name="ce44" office:value-type="float" office:value="390000" calcext:value-type="float">
            <text:p>$390,000</text:p>
          </table:table-cell>
          <table:table-cell table:style-name="ce44" office:value-type="float" office:value="450000" calcext:value-type="float">
            <text:p>$450,000</text:p>
          </table:table-cell>
          <table:table-cell table:style-name="ce44" office:value-type="float" office:value="75000" calcext:value-type="float">
            <text:p>$75,000</text:p>
          </table:table-cell>
          <table:table-cell table:style-name="ce44" office:value-type="float" office:value="555430" calcext:value-type="float">
            <text:p>$555,430</text:p>
          </table:table-cell>
          <table:table-cell table:style-name="ce44" office:value-type="float" office:value="943000" calcext:value-type="float">
            <text:p>$943,000</text:p>
          </table:table-cell>
          <table:table-cell table:style-name="ce44" office:value-type="float" office:value="100000" calcext:value-type="float">
            <text:p>$100,000</text:p>
          </table:table-cell>
          <table:table-cell table:style-name="ce44" table:formula="of:=[.P17]-100000" office:value-type="float" office:value="1900000" calcext:value-type="float">
            <text:p>$1,900,000</text:p>
          </table:table-cell>
          <table:table-cell table:style-name="ce44" table:formula="of:=[.Q17]*1.02" office:value-type="float" office:value="21420000" calcext:value-type="float">
            <text:p>$21,420,000</text:p>
          </table:table-cell>
          <table:table-cell table:style-name="ce44" table:formula="of:=[.R17]*0.903" office:value-type="float" office:value="1896300" calcext:value-type="float">
            <text:p>$1,896,300</text:p>
          </table:table-cell>
          <table:table-cell table:style-name="ce66" table:formula="of:=[.Q18]-[.R18]" office:value-type="float" office:value="19523700" calcext:value-type="float">
            <text:p>$19,523,700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18]+1" office:value-type="float" office:value="13" calcext:value-type="float">
            <text:p>13</text:p>
          </table:table-cell>
          <table:table-cell table:style-name="ce25" table:formula="of:=[.D18]+1" office:value-type="float" office:value="38" calcext:value-type="float">
            <text:p>38</text:p>
          </table:table-cell>
          <table:table-cell table:style-name="ce25" table:formula="of:=[.E18]+1" office:value-type="float" office:value="35" calcext:value-type="float">
            <text:p>35</text:p>
          </table:table-cell>
          <table:table-cell table:style-name="ce25" table:formula="of:=[.F18]+1" office:value-type="float" office:value="9" calcext:value-type="float">
            <text:p>9</text:p>
          </table:table-cell>
          <table:table-cell table:style-name="ce25" table:formula="of:=[.G18]+1" office:value-type="float" office:value="7" calcext:value-type="float">
            <text:p>7</text:p>
          </table:table-cell>
          <table:table-cell table:style-name="ce25"/>
          <table:table-cell table:style-name="ce44" office:value-type="float" office:value="850000" calcext:value-type="float">
            <text:p>$850,000</text:p>
          </table:table-cell>
          <table:table-cell table:style-name="ce44" office:value-type="float" office:value="400000" calcext:value-type="float">
            <text:p>$400,000</text:p>
          </table:table-cell>
          <table:table-cell table:style-name="ce44" table:formula="of:=[.K18]*1.04" office:value-type="float" office:value="468000" calcext:value-type="float">
            <text:p>$468,000</text:p>
          </table:table-cell>
          <table:table-cell table:style-name="ce44" office:value-type="float" office:value="75000" calcext:value-type="float">
            <text:p>$75,000</text:p>
          </table:table-cell>
          <table:table-cell table:style-name="ce44" office:value-type="float" office:value="555430" calcext:value-type="float">
            <text:p>$555,430</text:p>
          </table:table-cell>
          <table:table-cell table:style-name="ce44" office:value-type="float" office:value="760000" calcext:value-type="float">
            <text:p>$760,000</text:p>
          </table:table-cell>
          <table:table-cell table:style-name="ce44" office:value-type="float" office:value="100000" calcext:value-type="float">
            <text:p>$100,000</text:p>
          </table:table-cell>
          <table:table-cell table:style-name="ce44" table:formula="of:=[.P18]-100000" office:value-type="float" office:value="1800000" calcext:value-type="float">
            <text:p>$1,800,000</text:p>
          </table:table-cell>
          <table:table-cell table:style-name="ce44" table:formula="of:=[.Q18]*1.02" office:value-type="float" office:value="21848400" calcext:value-type="float">
            <text:p>$21,848,400</text:p>
          </table:table-cell>
          <table:table-cell table:style-name="ce44" table:formula="of:=[.R18]*0.903" office:value-type="float" office:value="1712358.9" calcext:value-type="float">
            <text:p>$1,712,359</text:p>
          </table:table-cell>
          <table:table-cell table:style-name="ce66" table:formula="of:=[.Q19]-[.R19]" office:value-type="float" office:value="20136041.1" calcext:value-type="float">
            <text:p>$20,136,041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19]+1" office:value-type="float" office:value="14" calcext:value-type="float">
            <text:p>14</text:p>
          </table:table-cell>
          <table:table-cell table:style-name="ce25" table:formula="of:=[.D19]+1" office:value-type="float" office:value="39" calcext:value-type="float">
            <text:p>39</text:p>
          </table:table-cell>
          <table:table-cell table:style-name="ce25" table:formula="of:=[.E19]+1" office:value-type="float" office:value="36" calcext:value-type="float">
            <text:p>36</text:p>
          </table:table-cell>
          <table:table-cell table:style-name="ce25" table:formula="of:=[.F19]+1" office:value-type="float" office:value="10" calcext:value-type="float">
            <text:p>10</text:p>
          </table:table-cell>
          <table:table-cell table:style-name="ce25" table:formula="of:=[.G19]+1" office:value-type="float" office:value="8" calcext:value-type="float">
            <text:p>8</text:p>
          </table:table-cell>
          <table:table-cell table:style-name="ce25"/>
          <table:table-cell table:style-name="ce44" office:value-type="float" office:value="1000000" calcext:value-type="float">
            <text:p>$1,000,000</text:p>
          </table:table-cell>
          <table:table-cell table:style-name="ce44" office:value-type="float" office:value="380000" calcext:value-type="float">
            <text:p>$380,000</text:p>
          </table:table-cell>
          <table:table-cell table:style-name="ce44" table:formula="of:=[.K19]*1.04" office:value-type="float" office:value="486720" calcext:value-type="float">
            <text:p>$486,720</text:p>
          </table:table-cell>
          <table:table-cell table:style-name="ce44" office:value-type="float" office:value="10000" calcext:value-type="float">
            <text:p>$10,000</text:p>
          </table:table-cell>
          <table:table-cell table:style-name="ce44" office:value-type="float" office:value="555430" calcext:value-type="float">
            <text:p>$555,430</text:p>
          </table:table-cell>
          <table:table-cell table:style-name="ce44" office:value-type="float" office:value="654300" calcext:value-type="float">
            <text:p>$654,3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19]-100000" office:value-type="float" office:value="1700000" calcext:value-type="float">
            <text:p>$1,700,000</text:p>
          </table:table-cell>
          <table:table-cell table:style-name="ce44" table:formula="of:=[.Q19]*1.02" office:value-type="float" office:value="22285368" calcext:value-type="float">
            <text:p>$22,285,368</text:p>
          </table:table-cell>
          <table:table-cell table:style-name="ce44" table:formula="of:=[.R19]*0.903" office:value-type="float" office:value="1546260.0867" calcext:value-type="float">
            <text:p>$1,546,260</text:p>
          </table:table-cell>
          <table:table-cell table:style-name="ce66" table:formula="of:=[.Q20]-[.R20]" office:value-type="float" office:value="20739107.9133" calcext:value-type="float">
            <text:p>$20,739,108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 office:value-type="string" calcext:value-type="string">
            <text:p>創業</text:p>
          </table:table-cell>
          <table:table-cell table:style-name="ce25" table:formula="of:=[.C20]+1" office:value-type="float" office:value="15" calcext:value-type="float">
            <text:p>15</text:p>
          </table:table-cell>
          <table:table-cell table:style-name="ce25" table:formula="of:=[.D20]+1" office:value-type="float" office:value="40" calcext:value-type="float">
            <text:p>40</text:p>
          </table:table-cell>
          <table:table-cell table:style-name="ce25" table:formula="of:=[.E20]+1" office:value-type="float" office:value="37" calcext:value-type="float">
            <text:p>37</text:p>
          </table:table-cell>
          <table:table-cell table:style-name="ce25" table:formula="of:=[.F20]+1" office:value-type="float" office:value="11" calcext:value-type="float">
            <text:p>11</text:p>
          </table:table-cell>
          <table:table-cell table:style-name="ce25" table:formula="of:=[.G20]+1" office:value-type="float" office:value="9" calcext:value-type="float">
            <text:p>9</text:p>
          </table:table-cell>
          <table:table-cell table:style-name="ce25"/>
          <table:table-cell table:style-name="ce44" office:value-type="float" office:value="700000" calcext:value-type="float">
            <text:p>$700,000</text:p>
          </table:table-cell>
          <table:table-cell table:style-name="ce44" office:value-type="float" office:value="140000" calcext:value-type="float">
            <text:p>$140,000</text:p>
          </table:table-cell>
          <table:table-cell table:style-name="ce44" table:formula="of:=[.K20]*1.04" office:value-type="float" office:value="506188.8" calcext:value-type="float">
            <text:p>$506,189</text:p>
          </table:table-cell>
          <table:table-cell table:style-name="ce44" table:formula="of:=[.L20]*1.05" office:value-type="float" office:value="10500" calcext:value-type="float">
            <text:p>$10,500</text:p>
          </table:table-cell>
          <table:table-cell table:style-name="ce44" office:value-type="float" office:value="555430" calcext:value-type="float">
            <text:p>$555,430</text:p>
          </table:table-cell>
          <table:table-cell table:style-name="ce44" office:value-type="float" office:value="250000" calcext:value-type="float">
            <text:p>$25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20]-100000" office:value-type="float" office:value="1600000" calcext:value-type="float">
            <text:p>$1,600,000</text:p>
          </table:table-cell>
          <table:table-cell table:style-name="ce44" table:formula="of:=[.Q20]*1.02" office:value-type="float" office:value="22731075.36" calcext:value-type="float">
            <text:p>$22,731,075</text:p>
          </table:table-cell>
          <table:table-cell table:style-name="ce44" table:formula="of:=[.R20]*0.903" office:value-type="float" office:value="1396272.8582901" calcext:value-type="float">
            <text:p>$1,396,273</text:p>
          </table:table-cell>
          <table:table-cell table:style-name="ce66" table:formula="of:=[.Q21]-[.R21]" office:value-type="float" office:value="21334802.5017099" calcext:value-type="float">
            <text:p>$21,334,803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21]+1" office:value-type="float" office:value="16" calcext:value-type="float">
            <text:p>16</text:p>
          </table:table-cell>
          <table:table-cell table:style-name="ce25" table:formula="of:=[.D21]+1" office:value-type="float" office:value="41" calcext:value-type="float">
            <text:p>41</text:p>
          </table:table-cell>
          <table:table-cell table:style-name="ce25" table:formula="of:=[.E21]+1" office:value-type="float" office:value="38" calcext:value-type="float">
            <text:p>38</text:p>
          </table:table-cell>
          <table:table-cell table:style-name="ce25" table:formula="of:=[.F21]+1" office:value-type="float" office:value="12" calcext:value-type="float">
            <text:p>12</text:p>
          </table:table-cell>
          <table:table-cell table:style-name="ce25" table:formula="of:=[.G21]+1" office:value-type="float" office:value="10" calcext:value-type="float">
            <text:p>10</text:p>
          </table:table-cell>
          <table:table-cell table:style-name="ce25"/>
          <table:table-cell table:style-name="ce44" office:value-type="float" office:value="900000" calcext:value-type="float">
            <text:p>$9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21]*1.04" office:value-type="float" office:value="526436.352" calcext:value-type="float">
            <text:p>$526,436</text:p>
          </table:table-cell>
          <table:table-cell table:style-name="ce44" table:formula="of:=[.L21]*1.05" office:value-type="float" office:value="11025" calcext:value-type="float">
            <text:p>$11,025</text:p>
          </table:table-cell>
          <table:table-cell table:style-name="ce44" office:value-type="float" office:value="555430" calcext:value-type="float">
            <text:p>$555,430</text:p>
          </table:table-cell>
          <table:table-cell table:style-name="ce44" office:value-type="float" office:value="250000" calcext:value-type="float">
            <text:p>$25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21]-100000" office:value-type="float" office:value="1500000" calcext:value-type="float">
            <text:p>$1,500,000</text:p>
          </table:table-cell>
          <table:table-cell table:style-name="ce44" table:formula="of:=[.Q21]*1.02" office:value-type="float" office:value="23185696.8672" calcext:value-type="float">
            <text:p>$23,185,697</text:p>
          </table:table-cell>
          <table:table-cell table:style-name="ce44" table:formula="of:=[.R21]*0.903" office:value-type="float" office:value="1260834.39103596" calcext:value-type="float">
            <text:p>$1,260,834</text:p>
          </table:table-cell>
          <table:table-cell table:style-name="ce66" table:formula="of:=[.Q22]-[.R22]" office:value-type="float" office:value="21924862.476164" calcext:value-type="float">
            <text:p>$21,924,862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 office:value-type="string" calcext:value-type="string">
            <text:p>換車</text:p>
          </table:table-cell>
          <table:table-cell table:style-name="ce25" table:formula="of:=[.C22]+1" office:value-type="float" office:value="17" calcext:value-type="float">
            <text:p>17</text:p>
          </table:table-cell>
          <table:table-cell table:style-name="ce25" table:formula="of:=[.D22]+1" office:value-type="float" office:value="42" calcext:value-type="float">
            <text:p>42</text:p>
          </table:table-cell>
          <table:table-cell table:style-name="ce25" table:formula="of:=[.E22]+1" office:value-type="float" office:value="39" calcext:value-type="float">
            <text:p>39</text:p>
          </table:table-cell>
          <table:table-cell table:style-name="ce25" table:formula="of:=[.F22]+1" office:value-type="float" office:value="13" calcext:value-type="float">
            <text:p>13</text:p>
          </table:table-cell>
          <table:table-cell table:style-name="ce25" table:formula="of:=[.G22]+1" office:value-type="float" office:value="11" calcext:value-type="float">
            <text:p>11</text:p>
          </table:table-cell>
          <table:table-cell table:style-name="ce25"/>
          <table:table-cell table:style-name="ce44" office:value-type="float" office:value="950000" calcext:value-type="float">
            <text:p>$95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1200000" calcext:value-type="float">
            <text:p>$1,200,000</text:p>
          </table:table-cell>
          <table:table-cell table:style-name="ce44" table:formula="of:=[.L22]*1.05" office:value-type="float" office:value="11576.25" calcext:value-type="float">
            <text:p>$11,576</text:p>
          </table:table-cell>
          <table:table-cell table:style-name="ce44" office:value-type="float" office:value="555430" calcext:value-type="float">
            <text:p>$555,430</text:p>
          </table:table-cell>
          <table:table-cell table:style-name="ce44" office:value-type="float" office:value="250000" calcext:value-type="float">
            <text:p>$25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22]-100000" office:value-type="float" office:value="1400000" calcext:value-type="float">
            <text:p>$1,400,000</text:p>
          </table:table-cell>
          <table:table-cell table:style-name="ce44" table:formula="of:=[.Q22]*1.02" office:value-type="float" office:value="23649410.804544" calcext:value-type="float">
            <text:p>$23,649,411</text:p>
          </table:table-cell>
          <table:table-cell table:style-name="ce44" table:formula="of:=[.R22]*0.903" office:value-type="float" office:value="1138533.45510547" calcext:value-type="float">
            <text:p>$1,138,533</text:p>
          </table:table-cell>
          <table:table-cell table:style-name="ce66" table:formula="of:=[.Q23]-[.R23]" office:value-type="float" office:value="22510877.3494385" calcext:value-type="float">
            <text:p>$22,510,877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23]+1" office:value-type="float" office:value="18" calcext:value-type="float">
            <text:p>18</text:p>
          </table:table-cell>
          <table:table-cell table:style-name="ce25" table:formula="of:=[.D23]+1" office:value-type="float" office:value="43" calcext:value-type="float">
            <text:p>43</text:p>
          </table:table-cell>
          <table:table-cell table:style-name="ce25" table:formula="of:=[.E23]+1" office:value-type="float" office:value="40" calcext:value-type="float">
            <text:p>40</text:p>
          </table:table-cell>
          <table:table-cell table:style-name="ce25" table:formula="of:=[.F23]+1" office:value-type="float" office:value="14" calcext:value-type="float">
            <text:p>14</text:p>
          </table:table-cell>
          <table:table-cell table:style-name="ce25" table:formula="of:=[.G23]+1" office:value-type="float" office:value="12" calcext:value-type="float">
            <text:p>12</text:p>
          </table:table-cell>
          <table:table-cell table:style-name="ce25"/>
          <table:table-cell table:style-name="ce44" office:value-type="float" office:value="1200000" calcext:value-type="float">
            <text:p>$1,2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22]*1.04" office:value-type="float" office:value="547493.80608" calcext:value-type="float">
            <text:p>$547,494</text:p>
          </table:table-cell>
          <table:table-cell table:style-name="ce44" table:formula="of:=[.L23]*1.05" office:value-type="float" office:value="12155.0625" calcext:value-type="float">
            <text:p>$12,155</text:p>
          </table:table-cell>
          <table:table-cell table:style-name="ce44" office:value-type="float" office:value="555430" calcext:value-type="float">
            <text:p>$555,430</text:p>
          </table:table-cell>
          <table:table-cell table:style-name="ce44" office:value-type="float" office:value="250000" calcext:value-type="float">
            <text:p>$25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23]-100000" office:value-type="float" office:value="1300000" calcext:value-type="float">
            <text:p>$1,300,000</text:p>
          </table:table-cell>
          <table:table-cell table:style-name="ce44" table:formula="of:=[.Q23]*1.02" office:value-type="float" office:value="24122399.0206349" calcext:value-type="float">
            <text:p>$24,122,399</text:p>
          </table:table-cell>
          <table:table-cell table:style-name="ce44" table:formula="of:=[.R23]*0.903" office:value-type="float" office:value="1028095.70996024" calcext:value-type="float">
            <text:p>$1,028,096</text:p>
          </table:table-cell>
          <table:table-cell table:style-name="ce66" table:formula="of:=[.Q24]-[.R24]" office:value-type="float" office:value="23094303.3106746" calcext:value-type="float">
            <text:p>$23,094,303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24]+1" office:value-type="float" office:value="19" calcext:value-type="float">
            <text:p>19</text:p>
          </table:table-cell>
          <table:table-cell table:style-name="ce25" table:formula="of:=[.D24]+1" office:value-type="float" office:value="44" calcext:value-type="float">
            <text:p>44</text:p>
          </table:table-cell>
          <table:table-cell table:style-name="ce25" table:formula="of:=[.E24]+1" office:value-type="float" office:value="41" calcext:value-type="float">
            <text:p>41</text:p>
          </table:table-cell>
          <table:table-cell table:style-name="ce25" table:formula="of:=[.F24]+1" office:value-type="float" office:value="15" calcext:value-type="float">
            <text:p>15</text:p>
          </table:table-cell>
          <table:table-cell table:style-name="ce25" table:formula="of:=[.G24]+1" office:value-type="float" office:value="13" calcext:value-type="float">
            <text:p>13</text:p>
          </table:table-cell>
          <table:table-cell table:style-name="ce25"/>
          <table:table-cell table:style-name="ce44" office:value-type="float" office:value="1300000" calcext:value-type="float">
            <text:p>$1,3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24]*1.04" office:value-type="float" office:value="569393.5583232" calcext:value-type="float">
            <text:p>$569,394</text:p>
          </table:table-cell>
          <table:table-cell table:style-name="ce44" table:formula="of:=[.L24]*1.05" office:value-type="float" office:value="12762.815625" calcext:value-type="float">
            <text:p>$12,763</text:p>
          </table:table-cell>
          <table:table-cell table:style-name="ce44" office:value-type="float" office:value="555430" calcext:value-type="float">
            <text:p>$555,430</text:p>
          </table:table-cell>
          <table:table-cell table:style-name="ce44" office:value-type="float" office:value="250000" calcext:value-type="float">
            <text:p>$25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24]-100000" office:value-type="float" office:value="1200000" calcext:value-type="float">
            <text:p>$1,200,000</text:p>
          </table:table-cell>
          <table:table-cell table:style-name="ce44" table:formula="of:=[.Q24]*1.02" office:value-type="float" office:value="24604847.0010476" calcext:value-type="float">
            <text:p>$24,604,847</text:p>
          </table:table-cell>
          <table:table-cell table:style-name="ce44" table:formula="of:=[.R24]*0.903" office:value-type="float" office:value="928370.426094098" calcext:value-type="float">
            <text:p>$928,370</text:p>
          </table:table-cell>
          <table:table-cell table:style-name="ce66" table:formula="of:=[.Q25]-[.R25]" office:value-type="float" office:value="23676476.5749535" calcext:value-type="float">
            <text:p>$23,676,477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25]+1" office:value-type="float" office:value="20" calcext:value-type="float">
            <text:p>20</text:p>
          </table:table-cell>
          <table:table-cell table:style-name="ce25" table:formula="of:=[.D25]+1" office:value-type="float" office:value="45" calcext:value-type="float">
            <text:p>45</text:p>
          </table:table-cell>
          <table:table-cell table:style-name="ce25" table:formula="of:=[.E25]+1" office:value-type="float" office:value="42" calcext:value-type="float">
            <text:p>42</text:p>
          </table:table-cell>
          <table:table-cell table:style-name="ce25" table:formula="of:=[.F25]+1" office:value-type="float" office:value="16" calcext:value-type="float">
            <text:p>16</text:p>
          </table:table-cell>
          <table:table-cell table:style-name="ce25" table:formula="of:=[.G25]+1" office:value-type="float" office:value="14" calcext:value-type="float">
            <text:p>14</text:p>
          </table:table-cell>
          <table:table-cell table:style-name="ce25"/>
          <table:table-cell table:style-name="ce44" office:value-type="float" office:value="1000000" calcext:value-type="float">
            <text:p>$1,0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25]*1.04" office:value-type="float" office:value="592169.300656128" calcext:value-type="float">
            <text:p>$592,169</text:p>
          </table:table-cell>
          <table:table-cell table:style-name="ce44" office:value-type="float" office:value="20000" calcext:value-type="float">
            <text:p>$20,00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300000" calcext:value-type="float">
            <text:p>$3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25]-100000" office:value-type="float" office:value="1100000" calcext:value-type="float">
            <text:p>$1,100,000</text:p>
          </table:table-cell>
          <table:table-cell table:style-name="ce44" table:formula="of:=[.Q25]*1.02" office:value-type="float" office:value="25096943.9410685" calcext:value-type="float">
            <text:p>$25,096,944</text:p>
          </table:table-cell>
          <table:table-cell table:style-name="ce44" table:formula="of:=[.R25]*0.903" office:value-type="float" office:value="838318.494762971" calcext:value-type="float">
            <text:p>$838,318</text:p>
          </table:table-cell>
          <table:table-cell table:style-name="ce66" table:formula="of:=[.Q26]-[.R26]" office:value-type="float" office:value="24258625.4463056" calcext:value-type="float">
            <text:p>$24,258,625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26]+1" office:value-type="float" office:value="21" calcext:value-type="float">
            <text:p>21</text:p>
          </table:table-cell>
          <table:table-cell table:style-name="ce25" table:formula="of:=[.D26]+1" office:value-type="float" office:value="46" calcext:value-type="float">
            <text:p>46</text:p>
          </table:table-cell>
          <table:table-cell table:style-name="ce25" table:formula="of:=[.E26]+1" office:value-type="float" office:value="43" calcext:value-type="float">
            <text:p>43</text:p>
          </table:table-cell>
          <table:table-cell table:style-name="ce25" table:formula="of:=[.F26]+1" office:value-type="float" office:value="17" calcext:value-type="float">
            <text:p>17</text:p>
          </table:table-cell>
          <table:table-cell table:style-name="ce25" table:formula="of:=[.G26]+1" office:value-type="float" office:value="15" calcext:value-type="float">
            <text:p>15</text:p>
          </table:table-cell>
          <table:table-cell table:style-name="ce25"/>
          <table:table-cell table:style-name="ce44" office:value-type="float" office:value="2000000" calcext:value-type="float">
            <text:p>$2,0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26]*1.04" office:value-type="float" office:value="615856.072682373" calcext:value-type="float">
            <text:p>$615,856</text:p>
          </table:table-cell>
          <table:table-cell table:style-name="ce44" office:value-type="float" office:value="21000" calcext:value-type="float">
            <text:p>$21,00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350000" calcext:value-type="float">
            <text:p>$35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26]-100000" office:value-type="float" office:value="1000000" calcext:value-type="float">
            <text:p>$1,000,000</text:p>
          </table:table-cell>
          <table:table-cell table:style-name="ce44" table:formula="of:=[.Q26]*1.02" office:value-type="float" office:value="25598882.8198899" calcext:value-type="float">
            <text:p>$25,598,883</text:p>
          </table:table-cell>
          <table:table-cell table:style-name="ce44" table:formula="of:=[.R26]*0.903" office:value-type="float" office:value="757001.600770962" calcext:value-type="float">
            <text:p>$757,002</text:p>
          </table:table-cell>
          <table:table-cell table:style-name="ce66" table:formula="of:=[.Q27]-[.R27]" office:value-type="float" office:value="24841881.2191189" calcext:value-type="float">
            <text:p>$24,841,881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27]+1" office:value-type="float" office:value="22" calcext:value-type="float">
            <text:p>22</text:p>
          </table:table-cell>
          <table:table-cell table:style-name="ce25" table:formula="of:=[.D27]+1" office:value-type="float" office:value="47" calcext:value-type="float">
            <text:p>47</text:p>
          </table:table-cell>
          <table:table-cell table:style-name="ce25" table:formula="of:=[.E27]+1" office:value-type="float" office:value="44" calcext:value-type="float">
            <text:p>44</text:p>
          </table:table-cell>
          <table:table-cell table:style-name="ce25" table:formula="of:=[.F27]+1" office:value-type="float" office:value="18" calcext:value-type="float">
            <text:p>18</text:p>
          </table:table-cell>
          <table:table-cell table:style-name="ce25" table:formula="of:=[.G27]+1" office:value-type="float" office:value="16" calcext:value-type="float">
            <text:p>16</text:p>
          </table:table-cell>
          <table:table-cell table:style-name="ce25"/>
          <table:table-cell table:style-name="ce44" office:value-type="float" office:value="1500000" calcext:value-type="float">
            <text:p>$1,5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27]*1.04" office:value-type="float" office:value="640490.315589668" calcext:value-type="float">
            <text:p>$640,490</text:p>
          </table:table-cell>
          <table:table-cell table:style-name="ce44" office:value-type="float" office:value="80000" calcext:value-type="float">
            <text:p>$80,00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400000" calcext:value-type="float">
            <text:p>$4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27]-100000" office:value-type="float" office:value="900000" calcext:value-type="float">
            <text:p>$900,000</text:p>
          </table:table-cell>
          <table:table-cell table:style-name="ce44" table:formula="of:=[.Q27]*1.02" office:value-type="float" office:value="26110860.4762877" calcext:value-type="float">
            <text:p>$26,110,860</text:p>
          </table:table-cell>
          <table:table-cell table:style-name="ce44" table:formula="of:=[.R27]*0.903" office:value-type="float" office:value="683572.445496179" calcext:value-type="float">
            <text:p>$683,572</text:p>
          </table:table-cell>
          <table:table-cell table:style-name="ce66" table:formula="of:=[.Q28]-[.R28]" office:value-type="float" office:value="25427288.0307915" calcext:value-type="float">
            <text:p>$25,427,288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28]+1" office:value-type="float" office:value="23" calcext:value-type="float">
            <text:p>23</text:p>
          </table:table-cell>
          <table:table-cell table:style-name="ce25" table:formula="of:=[.D28]+1" office:value-type="float" office:value="48" calcext:value-type="float">
            <text:p>48</text:p>
          </table:table-cell>
          <table:table-cell table:style-name="ce25" table:formula="of:=[.E28]+1" office:value-type="float" office:value="45" calcext:value-type="float">
            <text:p>45</text:p>
          </table:table-cell>
          <table:table-cell table:style-name="ce25" table:formula="of:=[.F28]+1" office:value-type="float" office:value="19" calcext:value-type="float">
            <text:p>19</text:p>
          </table:table-cell>
          <table:table-cell table:style-name="ce25" table:formula="of:=[.G28]+1" office:value-type="float" office:value="17" calcext:value-type="float">
            <text:p>17</text:p>
          </table:table-cell>
          <table:table-cell table:style-name="ce25"/>
          <table:table-cell table:style-name="ce44" office:value-type="float" office:value="1050000" calcext:value-type="float">
            <text:p>$1,05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28]*1.04" office:value-type="float" office:value="666109.928213255" calcext:value-type="float">
            <text:p>$666,110</text:p>
          </table:table-cell>
          <table:table-cell table:style-name="ce44" table:formula="of:=[.L28]*1.05" office:value-type="float" office:value="84000" calcext:value-type="float">
            <text:p>$84,00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300000" calcext:value-type="float">
            <text:p>$3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28]-100000" office:value-type="float" office:value="800000" calcext:value-type="float">
            <text:p>$800,000</text:p>
          </table:table-cell>
          <table:table-cell table:style-name="ce44" table:formula="of:=[.Q28]*1.02" office:value-type="float" office:value="26633077.6858134" calcext:value-type="float">
            <text:p>$26,633,078</text:p>
          </table:table-cell>
          <table:table-cell table:style-name="ce44" table:formula="of:=[.R28]*0.903" office:value-type="float" office:value="617265.91828305" calcext:value-type="float">
            <text:p>$617,266</text:p>
          </table:table-cell>
          <table:table-cell table:style-name="ce66" table:formula="of:=[.Q29]-[.R29]" office:value-type="float" office:value="26015811.7675304" calcext:value-type="float">
            <text:p>$26,015,812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29]+1" office:value-type="float" office:value="24" calcext:value-type="float">
            <text:p>24</text:p>
          </table:table-cell>
          <table:table-cell table:style-name="ce25" table:formula="of:=[.D29]+1" office:value-type="float" office:value="49" calcext:value-type="float">
            <text:p>49</text:p>
          </table:table-cell>
          <table:table-cell table:style-name="ce25" table:formula="of:=[.E29]+1" office:value-type="float" office:value="46" calcext:value-type="float">
            <text:p>46</text:p>
          </table:table-cell>
          <table:table-cell table:style-name="ce25" table:formula="of:=[.F29]+1" office:value-type="float" office:value="20" calcext:value-type="float">
            <text:p>20</text:p>
          </table:table-cell>
          <table:table-cell table:style-name="ce25" table:formula="of:=[.G29]+1" office:value-type="float" office:value="18" calcext:value-type="float">
            <text:p>18</text:p>
          </table:table-cell>
          <table:table-cell table:style-name="ce25"/>
          <table:table-cell table:style-name="ce44" office:value-type="float" office:value="650000" calcext:value-type="float">
            <text:p>$65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29]*1.04" office:value-type="float" office:value="692754.325341785" calcext:value-type="float">
            <text:p>$692,754</text:p>
          </table:table-cell>
          <table:table-cell table:style-name="ce44" table:formula="of:=[.L29]*1.05" office:value-type="float" office:value="88200" calcext:value-type="float">
            <text:p>$88,20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389000" calcext:value-type="float">
            <text:p>$389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29]-100000" office:value-type="float" office:value="700000" calcext:value-type="float">
            <text:p>$700,000</text:p>
          </table:table-cell>
          <table:table-cell table:style-name="ce44" table:formula="of:=[.Q29]*1.02" office:value-type="float" office:value="27165739.2395297" calcext:value-type="float">
            <text:p>$27,165,739</text:p>
          </table:table-cell>
          <table:table-cell table:style-name="ce44" table:formula="of:=[.R29]*0.903" office:value-type="float" office:value="557391.124209594" calcext:value-type="float">
            <text:p>$557,391</text:p>
          </table:table-cell>
          <table:table-cell table:style-name="ce66" table:formula="of:=[.Q30]-[.R30]" office:value-type="float" office:value="26608348.1153201" calcext:value-type="float">
            <text:p>$26,608,348</text:p>
          </table:table-cell>
          <table:table-cell table:style-name="ce4" table:number-columns-repeated="1005"/>
        </table:table-row>
        <table:table-row table:style-name="ro2">
          <table:table-cell/>
          <table:table-cell table:style-name="ce12"/>
          <table:table-cell table:style-name="ce25" table:formula="of:=[.C30]+1" office:value-type="float" office:value="25" calcext:value-type="float">
            <text:p>25</text:p>
          </table:table-cell>
          <table:table-cell table:style-name="ce25" table:formula="of:=[.D30]+1" office:value-type="float" office:value="50" calcext:value-type="float">
            <text:p>50</text:p>
          </table:table-cell>
          <table:table-cell table:style-name="ce25" table:formula="of:=[.E30]+1" office:value-type="float" office:value="47" calcext:value-type="float">
            <text:p>47</text:p>
          </table:table-cell>
          <table:table-cell table:style-name="ce25" table:formula="of:=[.F30]+1" office:value-type="float" office:value="21" calcext:value-type="float">
            <text:p>21</text:p>
          </table:table-cell>
          <table:table-cell table:style-name="ce25" table:formula="of:=[.G30]+1" office:value-type="float" office:value="19" calcext:value-type="float">
            <text:p>19</text:p>
          </table:table-cell>
          <table:table-cell table:style-name="ce25"/>
          <table:table-cell table:style-name="ce44" office:value-type="float" office:value="850000" calcext:value-type="float">
            <text:p>$85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30]*1.04" office:value-type="float" office:value="720464.498355457" calcext:value-type="float">
            <text:p>$720,464</text:p>
          </table:table-cell>
          <table:table-cell table:style-name="ce44" office:value-type="float" office:value="120000" calcext:value-type="float">
            <text:p>$120,00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432000" calcext:value-type="float">
            <text:p>$432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30]-100000" office:value-type="float" office:value="600000" calcext:value-type="float">
            <text:p>$600,000</text:p>
          </table:table-cell>
          <table:table-cell table:style-name="ce44" table:formula="of:=[.Q30]*1.02" office:value-type="float" office:value="27709054.0243203" calcext:value-type="float">
            <text:p>$27,709,054</text:p>
          </table:table-cell>
          <table:table-cell table:style-name="ce44" table:formula="of:=[.R30]*0.903" office:value-type="float" office:value="503324.185161263" calcext:value-type="float">
            <text:p>$503,324</text:p>
          </table:table-cell>
          <table:table-cell table:style-name="ce66" table:formula="of:=[.Q31]-[.R31]" office:value-type="float" office:value="27205729.839159" calcext:value-type="float">
            <text:p>$27,205,730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31]+1" office:value-type="float" office:value="26" calcext:value-type="float">
            <text:p>26</text:p>
          </table:table-cell>
          <table:table-cell table:style-name="ce25" table:formula="of:=[.D31]+1" office:value-type="float" office:value="51" calcext:value-type="float">
            <text:p>51</text:p>
          </table:table-cell>
          <table:table-cell table:style-name="ce25" table:formula="of:=[.E31]+1" office:value-type="float" office:value="48" calcext:value-type="float">
            <text:p>48</text:p>
          </table:table-cell>
          <table:table-cell table:style-name="ce25" table:formula="of:=[.F31]+1" office:value-type="float" office:value="22" calcext:value-type="float">
            <text:p>22</text:p>
          </table:table-cell>
          <table:table-cell table:style-name="ce25" table:formula="of:=[.G31]+1" office:value-type="float" office:value="20" calcext:value-type="float">
            <text:p>20</text:p>
          </table:table-cell>
          <table:table-cell table:style-name="ce25"/>
          <table:table-cell table:style-name="ce44" office:value-type="float" office:value="950000" calcext:value-type="float">
            <text:p>$95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31]*1.04" office:value-type="float" office:value="749283.078289675" calcext:value-type="float">
            <text:p>$749,283</text:p>
          </table:table-cell>
          <table:table-cell table:style-name="ce44" table:formula="of:=[.L31]*1.05" office:value-type="float" office:value="126000" calcext:value-type="float">
            <text:p>$126,00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31]-100000" office:value-type="float" office:value="500000" calcext:value-type="float">
            <text:p>$500,000</text:p>
          </table:table-cell>
          <table:table-cell table:style-name="ce44" table:formula="of:=[.Q31]*1.02" office:value-type="float" office:value="28263235.1048067" calcext:value-type="float">
            <text:p>$28,263,235</text:p>
          </table:table-cell>
          <table:table-cell table:style-name="ce44" table:formula="of:=[.R31]*0.903" office:value-type="float" office:value="454501.739200621" calcext:value-type="float">
            <text:p>$454,502</text:p>
          </table:table-cell>
          <table:table-cell table:style-name="ce66" table:formula="of:=[.Q32]-[.R32]" office:value-type="float" office:value="27808733.3656061" calcext:value-type="float">
            <text:p>$27,808,733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32]+1" office:value-type="float" office:value="27" calcext:value-type="float">
            <text:p>27</text:p>
          </table:table-cell>
          <table:table-cell table:style-name="ce25" table:formula="of:=[.D32]+1" office:value-type="float" office:value="52" calcext:value-type="float">
            <text:p>52</text:p>
          </table:table-cell>
          <table:table-cell table:style-name="ce25" table:formula="of:=[.E32]+1" office:value-type="float" office:value="49" calcext:value-type="float">
            <text:p>49</text:p>
          </table:table-cell>
          <table:table-cell table:style-name="ce25" table:formula="of:=[.F32]+1" office:value-type="float" office:value="23" calcext:value-type="float">
            <text:p>23</text:p>
          </table:table-cell>
          <table:table-cell table:style-name="ce25" table:formula="of:=[.G32]+1" office:value-type="float" office:value="21" calcext:value-type="float">
            <text:p>21</text:p>
          </table:table-cell>
          <table:table-cell table:style-name="ce25"/>
          <table:table-cell table:style-name="ce44" office:value-type="float" office:value="875000" calcext:value-type="float">
            <text:p>$875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32]*1.04" office:value-type="float" office:value="779254.401421262" calcext:value-type="float">
            <text:p>$779,254</text:p>
          </table:table-cell>
          <table:table-cell table:style-name="ce44" table:formula="of:=[.L32]*1.05" office:value-type="float" office:value="132300" calcext:value-type="float">
            <text:p>$132,30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32]-100000" office:value-type="float" office:value="400000" calcext:value-type="float">
            <text:p>$400,000</text:p>
          </table:table-cell>
          <table:table-cell table:style-name="ce44" table:formula="of:=[.Q32]*1.02" office:value-type="float" office:value="28828499.8069029" calcext:value-type="float">
            <text:p>$28,828,500</text:p>
          </table:table-cell>
          <table:table-cell table:style-name="ce44" table:formula="of:=[.R32]*0.903" office:value-type="float" office:value="410415.070498161" calcext:value-type="float">
            <text:p>$410,415</text:p>
          </table:table-cell>
          <table:table-cell table:style-name="ce66" table:formula="of:=[.Q33]-[.R33]" office:value-type="float" office:value="28418084.7364047" calcext:value-type="float">
            <text:p>$28,418,085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33]+1" office:value-type="float" office:value="28" calcext:value-type="float">
            <text:p>28</text:p>
          </table:table-cell>
          <table:table-cell table:style-name="ce25" table:formula="of:=[.D33]+1" office:value-type="float" office:value="53" calcext:value-type="float">
            <text:p>53</text:p>
          </table:table-cell>
          <table:table-cell table:style-name="ce25" table:formula="of:=[.E33]+1" office:value-type="float" office:value="50" calcext:value-type="float">
            <text:p>50</text:p>
          </table:table-cell>
          <table:table-cell table:style-name="ce25" table:formula="of:=[.F33]+1" office:value-type="float" office:value="24" calcext:value-type="float">
            <text:p>24</text:p>
          </table:table-cell>
          <table:table-cell table:style-name="ce25" table:formula="of:=[.G33]+1" office:value-type="float" office:value="22" calcext:value-type="float">
            <text:p>22</text:p>
          </table:table-cell>
          <table:table-cell table:style-name="ce25"/>
          <table:table-cell table:style-name="ce44" office:value-type="float" office:value="1200000" calcext:value-type="float">
            <text:p>$1,2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33]*1.04" office:value-type="float" office:value="810424.577478112" calcext:value-type="float">
            <text:p>$810,425</text:p>
          </table:table-cell>
          <table:table-cell table:style-name="ce44" table:formula="of:=[.L33]*1.05" office:value-type="float" office:value="138915" calcext:value-type="float">
            <text:p>$138,915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33]-100000" office:value-type="float" office:value="300000" calcext:value-type="float">
            <text:p>$300,000</text:p>
          </table:table-cell>
          <table:table-cell table:style-name="ce44" table:formula="of:=[.Q33]*1.02" office:value-type="float" office:value="29405069.8030409" calcext:value-type="float">
            <text:p>$29,405,070</text:p>
          </table:table-cell>
          <table:table-cell table:style-name="ce44" table:formula="of:=[.R33]*0.903" office:value-type="float" office:value="370604.808659839" calcext:value-type="float">
            <text:p>$370,605</text:p>
          </table:table-cell>
          <table:table-cell table:style-name="ce66" table:formula="of:=[.Q34]-[.R34]" office:value-type="float" office:value="29034464.9943811" calcext:value-type="float">
            <text:p>$29,034,465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34]+1" office:value-type="float" office:value="29" calcext:value-type="float">
            <text:p>29</text:p>
          </table:table-cell>
          <table:table-cell table:style-name="ce25" table:formula="of:=[.D34]+1" office:value-type="float" office:value="54" calcext:value-type="float">
            <text:p>54</text:p>
          </table:table-cell>
          <table:table-cell table:style-name="ce25" table:formula="of:=[.E34]+1" office:value-type="float" office:value="51" calcext:value-type="float">
            <text:p>51</text:p>
          </table:table-cell>
          <table:table-cell table:style-name="ce25" table:formula="of:=[.F34]+1" office:value-type="float" office:value="25" calcext:value-type="float">
            <text:p>25</text:p>
          </table:table-cell>
          <table:table-cell table:style-name="ce25" table:formula="of:=[.G34]+1" office:value-type="float" office:value="23" calcext:value-type="float">
            <text:p>23</text:p>
          </table:table-cell>
          <table:table-cell table:style-name="ce25"/>
          <table:table-cell table:style-name="ce44" office:value-type="float" office:value="1067800" calcext:value-type="float">
            <text:p>$1,067,8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34]*1.04" office:value-type="float" office:value="842841.560577237" calcext:value-type="float">
            <text:p>$842,842</text:p>
          </table:table-cell>
          <table:table-cell table:style-name="ce44" office:value-type="float" office:value="78000" calcext:value-type="float">
            <text:p>$78,00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34]-100000" office:value-type="float" office:value="200000" calcext:value-type="float">
            <text:p>$200,000</text:p>
          </table:table-cell>
          <table:table-cell table:style-name="ce44" table:formula="of:=[.Q34]*1.02" office:value-type="float" office:value="29993171.1991017" calcext:value-type="float">
            <text:p>$29,993,171</text:p>
          </table:table-cell>
          <table:table-cell table:style-name="ce44" table:formula="of:=[.R34]*0.903" office:value-type="float" office:value="334656.142219835" calcext:value-type="float">
            <text:p>$334,656</text:p>
          </table:table-cell>
          <table:table-cell table:style-name="ce66" table:formula="of:=[.Q35]-[.R35]" office:value-type="float" office:value="29658515.0568819" calcext:value-type="float">
            <text:p>$29,658,515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35]+1" office:value-type="float" office:value="30" calcext:value-type="float">
            <text:p>30</text:p>
          </table:table-cell>
          <table:table-cell table:style-name="ce25" table:formula="of:=[.D35]+1" office:value-type="float" office:value="55" calcext:value-type="float">
            <text:p>55</text:p>
          </table:table-cell>
          <table:table-cell table:style-name="ce25" table:formula="of:=[.E35]+1" office:value-type="float" office:value="52" calcext:value-type="float">
            <text:p>52</text:p>
          </table:table-cell>
          <table:table-cell table:style-name="ce25" table:formula="of:=[.F35]+1" office:value-type="float" office:value="26" calcext:value-type="float">
            <text:p>26</text:p>
          </table:table-cell>
          <table:table-cell table:style-name="ce25" table:formula="of:=[.G35]+1" office:value-type="float" office:value="24" calcext:value-type="float">
            <text:p>24</text:p>
          </table:table-cell>
          <table:table-cell table:style-name="ce25"/>
          <table:table-cell table:style-name="ce44" office:value-type="float" office:value="893400" calcext:value-type="float">
            <text:p>$893,4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35]*1.04" office:value-type="float" office:value="876555.223000326" calcext:value-type="float">
            <text:p>$876,555</text:p>
          </table:table-cell>
          <table:table-cell table:style-name="ce44" table:formula="of:=[.L35]*1.05" office:value-type="float" office:value="81900" calcext:value-type="float">
            <text:p>$81,90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35]-100000" office:value-type="float" office:value="100000" calcext:value-type="float">
            <text:p>$100,000</text:p>
          </table:table-cell>
          <table:table-cell table:style-name="ce44" table:formula="of:=[.Q35]*1.02" office:value-type="float" office:value="30593034.6230838" calcext:value-type="float">
            <text:p>$30,593,035</text:p>
          </table:table-cell>
          <table:table-cell table:style-name="ce44" table:formula="of:=[.R35]*0.903" office:value-type="float" office:value="302194.496424511" calcext:value-type="float">
            <text:p>$302,194</text:p>
          </table:table-cell>
          <table:table-cell table:style-name="ce66" table:formula="of:=[.Q36]-[.R36]" office:value-type="float" office:value="30290840.1266593" calcext:value-type="float">
            <text:p>$30,290,840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36]+1" office:value-type="float" office:value="31" calcext:value-type="float">
            <text:p>31</text:p>
          </table:table-cell>
          <table:table-cell table:style-name="ce25" table:formula="of:=[.D36]+1" office:value-type="float" office:value="56" calcext:value-type="float">
            <text:p>56</text:p>
          </table:table-cell>
          <table:table-cell table:style-name="ce25" table:formula="of:=[.E36]+1" office:value-type="float" office:value="53" calcext:value-type="float">
            <text:p>53</text:p>
          </table:table-cell>
          <table:table-cell table:style-name="ce25" table:formula="of:=[.F36]+1" office:value-type="float" office:value="27" calcext:value-type="float">
            <text:p>27</text:p>
          </table:table-cell>
          <table:table-cell table:style-name="ce25" table:formula="of:=[.G36]+1" office:value-type="float" office:value="25" calcext:value-type="float">
            <text:p>25</text:p>
          </table:table-cell>
          <table:table-cell table:style-name="ce25"/>
          <table:table-cell table:style-name="ce44" office:value-type="float" office:value="1100000" calcext:value-type="float">
            <text:p>$1,1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36]*1.04" office:value-type="float" office:value="911617.431920339" calcext:value-type="float">
            <text:p>$911,617</text:p>
          </table:table-cell>
          <table:table-cell table:style-name="ce44" table:formula="of:=[.L36]*1.05" office:value-type="float" office:value="85995" calcext:value-type="float">
            <text:p>$85,995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Q36]*1.02" office:value-type="float" office:value="31204895.3155454" calcext:value-type="float">
            <text:p>$31,204,895</text:p>
          </table:table-cell>
          <table:table-cell table:style-name="ce44" office:value-type="float" office:value="0" calcext:value-type="float">
            <text:p>$0</text:p>
          </table:table-cell>
          <table:table-cell table:style-name="ce66" table:formula="of:=[.Q37]-[.R37]" office:value-type="float" office:value="31204895.3155454" calcext:value-type="float">
            <text:p>$31,204,895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37]+1" office:value-type="float" office:value="32" calcext:value-type="float">
            <text:p>32</text:p>
          </table:table-cell>
          <table:table-cell table:style-name="ce25" table:formula="of:=[.D37]+1" office:value-type="float" office:value="57" calcext:value-type="float">
            <text:p>57</text:p>
          </table:table-cell>
          <table:table-cell table:style-name="ce25" table:formula="of:=[.E37]+1" office:value-type="float" office:value="54" calcext:value-type="float">
            <text:p>54</text:p>
          </table:table-cell>
          <table:table-cell table:style-name="ce25" table:formula="of:=[.F37]+1" office:value-type="float" office:value="28" calcext:value-type="float">
            <text:p>28</text:p>
          </table:table-cell>
          <table:table-cell table:style-name="ce25" table:formula="of:=[.G37]+1" office:value-type="float" office:value="26" calcext:value-type="float">
            <text:p>26</text:p>
          </table:table-cell>
          <table:table-cell table:style-name="ce25"/>
          <table:table-cell table:style-name="ce44" office:value-type="float" office:value="865000" calcext:value-type="float">
            <text:p>$865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37]*1.04" office:value-type="float" office:value="948082.129197153" calcext:value-type="float">
            <text:p>$948,082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Q37]*1.02" office:value-type="float" office:value="31828993.2218563" calcext:value-type="float">
            <text:p>$31,828,993</text:p>
          </table:table-cell>
          <table:table-cell table:style-name="ce44" office:value-type="float" office:value="0" calcext:value-type="float">
            <text:p>$0</text:p>
          </table:table-cell>
          <table:table-cell table:style-name="ce66" table:formula="of:=[.Q38]-[.R38]" office:value-type="float" office:value="31828993.2218563" calcext:value-type="float">
            <text:p>$31,828,993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38]+1" office:value-type="float" office:value="33" calcext:value-type="float">
            <text:p>33</text:p>
          </table:table-cell>
          <table:table-cell table:style-name="ce25" table:formula="of:=[.D38]+1" office:value-type="float" office:value="58" calcext:value-type="float">
            <text:p>58</text:p>
          </table:table-cell>
          <table:table-cell table:style-name="ce25" table:formula="of:=[.E38]+1" office:value-type="float" office:value="55" calcext:value-type="float">
            <text:p>55</text:p>
          </table:table-cell>
          <table:table-cell table:style-name="ce25" table:formula="of:=[.F38]+1" office:value-type="float" office:value="29" calcext:value-type="float">
            <text:p>29</text:p>
          </table:table-cell>
          <table:table-cell table:style-name="ce25" table:formula="of:=[.G38]+1" office:value-type="float" office:value="27" calcext:value-type="float">
            <text:p>27</text:p>
          </table:table-cell>
          <table:table-cell table:style-name="ce25"/>
          <table:table-cell table:style-name="ce44" office:value-type="float" office:value="1250000" calcext:value-type="float">
            <text:p>$1,25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38]*1.04" office:value-type="float" office:value="986005.414365039" calcext:value-type="float">
            <text:p>$986,005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Q38]*1.02" office:value-type="float" office:value="32465573.0862935" calcext:value-type="float">
            <text:p>$32,465,573</text:p>
          </table:table-cell>
          <table:table-cell table:style-name="ce44" office:value-type="float" office:value="0" calcext:value-type="float">
            <text:p>$0</text:p>
          </table:table-cell>
          <table:table-cell table:style-name="ce66" table:formula="of:=[.Q39]-[.R39]" office:value-type="float" office:value="32465573.0862935" calcext:value-type="float">
            <text:p>$32,465,573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39]+1" office:value-type="float" office:value="34" calcext:value-type="float">
            <text:p>34</text:p>
          </table:table-cell>
          <table:table-cell table:style-name="ce25" table:formula="of:=[.D39]+1" office:value-type="float" office:value="59" calcext:value-type="float">
            <text:p>59</text:p>
          </table:table-cell>
          <table:table-cell table:style-name="ce25" table:formula="of:=[.E39]+1" office:value-type="float" office:value="56" calcext:value-type="float">
            <text:p>56</text:p>
          </table:table-cell>
          <table:table-cell table:style-name="ce25" table:formula="of:=[.F39]+1" office:value-type="float" office:value="30" calcext:value-type="float">
            <text:p>30</text:p>
          </table:table-cell>
          <table:table-cell table:style-name="ce25" table:formula="of:=[.G39]+1" office:value-type="float" office:value="28" calcext:value-type="float">
            <text:p>28</text:p>
          </table:table-cell>
          <table:table-cell table:style-name="ce25"/>
          <table:table-cell table:style-name="ce44" office:value-type="float" office:value="1189500" calcext:value-type="float">
            <text:p>$1,189,5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39]*1.04" office:value-type="float" office:value="1025445.63093964" calcext:value-type="float">
            <text:p>$1,025,446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Q39]*1.02" office:value-type="float" office:value="33114884.5480193" calcext:value-type="float">
            <text:p>$33,114,885</text:p>
          </table:table-cell>
          <table:table-cell table:style-name="ce44" office:value-type="float" office:value="0" calcext:value-type="float">
            <text:p>$0</text:p>
          </table:table-cell>
          <table:table-cell table:style-name="ce66" table:formula="of:=[.Q40]-[.R40]" office:value-type="float" office:value="33114884.5480193" calcext:value-type="float">
            <text:p>$33,114,885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40]+1" office:value-type="float" office:value="35" calcext:value-type="float">
            <text:p>35</text:p>
          </table:table-cell>
          <table:table-cell table:style-name="ce25" table:formula="of:=[.D40]+1" office:value-type="float" office:value="60" calcext:value-type="float">
            <text:p>60</text:p>
          </table:table-cell>
          <table:table-cell table:style-name="ce25" table:formula="of:=[.E40]+1" office:value-type="float" office:value="57" calcext:value-type="float">
            <text:p>57</text:p>
          </table:table-cell>
          <table:table-cell table:style-name="ce25" table:formula="of:=[.F40]+1" office:value-type="float" office:value="31" calcext:value-type="float">
            <text:p>31</text:p>
          </table:table-cell>
          <table:table-cell table:style-name="ce25" table:formula="of:=[.G40]+1" office:value-type="float" office:value="29" calcext:value-type="float">
            <text:p>29</text:p>
          </table:table-cell>
          <table:table-cell table:style-name="ce25"/>
          <table:table-cell table:style-name="ce44" office:value-type="float" office:value="750000" calcext:value-type="float">
            <text:p>$75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40]*1.04" office:value-type="float" office:value="1066463.45617723" calcext:value-type="float">
            <text:p>$1,066,463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Q40]*1.02" office:value-type="float" office:value="33777182.2389797" calcext:value-type="float">
            <text:p>$33,777,182</text:p>
          </table:table-cell>
          <table:table-cell table:style-name="ce44" office:value-type="float" office:value="0" calcext:value-type="float">
            <text:p>$0</text:p>
          </table:table-cell>
          <table:table-cell table:style-name="ce66" table:formula="of:=[.Q41]-[.R41]" office:value-type="float" office:value="33777182.2389797" calcext:value-type="float">
            <text:p>$33,777,182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41]+1" office:value-type="float" office:value="36" calcext:value-type="float">
            <text:p>36</text:p>
          </table:table-cell>
          <table:table-cell table:style-name="ce25" table:formula="of:=[.D41]+1" office:value-type="float" office:value="61" calcext:value-type="float">
            <text:p>61</text:p>
          </table:table-cell>
          <table:table-cell table:style-name="ce25" table:formula="of:=[.E41]+1" office:value-type="float" office:value="58" calcext:value-type="float">
            <text:p>58</text:p>
          </table:table-cell>
          <table:table-cell table:style-name="ce25" table:formula="of:=[.F41]+1" office:value-type="float" office:value="32" calcext:value-type="float">
            <text:p>32</text:p>
          </table:table-cell>
          <table:table-cell table:style-name="ce25" table:formula="of:=[.G41]+1" office:value-type="float" office:value="30" calcext:value-type="float">
            <text:p>30</text:p>
          </table:table-cell>
          <table:table-cell table:style-name="ce25"/>
          <table:table-cell table:style-name="ce44" office:value-type="float" office:value="857000" calcext:value-type="float">
            <text:p>$857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41]*1.04" office:value-type="float" office:value="1109121.99442432" calcext:value-type="float">
            <text:p>$1,109,122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Q41]*1.02" office:value-type="float" office:value="34452725.8837593" calcext:value-type="float">
            <text:p>$34,452,726</text:p>
          </table:table-cell>
          <table:table-cell table:style-name="ce44" office:value-type="float" office:value="0" calcext:value-type="float">
            <text:p>$0</text:p>
          </table:table-cell>
          <table:table-cell table:style-name="ce66" table:formula="of:=[.Q42]-[.R42]" office:value-type="float" office:value="34452725.8837593" calcext:value-type="float">
            <text:p>$34,452,726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42]+1" office:value-type="float" office:value="37" calcext:value-type="float">
            <text:p>37</text:p>
          </table:table-cell>
          <table:table-cell table:style-name="ce25" table:formula="of:=[.D42]+1" office:value-type="float" office:value="62" calcext:value-type="float">
            <text:p>62</text:p>
          </table:table-cell>
          <table:table-cell table:style-name="ce25" table:formula="of:=[.E42]+1" office:value-type="float" office:value="59" calcext:value-type="float">
            <text:p>59</text:p>
          </table:table-cell>
          <table:table-cell table:style-name="ce25" table:formula="of:=[.F42]+1" office:value-type="float" office:value="33" calcext:value-type="float">
            <text:p>33</text:p>
          </table:table-cell>
          <table:table-cell table:style-name="ce25" table:formula="of:=[.G42]+1" office:value-type="float" office:value="31" calcext:value-type="float">
            <text:p>31</text:p>
          </table:table-cell>
          <table:table-cell table:style-name="ce25"/>
          <table:table-cell table:style-name="ce44" office:value-type="float" office:value="889000" calcext:value-type="float">
            <text:p>$889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42]*1.04" office:value-type="float" office:value="1153486.87420129" calcext:value-type="float">
            <text:p>$1,153,487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Q42]*1.02" office:value-type="float" office:value="35141780.4014345" calcext:value-type="float">
            <text:p>$35,141,780</text:p>
          </table:table-cell>
          <table:table-cell table:style-name="ce44" office:value-type="float" office:value="0" calcext:value-type="float">
            <text:p>$0</text:p>
          </table:table-cell>
          <table:table-cell table:style-name="ce66" table:formula="of:=[.Q43]-[.R43]" office:value-type="float" office:value="35141780.4014345" calcext:value-type="float">
            <text:p>$35,141,780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43]+1" office:value-type="float" office:value="38" calcext:value-type="float">
            <text:p>38</text:p>
          </table:table-cell>
          <table:table-cell table:style-name="ce25" table:formula="of:=[.D43]+1" office:value-type="float" office:value="63" calcext:value-type="float">
            <text:p>63</text:p>
          </table:table-cell>
          <table:table-cell table:style-name="ce25" table:formula="of:=[.E43]+1" office:value-type="float" office:value="60" calcext:value-type="float">
            <text:p>60</text:p>
          </table:table-cell>
          <table:table-cell table:style-name="ce25" table:formula="of:=[.F43]+1" office:value-type="float" office:value="34" calcext:value-type="float">
            <text:p>34</text:p>
          </table:table-cell>
          <table:table-cell table:style-name="ce25" table:formula="of:=[.G43]+1" office:value-type="float" office:value="32" calcext:value-type="float">
            <text:p>32</text:p>
          </table:table-cell>
          <table:table-cell table:style-name="ce25"/>
          <table:table-cell table:style-name="ce44" office:value-type="float" office:value="964000" calcext:value-type="float">
            <text:p>$964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43]*1.04" office:value-type="float" office:value="1199626.34916934" calcext:value-type="float">
            <text:p>$1,199,626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Q43]*1.02" office:value-type="float" office:value="35844616.0094632" calcext:value-type="float">
            <text:p>$35,844,616</text:p>
          </table:table-cell>
          <table:table-cell table:style-name="ce44" office:value-type="float" office:value="0" calcext:value-type="float">
            <text:p>$0</text:p>
          </table:table-cell>
          <table:table-cell table:style-name="ce66" table:formula="of:=[.Q44]-[.R44]" office:value-type="float" office:value="35844616.0094632" calcext:value-type="float">
            <text:p>$35,844,616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44]+1" office:value-type="float" office:value="39" calcext:value-type="float">
            <text:p>39</text:p>
          </table:table-cell>
          <table:table-cell table:style-name="ce25" table:formula="of:=[.D44]+1" office:value-type="float" office:value="64" calcext:value-type="float">
            <text:p>64</text:p>
          </table:table-cell>
          <table:table-cell table:style-name="ce25" table:formula="of:=[.E44]+1" office:value-type="float" office:value="61" calcext:value-type="float">
            <text:p>61</text:p>
          </table:table-cell>
          <table:table-cell table:style-name="ce25" table:formula="of:=[.F44]+1" office:value-type="float" office:value="35" calcext:value-type="float">
            <text:p>35</text:p>
          </table:table-cell>
          <table:table-cell table:style-name="ce25" table:formula="of:=[.G44]+1" office:value-type="float" office:value="33" calcext:value-type="float">
            <text:p>33</text:p>
          </table:table-cell>
          <table:table-cell table:style-name="ce25"/>
          <table:table-cell table:style-name="ce44" office:value-type="float" office:value="734000" calcext:value-type="float">
            <text:p>$734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44]*1.04" office:value-type="float" office:value="1247611.40313611" calcext:value-type="float">
            <text:p>$1,247,611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Q44]*1.02" office:value-type="float" office:value="36561508.3296525" calcext:value-type="float">
            <text:p>$36,561,508</text:p>
          </table:table-cell>
          <table:table-cell table:style-name="ce44" office:value-type="float" office:value="0" calcext:value-type="float">
            <text:p>$0</text:p>
          </table:table-cell>
          <table:table-cell table:style-name="ce66" table:formula="of:=[.Q45]-[.R45]" office:value-type="float" office:value="36561508.3296525" calcext:value-type="float">
            <text:p>$36,561,508</text:p>
          </table:table-cell>
          <table:table-cell table:number-columns-repeated="1005"/>
        </table:table-row>
        <table:table-row table:style-name="ro2">
          <table:table-cell/>
          <table:table-cell table:style-name="ce15" office:value-type="string" calcext:value-type="string">
            <text:p>退休</text:p>
          </table:table-cell>
          <table:table-cell table:style-name="ce26" table:formula="of:=[.C45]+1" office:value-type="float" office:value="40" calcext:value-type="float">
            <text:p>40</text:p>
          </table:table-cell>
          <table:table-cell table:style-name="ce26" table:formula="of:=[.D45]+1" office:value-type="float" office:value="65" calcext:value-type="float">
            <text:p>65</text:p>
          </table:table-cell>
          <table:table-cell table:style-name="ce25" table:formula="of:=[.E45]+1" office:value-type="float" office:value="62" calcext:value-type="float">
            <text:p>62</text:p>
          </table:table-cell>
          <table:table-cell table:style-name="ce25" table:formula="of:=[.F45]+1" office:value-type="float" office:value="36" calcext:value-type="float">
            <text:p>36</text:p>
          </table:table-cell>
          <table:table-cell table:style-name="ce25" table:formula="of:=[.G45]+1" office:value-type="float" office:value="34" calcext:value-type="float">
            <text:p>34</text:p>
          </table:table-cell>
          <table:table-cell table:style-name="ce25"/>
          <table:table-cell table:style-name="ce45" office:value-type="float" office:value="800000" calcext:value-type="float">
            <text:p>$8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45]*1.04" office:value-type="float" office:value="1297515.85926156" calcext:value-type="float">
            <text:p>$1,297,516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Q45]*1.02" office:value-type="float" office:value="37292738.4962455" calcext:value-type="float">
            <text:p>$37,292,738</text:p>
          </table:table-cell>
          <table:table-cell table:style-name="ce44" office:value-type="float" office:value="0" calcext:value-type="float">
            <text:p>$0</text:p>
          </table:table-cell>
          <table:table-cell table:style-name="ce66" table:formula="of:=[.Q46]-[.R46]" office:value-type="float" office:value="37292738.4962455" calcext:value-type="float">
            <text:p>$37,292,738</text:p>
          </table:table-cell>
          <table:table-cell table:number-columns-repeated="1005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備註</text:p>
          </table:table-cell>
          <table:table-cell table:style-name="ce19" office:value-type="string" calcext:value-type="string" table:number-columns-spanned="1" table:number-rows-spanned="2">
            <text:p>幾年後</text:p>
          </table:table-cell>
          <table:table-cell table:style-name="ce30" office:value-type="string" calcext:value-type="string" table:number-columns-spanned="5" table:number-rows-spanned="1">
            <text:p>年 <text:s text:c="11"/>歲</text:p>
          </table:table-cell>
          <table:covered-table-cell table:number-columns-repeated="4" table:style-name="ce30"/>
          <table:table-cell table:style-name="ce38" office:value-type="string" calcext:value-type="string" table:number-columns-spanned="1" table:number-rows-spanned="2">
            <text:p>自己收入</text:p>
          </table:table-cell>
          <table:table-cell table:style-name="ce49" office:value-type="string" calcext:value-type="string" table:number-columns-spanned="1" table:number-rows-spanned="2">
            <text:p>配偶收入</text:p>
          </table:table-cell>
          <table:table-cell table:style-name="ce38" office:value-type="string" calcext:value-type="string" table:number-columns-spanned="1" table:number-rows-spanned="2">
            <text:p>生活開銷</text:p>
          </table:table-cell>
          <table:table-cell table:style-name="ce57" office:value-type="string" calcext:value-type="string" table:number-columns-spanned="1" table:number-rows-spanned="2">
            <text:p>保險還本</text:p>
          </table:table-cell>
          <table:table-cell table:style-name="ce38" office:value-type="string" calcext:value-type="string" table:number-columns-spanned="1" table:number-rows-spanned="2">
            <text:p>理財收入</text:p>
          </table:table-cell>
          <table:table-cell table:style-name="ce57" office:value-type="string" calcext:value-type="string" table:number-columns-spanned="1" table:number-rows-spanned="2">
            <text:p>儲蓄額</text:p>
          </table:table-cell>
          <table:table-cell table:style-name="ce38" office:value-type="string" calcext:value-type="string" table:number-columns-spanned="1" table:number-rows-spanned="2">
            <text:p>保險費</text:p>
          </table:table-cell>
          <table:table-cell table:style-name="ce49" office:value-type="string" calcext:value-type="string" table:number-columns-spanned="1" table:number-rows-spanned="2">
            <text:p>貸款</text:p>
          </table:table-cell>
          <table:table-cell table:style-name="ce38" office:value-type="string" calcext:value-type="string" table:number-columns-spanned="1" table:number-rows-spanned="2">
            <text:p>資產總值</text:p>
          </table:table-cell>
          <table:table-cell table:style-name="ce57" office:value-type="string" calcext:value-type="string" table:number-columns-spanned="1" table:number-rows-spanned="2">
            <text:p>負債總值</text:p>
          </table:table-cell>
          <table:table-cell table:style-name="ce64" office:value-type="string" calcext:value-type="string" table:number-columns-spanned="1" table:number-rows-spanned="2">
            <text:p>資產淨值</text:p>
          </table:table-cell>
          <table:table-cell table:number-columns-repeated="1005"/>
        </table:table-row>
        <table:table-row table:style-name="ro2">
          <table:table-cell/>
          <table:covered-table-cell table:style-name="ce7"/>
          <table:covered-table-cell table:style-name="ce20"/>
          <table:table-cell table:style-name="ce31" office:value-type="string" calcext:value-type="string">
            <text:p>自己</text:p>
          </table:table-cell>
          <table:table-cell table:style-name="ce32" office:value-type="string" calcext:value-type="string">
            <text:p>配偶</text:p>
          </table:table-cell>
          <table:table-cell table:style-name="ce31" office:value-type="string" calcext:value-type="string">
            <text:p>一子</text:p>
          </table:table-cell>
          <table:table-cell table:style-name="ce32" office:value-type="string" calcext:value-type="string">
            <text:p>二子</text:p>
          </table:table-cell>
          <table:table-cell table:style-name="ce31" office:value-type="string" calcext:value-type="string">
            <text:p>三子</text:p>
          </table:table-cell>
          <table:covered-table-cell table:style-name="ce39"/>
          <table:covered-table-cell table:style-name="ce50"/>
          <table:covered-table-cell table:style-name="ce39"/>
          <table:covered-table-cell table:style-name="ce59"/>
          <table:covered-table-cell table:style-name="ce39"/>
          <table:covered-table-cell table:style-name="ce60"/>
          <table:covered-table-cell table:style-name="ce61"/>
          <table:covered-table-cell table:style-name="ce50"/>
          <table:covered-table-cell table:style-name="ce39"/>
          <table:covered-table-cell table:style-name="ce60"/>
          <table:covered-table-cell table:style-name="ce65"/>
          <table:table-cell table:number-columns-repeated="1005"/>
        </table:table-row>
        <table:table-row table:style-name="ro2">
          <table:table-cell/>
          <table:table-cell table:style-name="ce16"/>
          <table:table-cell table:style-name="ce27" table:formula="of:=[.C46]+1" office:value-type="float" office:value="41" calcext:value-type="float">
            <text:p>41</text:p>
          </table:table-cell>
          <table:table-cell table:style-name="ce27" table:formula="of:=[.D46]+1" office:value-type="float" office:value="66" calcext:value-type="float">
            <text:p>66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5" calcext:value-type="float">
            <text:p>35</text:p>
          </table:table-cell>
          <table:table-cell table:style-name="ce34" office:value-type="string" calcext:value-type="string">
            <text:p><text:s/></text:p>
          </table:table-cell>
          <table:table-cell table:style-name="ce46" office:value-type="float" office:value="0" calcext:value-type="float">
            <text:p>$0</text:p>
          </table:table-cell>
          <table:table-cell table:style-name="ce54" office:value-type="float" office:value="0" calcext:value-type="float">
            <text:p>$0</text:p>
          </table:table-cell>
          <table:table-cell table:style-name="ce46" office:value-type="float" office:value="240000" calcext:value-type="float">
            <text:p>$240,000</text:p>
          </table:table-cell>
          <table:table-cell table:style-name="ce55" office:value-type="float" office:value="1000000" calcext:value-type="float">
            <text:p>$1,000,000</text:p>
          </table:table-cell>
          <table:table-cell table:style-name="ce46" office:value-type="float" office:value="350000" calcext:value-type="float">
            <text:p>$350,000</text:p>
          </table:table-cell>
          <table:table-cell table:style-name="ce46" office:value-type="float" office:value="800000" calcext:value-type="float">
            <text:p>$800,000</text:p>
          </table:table-cell>
          <table:table-cell table:style-name="ce62" office:value-type="float" office:value="8000" calcext:value-type="float">
            <text:p>$8,000</text:p>
          </table:table-cell>
          <table:table-cell table:style-name="ce46" office:value-type="float" office:value="0" calcext:value-type="float">
            <text:p>$0</text:p>
          </table:table-cell>
          <table:table-cell table:style-name="ce46" table:formula="of:=[.S46]+50000" office:value-type="float" office:value="37342738.4962455" calcext:value-type="float">
            <text:p>$37,342,738</text:p>
          </table:table-cell>
          <table:table-cell table:style-name="ce46" office:value-type="float" office:value="0" calcext:value-type="float">
            <text:p>$0</text:p>
          </table:table-cell>
          <table:table-cell table:style-name="ce69" table:formula="of:=[.Q49]-[.R49]" office:value-type="float" office:value="37342738.4962455" calcext:value-type="float">
            <text:p>$37,34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49]+1" office:value-type="float" office:value="42" calcext:value-type="float">
            <text:p>42</text:p>
          </table:table-cell>
          <table:table-cell table:style-name="ce28" table:formula="of:=[.D49]+1" office:value-type="float" office:value="67" calcext:value-type="float">
            <text:p>67</text:p>
          </table:table-cell>
          <table:table-cell table:style-name="ce28" table:formula="of:=[.E49]+1" office:value-type="float" office:value="64" calcext:value-type="float">
            <text:p>64</text:p>
          </table:table-cell>
          <table:table-cell table:style-name="ce28" table:formula="of:=[.F49]+1" office:value-type="float" office:value="38" calcext:value-type="float">
            <text:p>38</text:p>
          </table:table-cell>
          <table:table-cell table:style-name="ce28" table:formula="of:=[.G49]+1" office:value-type="float" office:value="36" calcext:value-type="float">
            <text:p>36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1000000" calcext:value-type="float">
            <text:p>$1,00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49]+50000" office:value-type="float" office:value="37392738.4962455" calcext:value-type="float">
            <text:p>$37,39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50]-[.R50]" office:value-type="float" office:value="37392738.4962455" calcext:value-type="float">
            <text:p>$37,39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50]+1" office:value-type="float" office:value="43" calcext:value-type="float">
            <text:p>43</text:p>
          </table:table-cell>
          <table:table-cell table:style-name="ce28" table:formula="of:=[.D50]+1" office:value-type="float" office:value="68" calcext:value-type="float">
            <text:p>68</text:p>
          </table:table-cell>
          <table:table-cell table:style-name="ce28" table:formula="of:=[.E50]+1" office:value-type="float" office:value="65" calcext:value-type="float">
            <text:p>65</text:p>
          </table:table-cell>
          <table:table-cell table:style-name="ce28" table:formula="of:=[.F50]+1" office:value-type="float" office:value="39" calcext:value-type="float">
            <text:p>39</text:p>
          </table:table-cell>
          <table:table-cell table:style-name="ce28" table:formula="of:=[.G50]+1" office:value-type="float" office:value="37" calcext:value-type="float">
            <text:p>37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1000000" calcext:value-type="float">
            <text:p>$1,00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50]+50000" office:value-type="float" office:value="37442738.4962455" calcext:value-type="float">
            <text:p>$37,44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51]-[.R51]" office:value-type="float" office:value="37442738.4962455" calcext:value-type="float">
            <text:p>$37,44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51]+1" office:value-type="float" office:value="44" calcext:value-type="float">
            <text:p>44</text:p>
          </table:table-cell>
          <table:table-cell table:style-name="ce28" table:formula="of:=[.D51]+1" office:value-type="float" office:value="69" calcext:value-type="float">
            <text:p>69</text:p>
          </table:table-cell>
          <table:table-cell table:style-name="ce28" table:formula="of:=[.E51]+1" office:value-type="float" office:value="66" calcext:value-type="float">
            <text:p>66</text:p>
          </table:table-cell>
          <table:table-cell table:style-name="ce28" table:formula="of:=[.F51]+1" office:value-type="float" office:value="40" calcext:value-type="float">
            <text:p>40</text:p>
          </table:table-cell>
          <table:table-cell table:style-name="ce28" table:formula="of:=[.G51]+1" office:value-type="float" office:value="38" calcext:value-type="float">
            <text:p>38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1000000" calcext:value-type="float">
            <text:p>$1,00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51]+50000" office:value-type="float" office:value="37492738.4962455" calcext:value-type="float">
            <text:p>$37,49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52]-[.R52]" office:value-type="float" office:value="37492738.4962455" calcext:value-type="float">
            <text:p>$37,49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52]+1" office:value-type="float" office:value="45" calcext:value-type="float">
            <text:p>45</text:p>
          </table:table-cell>
          <table:table-cell table:style-name="ce28" table:formula="of:=[.D52]+1" office:value-type="float" office:value="70" calcext:value-type="float">
            <text:p>70</text:p>
          </table:table-cell>
          <table:table-cell table:style-name="ce28" table:formula="of:=[.E52]+1" office:value-type="float" office:value="67" calcext:value-type="float">
            <text:p>67</text:p>
          </table:table-cell>
          <table:table-cell table:style-name="ce28" table:formula="of:=[.F52]+1" office:value-type="float" office:value="41" calcext:value-type="float">
            <text:p>41</text:p>
          </table:table-cell>
          <table:table-cell table:style-name="ce28" table:formula="of:=[.G52]+1" office:value-type="float" office:value="39" calcext:value-type="float">
            <text:p>39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1000000" calcext:value-type="float">
            <text:p>$1,00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52]+50000" office:value-type="float" office:value="37542738.4962455" calcext:value-type="float">
            <text:p>$37,54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53]-[.R53]" office:value-type="float" office:value="37542738.4962455" calcext:value-type="float">
            <text:p>$37,54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53]+1" office:value-type="float" office:value="46" calcext:value-type="float">
            <text:p>46</text:p>
          </table:table-cell>
          <table:table-cell table:style-name="ce28" table:formula="of:=[.D53]+1" office:value-type="float" office:value="71" calcext:value-type="float">
            <text:p>71</text:p>
          </table:table-cell>
          <table:table-cell table:style-name="ce28" table:formula="of:=[.E53]+1" office:value-type="float" office:value="68" calcext:value-type="float">
            <text:p>68</text:p>
          </table:table-cell>
          <table:table-cell table:style-name="ce28" table:formula="of:=[.F53]+1" office:value-type="float" office:value="42" calcext:value-type="float">
            <text:p>42</text:p>
          </table:table-cell>
          <table:table-cell table:style-name="ce28" table:formula="of:=[.G53]+1" office:value-type="float" office:value="40" calcext:value-type="float">
            <text:p>40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1000000" calcext:value-type="float">
            <text:p>$1,00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53]+50000" office:value-type="float" office:value="37592738.4962455" calcext:value-type="float">
            <text:p>$37,59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54]-[.R54]" office:value-type="float" office:value="37592738.4962455" calcext:value-type="float">
            <text:p>$37,59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54]+1" office:value-type="float" office:value="47" calcext:value-type="float">
            <text:p>47</text:p>
          </table:table-cell>
          <table:table-cell table:style-name="ce28" table:formula="of:=[.D54]+1" office:value-type="float" office:value="72" calcext:value-type="float">
            <text:p>72</text:p>
          </table:table-cell>
          <table:table-cell table:style-name="ce28" table:formula="of:=[.E54]+1" office:value-type="float" office:value="69" calcext:value-type="float">
            <text:p>69</text:p>
          </table:table-cell>
          <table:table-cell table:style-name="ce28" table:formula="of:=[.F54]+1" office:value-type="float" office:value="43" calcext:value-type="float">
            <text:p>43</text:p>
          </table:table-cell>
          <table:table-cell table:style-name="ce28" table:formula="of:=[.G54]+1" office:value-type="float" office:value="41" calcext:value-type="float">
            <text:p>41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1000000" calcext:value-type="float">
            <text:p>$1,00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54]+50000" office:value-type="float" office:value="37642738.4962455" calcext:value-type="float">
            <text:p>$37,64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55]-[.R55]" office:value-type="float" office:value="37642738.4962455" calcext:value-type="float">
            <text:p>$37,64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55]+1" office:value-type="float" office:value="48" calcext:value-type="float">
            <text:p>48</text:p>
          </table:table-cell>
          <table:table-cell table:style-name="ce28" table:formula="of:=[.D55]+1" office:value-type="float" office:value="73" calcext:value-type="float">
            <text:p>73</text:p>
          </table:table-cell>
          <table:table-cell table:style-name="ce28" table:formula="of:=[.E55]+1" office:value-type="float" office:value="70" calcext:value-type="float">
            <text:p>70</text:p>
          </table:table-cell>
          <table:table-cell table:style-name="ce28" table:formula="of:=[.F55]+1" office:value-type="float" office:value="44" calcext:value-type="float">
            <text:p>44</text:p>
          </table:table-cell>
          <table:table-cell table:style-name="ce28" table:formula="of:=[.G55]+1" office:value-type="float" office:value="42" calcext:value-type="float">
            <text:p>42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80000" calcext:value-type="float">
            <text:p>$8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55]+50000" office:value-type="float" office:value="37692738.4962455" calcext:value-type="float">
            <text:p>$37,69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56]-[.R56]" office:value-type="float" office:value="37692738.4962455" calcext:value-type="float">
            <text:p>$37,69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56]+1" office:value-type="float" office:value="49" calcext:value-type="float">
            <text:p>49</text:p>
          </table:table-cell>
          <table:table-cell table:style-name="ce28" table:formula="of:=[.D56]+1" office:value-type="float" office:value="74" calcext:value-type="float">
            <text:p>74</text:p>
          </table:table-cell>
          <table:table-cell table:style-name="ce28" table:formula="of:=[.E56]+1" office:value-type="float" office:value="71" calcext:value-type="float">
            <text:p>71</text:p>
          </table:table-cell>
          <table:table-cell table:style-name="ce28" table:formula="of:=[.F56]+1" office:value-type="float" office:value="45" calcext:value-type="float">
            <text:p>45</text:p>
          </table:table-cell>
          <table:table-cell table:style-name="ce28" table:formula="of:=[.G56]+1" office:value-type="float" office:value="43" calcext:value-type="float">
            <text:p>43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80000" calcext:value-type="float">
            <text:p>$8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56]+50000" office:value-type="float" office:value="37742738.4962455" calcext:value-type="float">
            <text:p>$37,74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57]-[.R57]" office:value-type="float" office:value="37742738.4962455" calcext:value-type="float">
            <text:p>$37,74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57]+1" office:value-type="float" office:value="50" calcext:value-type="float">
            <text:p>50</text:p>
          </table:table-cell>
          <table:table-cell table:style-name="ce28" table:formula="of:=[.D57]+1" office:value-type="float" office:value="75" calcext:value-type="float">
            <text:p>75</text:p>
          </table:table-cell>
          <table:table-cell table:style-name="ce28" table:formula="of:=[.E57]+1" office:value-type="float" office:value="72" calcext:value-type="float">
            <text:p>72</text:p>
          </table:table-cell>
          <table:table-cell table:style-name="ce28" table:formula="of:=[.F57]+1" office:value-type="float" office:value="46" calcext:value-type="float">
            <text:p>46</text:p>
          </table:table-cell>
          <table:table-cell table:style-name="ce28" table:formula="of:=[.G57]+1" office:value-type="float" office:value="44" calcext:value-type="float">
            <text:p>44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80000" calcext:value-type="float">
            <text:p>$8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57]+50000" office:value-type="float" office:value="37792738.4962455" calcext:value-type="float">
            <text:p>$37,79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58]-[.R58]" office:value-type="float" office:value="37792738.4962455" calcext:value-type="float">
            <text:p>$37,79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58]+1" office:value-type="float" office:value="51" calcext:value-type="float">
            <text:p>51</text:p>
          </table:table-cell>
          <table:table-cell table:style-name="ce28" table:formula="of:=[.D58]+1" office:value-type="float" office:value="76" calcext:value-type="float">
            <text:p>76</text:p>
          </table:table-cell>
          <table:table-cell table:style-name="ce28" table:formula="of:=[.E58]+1" office:value-type="float" office:value="73" calcext:value-type="float">
            <text:p>73</text:p>
          </table:table-cell>
          <table:table-cell table:style-name="ce28" table:formula="of:=[.F58]+1" office:value-type="float" office:value="47" calcext:value-type="float">
            <text:p>47</text:p>
          </table:table-cell>
          <table:table-cell table:style-name="ce28" table:formula="of:=[.G58]+1" office:value-type="float" office:value="45" calcext:value-type="float">
            <text:p>45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80000" calcext:value-type="float">
            <text:p>$8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58]+50000" office:value-type="float" office:value="37842738.4962455" calcext:value-type="float">
            <text:p>$37,84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59]-[.R59]" office:value-type="float" office:value="37842738.4962455" calcext:value-type="float">
            <text:p>$37,84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59]+1" office:value-type="float" office:value="52" calcext:value-type="float">
            <text:p>52</text:p>
          </table:table-cell>
          <table:table-cell table:style-name="ce28" table:formula="of:=[.D59]+1" office:value-type="float" office:value="77" calcext:value-type="float">
            <text:p>77</text:p>
          </table:table-cell>
          <table:table-cell table:style-name="ce28" table:formula="of:=[.E59]+1" office:value-type="float" office:value="74" calcext:value-type="float">
            <text:p>74</text:p>
          </table:table-cell>
          <table:table-cell table:style-name="ce28" table:formula="of:=[.F59]+1" office:value-type="float" office:value="48" calcext:value-type="float">
            <text:p>48</text:p>
          </table:table-cell>
          <table:table-cell table:style-name="ce28" table:formula="of:=[.G59]+1" office:value-type="float" office:value="46" calcext:value-type="float">
            <text:p>46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80000" calcext:value-type="float">
            <text:p>$8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59]+50000" office:value-type="float" office:value="37892738.4962455" calcext:value-type="float">
            <text:p>$37,89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60]-[.R60]" office:value-type="float" office:value="37892738.4962455" calcext:value-type="float">
            <text:p>$37,89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60]+1" office:value-type="float" office:value="53" calcext:value-type="float">
            <text:p>53</text:p>
          </table:table-cell>
          <table:table-cell table:style-name="ce28" table:formula="of:=[.D60]+1" office:value-type="float" office:value="78" calcext:value-type="float">
            <text:p>78</text:p>
          </table:table-cell>
          <table:table-cell table:style-name="ce28" table:formula="of:=[.E60]+1" office:value-type="float" office:value="75" calcext:value-type="float">
            <text:p>75</text:p>
          </table:table-cell>
          <table:table-cell table:style-name="ce28" table:formula="of:=[.F60]+1" office:value-type="float" office:value="49" calcext:value-type="float">
            <text:p>49</text:p>
          </table:table-cell>
          <table:table-cell table:style-name="ce28" table:formula="of:=[.G60]+1" office:value-type="float" office:value="47" calcext:value-type="float">
            <text:p>47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80000" calcext:value-type="float">
            <text:p>$8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60]+50000" office:value-type="float" office:value="37942738.4962455" calcext:value-type="float">
            <text:p>$37,94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61]-[.R61]" office:value-type="float" office:value="37942738.4962455" calcext:value-type="float">
            <text:p>$37,94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61]+1" office:value-type="float" office:value="54" calcext:value-type="float">
            <text:p>54</text:p>
          </table:table-cell>
          <table:table-cell table:style-name="ce28" table:formula="of:=[.D61]+1" office:value-type="float" office:value="79" calcext:value-type="float">
            <text:p>79</text:p>
          </table:table-cell>
          <table:table-cell table:style-name="ce28" table:formula="of:=[.E61]+1" office:value-type="float" office:value="76" calcext:value-type="float">
            <text:p>76</text:p>
          </table:table-cell>
          <table:table-cell table:style-name="ce28" table:formula="of:=[.F61]+1" office:value-type="float" office:value="50" calcext:value-type="float">
            <text:p>50</text:p>
          </table:table-cell>
          <table:table-cell table:style-name="ce28" table:formula="of:=[.G61]+1" office:value-type="float" office:value="48" calcext:value-type="float">
            <text:p>48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80000" calcext:value-type="float">
            <text:p>$8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61]+50000" office:value-type="float" office:value="37992738.4962455" calcext:value-type="float">
            <text:p>$37,99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62]-[.R62]" office:value-type="float" office:value="37992738.4962455" calcext:value-type="float">
            <text:p>$37,99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62]+1" office:value-type="float" office:value="55" calcext:value-type="float">
            <text:p>55</text:p>
          </table:table-cell>
          <table:table-cell table:style-name="ce28" table:formula="of:=[.D62]+1" office:value-type="float" office:value="80" calcext:value-type="float">
            <text:p>80</text:p>
          </table:table-cell>
          <table:table-cell table:style-name="ce28" table:formula="of:=[.E62]+1" office:value-type="float" office:value="77" calcext:value-type="float">
            <text:p>77</text:p>
          </table:table-cell>
          <table:table-cell table:style-name="ce28" table:formula="of:=[.F62]+1" office:value-type="float" office:value="51" calcext:value-type="float">
            <text:p>51</text:p>
          </table:table-cell>
          <table:table-cell table:style-name="ce28" table:formula="of:=[.G62]+1" office:value-type="float" office:value="49" calcext:value-type="float">
            <text:p>49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62]+50000" office:value-type="float" office:value="38042738.4962455" calcext:value-type="float">
            <text:p>$38,04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63]-[.R63]" office:value-type="float" office:value="38042738.4962455" calcext:value-type="float">
            <text:p>$38,04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63]+1" office:value-type="float" office:value="56" calcext:value-type="float">
            <text:p>56</text:p>
          </table:table-cell>
          <table:table-cell table:style-name="ce28" table:formula="of:=[.D63]+1" office:value-type="float" office:value="81" calcext:value-type="float">
            <text:p>81</text:p>
          </table:table-cell>
          <table:table-cell table:style-name="ce28" table:formula="of:=[.E63]+1" office:value-type="float" office:value="78" calcext:value-type="float">
            <text:p>78</text:p>
          </table:table-cell>
          <table:table-cell table:style-name="ce28" table:formula="of:=[.F63]+1" office:value-type="float" office:value="52" calcext:value-type="float">
            <text:p>52</text:p>
          </table:table-cell>
          <table:table-cell table:style-name="ce28" table:formula="of:=[.G63]+1" office:value-type="float" office:value="50" calcext:value-type="float">
            <text:p>50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63]+50000" office:value-type="float" office:value="38092738.4962455" calcext:value-type="float">
            <text:p>$38,09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64]-[.R64]" office:value-type="float" office:value="38092738.4962455" calcext:value-type="float">
            <text:p>$38,09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64]+1" office:value-type="float" office:value="57" calcext:value-type="float">
            <text:p>57</text:p>
          </table:table-cell>
          <table:table-cell table:style-name="ce28" table:formula="of:=[.D64]+1" office:value-type="float" office:value="82" calcext:value-type="float">
            <text:p>82</text:p>
          </table:table-cell>
          <table:table-cell table:style-name="ce28" table:formula="of:=[.E64]+1" office:value-type="float" office:value="79" calcext:value-type="float">
            <text:p>79</text:p>
          </table:table-cell>
          <table:table-cell table:style-name="ce28" table:formula="of:=[.F64]+1" office:value-type="float" office:value="53" calcext:value-type="float">
            <text:p>53</text:p>
          </table:table-cell>
          <table:table-cell table:style-name="ce28" table:formula="of:=[.G64]+1" office:value-type="float" office:value="51" calcext:value-type="float">
            <text:p>51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number-columns-repeated="2" table:style-name="ce47" office:value-type="float" office:value="0" calcext:value-type="float">
            <text:p>$0</text:p>
          </table:table-cell>
          <table:table-cell table:style-name="ce47" table:formula="of:=[.Q64]+50000" office:value-type="float" office:value="38142738.4962455" calcext:value-type="float">
            <text:p>$38,14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65]-[.R65]" office:value-type="float" office:value="38142738.4962455" calcext:value-type="float">
            <text:p>$38,14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65]+1" office:value-type="float" office:value="58" calcext:value-type="float">
            <text:p>58</text:p>
          </table:table-cell>
          <table:table-cell table:style-name="ce28" table:formula="of:=[.D65]+1" office:value-type="float" office:value="83" calcext:value-type="float">
            <text:p>83</text:p>
          </table:table-cell>
          <table:table-cell table:style-name="ce28" table:formula="of:=[.E65]+1" office:value-type="float" office:value="80" calcext:value-type="float">
            <text:p>80</text:p>
          </table:table-cell>
          <table:table-cell table:style-name="ce28" table:formula="of:=[.F65]+1" office:value-type="float" office:value="54" calcext:value-type="float">
            <text:p>54</text:p>
          </table:table-cell>
          <table:table-cell table:style-name="ce28" table:formula="of:=[.G65]+1" office:value-type="float" office:value="52" calcext:value-type="float">
            <text:p>52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number-columns-repeated="2" table:style-name="ce47" office:value-type="float" office:value="0" calcext:value-type="float">
            <text:p>$0</text:p>
          </table:table-cell>
          <table:table-cell table:style-name="ce47" table:formula="of:=[.Q65]+50000" office:value-type="float" office:value="38192738.4962455" calcext:value-type="float">
            <text:p>$38,19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66]-[.R66]" office:value-type="float" office:value="38192738.4962455" calcext:value-type="float">
            <text:p>$38,19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66]+1" office:value-type="float" office:value="59" calcext:value-type="float">
            <text:p>59</text:p>
          </table:table-cell>
          <table:table-cell table:style-name="ce28" table:formula="of:=[.D66]+1" office:value-type="float" office:value="84" calcext:value-type="float">
            <text:p>84</text:p>
          </table:table-cell>
          <table:table-cell table:style-name="ce28" table:formula="of:=[.E66]+1" office:value-type="float" office:value="81" calcext:value-type="float">
            <text:p>81</text:p>
          </table:table-cell>
          <table:table-cell table:style-name="ce28" table:formula="of:=[.F66]+1" office:value-type="float" office:value="55" calcext:value-type="float">
            <text:p>55</text:p>
          </table:table-cell>
          <table:table-cell table:style-name="ce28" table:formula="of:=[.G66]+1" office:value-type="float" office:value="53" calcext:value-type="float">
            <text:p>53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number-columns-repeated="2" table:style-name="ce47" office:value-type="float" office:value="0" calcext:value-type="float">
            <text:p>$0</text:p>
          </table:table-cell>
          <table:table-cell table:style-name="ce47" table:formula="of:=[.Q66]+50000" office:value-type="float" office:value="38242738.4962455" calcext:value-type="float">
            <text:p>$38,24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67]-[.R67]" office:value-type="float" office:value="38242738.4962455" calcext:value-type="float">
            <text:p>$38,242,738</text:p>
          </table:table-cell>
          <table:table-cell table:number-columns-repeated="1005"/>
        </table:table-row>
        <table:table-row table:style-name="ro2">
          <table:table-cell/>
          <table:table-cell table:style-name="ce18"/>
          <table:table-cell table:style-name="ce29" table:formula="of:=[.C67]+1" office:value-type="float" office:value="60" calcext:value-type="float">
            <text:p>60</text:p>
          </table:table-cell>
          <table:table-cell table:style-name="ce29" table:formula="of:=[.D67]+1" office:value-type="float" office:value="85" calcext:value-type="float">
            <text:p>85</text:p>
          </table:table-cell>
          <table:table-cell table:style-name="ce29" table:formula="of:=[.E67]+1" office:value-type="float" office:value="82" calcext:value-type="float">
            <text:p>82</text:p>
          </table:table-cell>
          <table:table-cell table:style-name="ce29" table:formula="of:=[.F67]+1" office:value-type="float" office:value="56" calcext:value-type="float">
            <text:p>56</text:p>
          </table:table-cell>
          <table:table-cell table:style-name="ce29" table:formula="of:=[.G67]+1" office:value-type="float" office:value="54" calcext:value-type="float">
            <text:p>54</text:p>
          </table:table-cell>
          <table:table-cell table:style-name="ce36" office:value-type="string" calcext:value-type="string">
            <text:p><text:s/></text:p>
          </table:table-cell>
          <table:table-cell table:style-name="ce48" office:value-type="float" office:value="0" calcext:value-type="float">
            <text:p>$0</text:p>
          </table:table-cell>
          <table:table-cell table:style-name="ce56" office:value-type="float" office:value="0" calcext:value-type="float">
            <text:p>$0</text:p>
          </table:table-cell>
          <table:table-cell table:style-name="ce48" office:value-type="float" office:value="240000" calcext:value-type="float">
            <text:p>$240,000</text:p>
          </table:table-cell>
          <table:table-cell table:style-name="ce56" office:value-type="float" office:value="0" calcext:value-type="float">
            <text:p>$0</text:p>
          </table:table-cell>
          <table:table-cell table:style-name="ce48" office:value-type="float" office:value="350000" calcext:value-type="float">
            <text:p>$350,000</text:p>
          </table:table-cell>
          <table:table-cell table:style-name="ce48" office:value-type="float" office:value="800000" calcext:value-type="float">
            <text:p>$800,000</text:p>
          </table:table-cell>
          <table:table-cell table:number-columns-repeated="2" table:style-name="ce48" office:value-type="float" office:value="0" calcext:value-type="float">
            <text:p>$0</text:p>
          </table:table-cell>
          <table:table-cell table:style-name="ce48" table:formula="of:=[.Q67]+50000" office:value-type="float" office:value="38292738.4962455" calcext:value-type="float">
            <text:p>$38,292,738</text:p>
          </table:table-cell>
          <table:table-cell table:style-name="ce48" office:value-type="float" office:value="0" calcext:value-type="float">
            <text:p>$0</text:p>
          </table:table-cell>
          <table:table-cell table:style-name="ce71" table:formula="of:=[.Q68]-[.R68]" office:value-type="float" office:value="38292738.4962455" calcext:value-type="float">
            <text:p>$38,292,738</text:p>
          </table:table-cell>
          <table:table-cell table:number-columns-repeated="1005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初起期的圖表" table:style-name="ta2">
        <table:table-column table:style-name="co16" table:number-columns-repeated="1024" table:default-cell-style-name="Default"/>
        <table:table-row table:style-name="ro3">
          <table:table-cell>
            <draw:frame table:end-cell-address="初起期的圖表.J18" table:end-x="14.07mm" table:end-y="1.6mm" draw:z-index="0" draw:name="Chart 1" draw:style-name="gr1" draw:text-style-name="P1" svg:width="169.33mm" svg:height="96.57mm" svg:x="4.44mm" svg:y="3.98mm">
              <loext:p draw:notify-on-update-of-ranges="生涯規劃.D4:生涯規劃.D6  生涯規劃.I4:生涯規劃.I6  生涯規劃.M4:生涯規劃.M6  生涯規劃.K4:生涯規劃.K6  生涯規劃.N4:生涯規劃.N6  生涯規劃.R4:生涯規劃.R6  生涯規劃.Q4:生涯規劃.Q6  生涯規劃.S4:生涯規劃.S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壯年期的圖表" table:style-name="ta3">
        <table:table-column table:style-name="co16" table:number-columns-repeated="1024" table:default-cell-style-name="Default"/>
        <table:table-row table:style-name="ro3">
          <table:table-cell table:number-columns-repeated="1024"/>
        </table:table-row>
        <table:table-row table:style-name="ro3">
          <table:table-cell>
            <draw:frame table:end-cell-address="壯年期的圖表.K17" table:end-x="1.5mm" table:end-y="4.76mm" draw:z-index="0" draw:name="Chart 5" draw:style-name="gr1" draw:text-style-name="P1" svg:width="175.27mm" svg:height="92.07mm" svg:x="3.69mm" svg:y="0mm">
              <loext:p draw:notify-on-update-of-ranges="生涯規劃.D9:生涯規劃.D46 生涯規劃.I7:生涯規劃.I7 生涯規劃.I8:生涯規劃.I46 生涯規劃.J7:生涯規劃.J7 生涯規劃.J8:生涯規劃.J46 生涯規劃.K7:生涯規劃.K7 生涯規劃.K8:生涯規劃.K46 生涯規劃.L7:生涯規劃.L7 生涯規劃.L8:生涯規劃.L46 生涯規劃.M7:生涯規劃.M7 生涯規劃.M8:生涯規劃.M46 生涯規劃.N7:生涯規劃.N7 生涯規劃.N8:生涯規劃.N46 生涯規劃.O7:生涯規劃.O7 生涯規劃.O8:生涯規劃.O46 生涯規劃.P7:生涯規劃.P7 生涯規劃.P8:生涯規劃.P4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>
            <draw:frame table:end-cell-address="壯年期的圖表.K34" table:end-x="1.01mm" table:end-y="2.92mm" draw:z-index="1" draw:name="Chart 6" draw:style-name="gr1" draw:text-style-name="P1" svg:width="174.28mm" svg:height="91.84mm" svg:x="4.19mm" svg:y="4.23mm">
              <loext:p draw:notify-on-update-of-ranges="生涯規劃.D9:生涯規劃.D46 生涯規劃.R7:生涯規劃.R7 生涯規劃.R8:生涯規劃.R46 生涯規劃.Q7:生涯規劃.Q7 生涯規劃.Q8:生涯規劃.Q46 生涯規劃.S7:生涯規劃.S7 生涯規劃.S8:生涯規劃.S4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老年期的圖表" table:style-name="ta4">
        <table:table-column table:style-name="co16" table:number-columns-repeated="1024" table:default-cell-style-name="Default"/>
        <table:table-row table:style-name="ro3">
          <table:table-cell table:number-columns-repeated="1024"/>
        </table:table-row>
        <table:table-row table:style-name="ro3">
          <table:table-cell>
            <draw:frame table:end-cell-address="老年期的圖表.K17" table:end-x="1.5mm" table:end-y="4.76mm" draw:z-index="0" draw:name="Chart 1" draw:style-name="gr1" draw:text-style-name="P1" svg:width="175.27mm" svg:height="92.07mm" svg:x="3.69mm" svg:y="0mm">
              <loext:p draw:notify-on-update-of-ranges="生涯規劃.D49:生涯規劃.D68 生涯規劃.I47:生涯規劃.I47 生涯規劃.I48:生涯規劃.I68 生涯規劃.J47:生涯規劃.J47 生涯規劃.J48:生涯規劃.J68 生涯規劃.K47:生涯規劃.K47 生涯規劃.K48:生涯規劃.K68 生涯規劃.L47:生涯規劃.L47 生涯規劃.L48:生涯規劃.L68 生涯規劃.M47:生涯規劃.M47 生涯規劃.M48:生涯規劃.M68 生涯規劃.N47:生涯規劃.N47 生涯規劃.N48:生涯規劃.N68 生涯規劃.O47:生涯規劃.O47 生涯規劃.O48:生涯規劃.O68 生涯規劃.P47:生涯規劃.P47 生涯規劃.P48:生涯規劃.P68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>
            <draw:frame table:end-cell-address="老年期的圖表.K34" table:end-x="1.01mm" table:end-y="2.92mm" draw:z-index="1" draw:name="Chart 2" draw:style-name="gr1" draw:text-style-name="P1" svg:width="174.28mm" svg:height="91.84mm" svg:x="4.19mm" svg:y="4.23mm">
              <loext:p draw:notify-on-update-of-ranges="生涯規劃.D49:生涯規劃.D68 生涯規劃.R47:生涯規劃.R47 生涯規劃.R48:生涯規劃.R68 生涯規劃.Q47:生涯規劃.Q47 生涯規劃.Q48:生涯規劃.Q68 生涯規劃.S47:生涯規劃.S47 生涯規劃.S48:生涯規劃.S68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text>$</number:text>
      <number:number number:decimal-places="0" loext:min-decimal-places="0" number:min-integer-digits="1" number:grouping="true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">
      <number:text>$</number:text>
      <number:number number:decimal-places="2" loext:min-decimal-places="2" number:min-integer-digits="1" number:grouping="true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4">
      <number:text>$</number:text>
      <number:number number:decimal-places="1" loext:min-decimal-places="1" number:min-integer-digits="1" number:grouping="true"/>
    </number:number-style>
    <number:number-style style:name="N175">
      <number:text>$</number:text>
      <number:number number:decimal-places="3" loext:min-decimal-places="3" number:min-integer-digits="1" number:grouping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both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 style:data-style-name="N2" text:time-value="22:32:52.15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生涯規劃" style:display-name="PageStyle_生涯規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初起期的圖表" style:display-name="PageStyle_初起期的圖表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壯年期的圖表" style:display-name="PageStyle_壯年期的圖表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老年期的圖表" style:display-name="PageStyle_老年期的圖表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8-02-10T19:19:05</meta:creation-date>
    <dc:date>2016-06-20T22:34:17.685000000</dc:date>
    <meta:print-date>1998-02-10T20:51:29</meta:print-date>
    <meta:generator>LibreOffice/5.1.1.3$Windows_x86 LibreOffice_project/89f508ef3ecebd2cfb8e1def0f0ba9a803b88a6d</meta:generator>
    <meta:editing-duration>PT1M25S</meta:editing-duration>
    <meta:editing-cycles>1</meta:editing-cycles>
    <meta:document-statistic meta:table-count="4" meta:cell-count="105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7">
      <number:text>$</number:text>
      <number:number number:decimal-places="0" loext:min-decimal-places="0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標楷體" fo:font-size="24pt" style:font-size-asian="24pt" style:font-size-complex="24pt"/>
    </style:style>
    <style:style style:name="ch3" style:family="chart">
      <style:graphic-properties draw:fill="solid" draw:fill-color="#ffffff"/>
      <style:text-properties fo:color="#000000" fo:font-family="新細明體" fo:font-size="12pt" style:font-size-asian="12pt" style:font-size-complex="12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新細明體" fo:font-size="12pt" style:font-size-asian="12pt" style:font-size-complex="12pt"/>
    </style:style>
    <style:style style:name="ch6" style:family="chart">
      <style:chart-properties chart:auto-position="true" style:rotation-angle="0"/>
      <style:text-properties fo:color="#000000" fo:font-family="新細明體" fo:font-size="19.75pt" style:font-size-asian="19.75pt" style:font-size-complex="19.75pt"/>
    </style:style>
    <style:style style:name="ch7" style:family="chart" style:data-style-name="N157">
      <style:chart-properties chart:display-label="true" chart:tick-marks-major-inner="true" chart:tick-marks-major-outer="true" chart:logarithmic="false" chart:reverse-direction="false" text:line-break="false" loext:try-staggering-first="false" chart:link-data-style-to-source="true" chart:axis-position="1" chart:tick-mark-position="at-axis"/>
      <style:text-properties fo:color="#000000" fo:font-family="新細明體" fo:font-size="12pt" style:font-size-asian="12pt" style:font-size-complex="12pt"/>
    </style:style>
    <style:style style:name="ch8" style:family="chart">
      <style:chart-properties chart:auto-position="true" style:rotation-angle="90"/>
      <style:text-properties fo:color="#000000" fo:font-family="新細明體" fo:font-size="18pt" style:font-size-asian="18pt" style:font-size-complex="18pt"/>
    </style:style>
    <style:style style:name="ch9" style:family="chart" style:data-style-name="N157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157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 style:data-style-name="N157">
      <style:chart-properties chart:symbol-type="named-symbol" chart:symbol-name="arrow-up" chart:symbol-width="0.246cm" chart:symbol-height="0.246cm" chart:link-data-style-to-source="true"/>
      <style:graphic-properties svg:stroke-width="0.07cm" svg:stroke-color="#800080" draw:fill-color="#800080"/>
      <style:text-properties fo:font-size="10pt" style:font-size-asian="10pt" style:font-size-complex="10pt"/>
    </style:style>
    <style:style style:name="ch12" style:family="chart" style:data-style-name="N157">
      <style:chart-properties chart:symbol-type="named-symbol" chart:symbol-name="x" chart:symbol-width="0.176cm" chart:symbol-height="0.176cm" chart:link-data-style-to-source="tru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13" style:family="chart" style:data-style-name="N157">
      <style:chart-properties chart:symbol-type="named-symbol" chart:symbol-name="asterisk" chart:symbol-width="0.176cm" chart:symbol-height="0.176cm" chart:link-data-style-to-source="tru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4" style:family="chart" style:data-style-name="N157">
      <style:chart-properties chart:symbol-type="named-symbol" chart:symbol-name="circle" chart:symbol-width="0.176cm" chart:symbol-height="0.176cm" chart:link-data-style-to-source="true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5" style:family="chart" style:data-style-name="N157">
      <style:chart-properties chart:symbol-type="named-symbol" chart:symbol-name="plus" chart:symbol-width="0.176cm" chart:symbol-height="0.176cm" chart:link-data-style-to-source="true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6" style:family="chart">
      <style:graphic-properties draw:stroke="solid" svg:stroke-width="0.035cm" svg:stroke-color="#808080"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16.934cm" svg:height="9.658cm" xlink:href=".." xlink:type="simple" chart:class="chart:line" chart:style-name="ch1">
        <chart:title svg:x="6.198cm" svg:y="0.329cm" chart:style-name="ch2">
          <text:p>人生的起伏</text:p>
        </chart:title>
        <chart:legend svg:x="13.976cm" svg:y="2.504cm" style:legend-expansion="high" chart:style-name="ch3"/>
        <chart:plot-area chart:style-name="ch4" table:cell-range-address="生涯規劃.D4:生涯規劃.D6 生涯規劃.I4:生涯規劃.I6 生涯規劃.M4:生涯規劃.N6 生涯規劃.K4:生涯規劃.K6 生涯規劃.Q4:生涯規劃.S6" chart:data-source-has-labels="both" svg:x="1.582cm" svg:y="2.323cm" svg:width="12.351cm" svg:height="5.726cm">
          <chartooo:coordinate-region svg:x="3.738cm" svg:y="2.535cm" svg:width="9.982cm" svg:height="4.841cm"/>
          <chart:axis chart:dimension="x" chart:name="primary-x" chart:style-name="ch5" chartooo:axis-type="auto">
            <chartooo:date-scale/>
            <chart:title svg:x="6.943cm" svg:y="8.243cm" chart:style-name="ch6">
              <text:p>年歲</text:p>
            </chart:title>
            <chart:categories table:cell-range-address="生涯規劃.D4:生涯規劃.D6"/>
          </chart:axis>
          <chart:axis chart:dimension="y" chart:name="primary-y" chart:style-name="ch7">
            <chart:title svg:x="0.042cm" svg:y="5.935cm" chart:style-name="ch8">
              <text:p>金額</text:p>
            </chart:title>
            <chart:grid chart:class="major"/>
          </chart:axis>
          <chart:series chart:style-name="ch9" chart:values-cell-range-address="生涯規劃.I4:生涯規劃.I6" loext:label-string="&quot;一般收入&quot;" chart:class="chart:line">
            <chart:data-point chart:repeated="3"/>
          </chart:series>
          <chart:series chart:style-name="ch10" chart:values-cell-range-address="生涯規劃.M4:生涯規劃.M6" loext:label-string="&quot;理財收入&quot;" chart:class="chart:line">
            <chart:data-point chart:repeated="3"/>
          </chart:series>
          <chart:series chart:style-name="ch11" chart:values-cell-range-address="生涯規劃.K4:生涯規劃.K6" loext:label-string="&quot;生活開銷&quot;" chart:class="chart:line">
            <chart:data-point chart:repeated="3"/>
          </chart:series>
          <chart:series chart:style-name="ch12" chart:values-cell-range-address="生涯規劃.N4:生涯規劃.N6" loext:label-string="&quot;儲蓄值&quot;" chart:class="chart:line">
            <chart:data-point chart:repeated="3"/>
          </chart:series>
          <chart:series chart:style-name="ch13" chart:values-cell-range-address="生涯規劃.R4:生涯規劃.R6" loext:label-string="&quot;負債總值&quot;" chart:class="chart:line">
            <chart:data-point chart:repeated="3"/>
          </chart:series>
          <chart:series chart:style-name="ch14" chart:values-cell-range-address="生涯規劃.Q4:生涯規劃.Q6" loext:label-string="&quot;資產總值&quot;" chart:class="chart:line">
            <chart:data-point chart:repeated="3"/>
          </chart:series>
          <chart:series chart:style-name="ch15" chart:values-cell-range-address="生涯規劃.S4:生涯規劃.S6" loext:label-string="&quot;資產淨值&quot;" chart:class="chart:line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一般收入</text:p>
              </table:table-cell>
              <table:table-cell office:value-type="string">
                <text:p>理財收入</text:p>
              </table:table-cell>
              <table:table-cell office:value-type="string">
                <text:p>生活開銷</text:p>
              </table:table-cell>
              <table:table-cell office:value-type="string">
                <text:p>儲蓄值</text:p>
              </table:table-cell>
              <table:table-cell office:value-type="string">
                <text:p>負債總值</text:p>
              </table:table-cell>
              <table:table-cell office:value-type="string">
                <text:p>資產總值</text:p>
              </table:table-cell>
              <table:table-cell office:value-type="string">
                <text:p>資產淨值</text:p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生涯規劃.D4:生涯規劃.D6</svg:desc>
                </draw:g>
              </table:table-cell>
              <table:table-cell office:value-type="float" office:value="325000">
                <text:p>325000</text:p>
                <draw:g>
                  <svg:desc>生涯規劃.I4:生涯規劃.I6</svg:desc>
                </draw:g>
              </table:table-cell>
              <table:table-cell office:value-type="float" office:value="139000">
                <text:p>139000</text:p>
                <draw:g>
                  <svg:desc>生涯規劃.M4:生涯規劃.M6</svg:desc>
                </draw:g>
              </table:table-cell>
              <table:table-cell office:value-type="float" office:value="10000">
                <text:p>10000</text:p>
                <draw:g>
                  <svg:desc>生涯規劃.K4:生涯規劃.K6</svg:desc>
                </draw:g>
              </table:table-cell>
              <table:table-cell office:value-type="float" office:value="12000">
                <text:p>12000</text:p>
                <draw:g>
                  <svg:desc>生涯規劃.N4:生涯規劃.N6</svg:desc>
                </draw:g>
              </table:table-cell>
              <table:table-cell office:value-type="float" office:value="0">
                <text:p>0</text:p>
                <draw:g>
                  <svg:desc>生涯規劃.R4:生涯規劃.R6</svg:desc>
                </draw:g>
              </table:table-cell>
              <table:table-cell office:value-type="float" office:value="30000">
                <text:p>30000</text:p>
                <draw:g>
                  <svg:desc>生涯規劃.Q4:生涯規劃.Q6</svg:desc>
                </draw:g>
              </table:table-cell>
              <table:table-cell office:value-type="float" office:value="30000">
                <text:p>30000</text:p>
                <draw:g>
                  <svg:desc>生涯規劃.S4:生涯規劃.S6</svg:desc>
                </draw:g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64000">
                <text:p>364000</text:p>
              </table:table-cell>
              <table:table-cell office:value-type="float" office:value="250000">
                <text:p>250000</text:p>
              </table:table-cell>
              <table:table-cell office:value-type="float" office:value="20000">
                <text:p>20000</text:p>
              </table:table-cell>
              <table:table-cell office:value-type="float" office:value="26000">
                <text:p>26000</text:p>
              </table:table-cell>
              <table:table-cell office:value-type="float" office:value="0">
                <text:p>0</text:p>
              </table:table-cell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90000">
                <text:p>390000</text:p>
              </table:table-cell>
              <table:table-cell office:value-type="float" office:value="350000">
                <text:p>350000</text:p>
              </table:table-cell>
              <table:table-cell office:value-type="float" office:value="15000">
                <text:p>15000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7">
      <number:text>$</number:text>
      <number:number number:decimal-places="0" loext:min-decimal-places="0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標楷體" fo:font-size="26pt" style:font-size-asian="26pt" style:font-size-complex="26pt"/>
    </style:style>
    <style:style style:name="ch3" style:family="chart">
      <style:graphic-properties draw:fill="solid" draw:fill-color="#ffffff"/>
      <style:text-properties fo:color="#000000" fo:font-family="Arial"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細明體" fo:font-size="12pt" fo:font-weight="bold" style:font-size-asian="12pt" style:font-weight-asian="bold" style:font-size-complex="12pt" style:font-weight-complex="bold"/>
    </style:style>
    <style:style style:name="ch7" style:family="chart" style:data-style-name="N157">
      <style:chart-properties chart:display-label="true" chart:tick-marks-major-inner="true" chart:tick-marks-major-outer="true" chart:logarithmic="false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9" style:family="chart" style:data-style-name="N157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157">
      <style:chart-properties chart:symbol-type="none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 style:data-style-name="N157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12" style:family="chart" style:data-style-name="N157">
      <style:chart-properties chart:symbol-type="none" chart:link-data-style-to-source="true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3" style:family="chart" style:data-style-name="N157">
      <style:chart-properties chart:symbol-type="none" chart:link-data-style-to-source="tru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4" style:family="chart" style:data-style-name="N157">
      <style:chart-properties chart:symbol-type="none" chart:link-data-style-to-source="true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5" style:family="chart" style:data-style-name="N157">
      <style:chart-properties chart:symbol-type="none" chart:link-data-style-to-source="true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6" style:family="chart" style:data-style-name="N157">
      <style:chart-properties chart:symbol-type="none"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17.526cm" svg:height="9.208cm" xlink:href=".." xlink:type="simple" chart:class="chart:line" chart:style-name="ch1">
        <chart:title svg:x="5.1cm" svg:y="0.132cm" chart:style-name="ch2">
          <text:p>壯年期的人生曲線</text:p>
        </chart:title>
        <chart:legend svg:x="14.615cm" svg:y="2.679cm" style:legend-expansion="high" chart:style-name="ch3"/>
        <chart:plot-area chart:style-name="ch4" table:cell-range-address="生涯規劃.D9:生涯規劃.D46 生涯規劃.I7:生涯規劃.P46" chart:data-source-has-labels="both" svg:x="0.991cm" svg:y="1.978cm" svg:width="13.488cm" svg:height="6.306cm">
          <chartooo:coordinate-region svg:x="2.935cm" svg:y="1.978cm" svg:width="11.544cm" svg:height="4.997cm"/>
          <chart:axis chart:dimension="x" chart:name="primary-x" chart:style-name="ch5" chartooo:axis-type="text">
            <chart:title svg:x="7.235cm" svg:y="8.398cm" chart:style-name="ch6">
              <text:p>年歲</text:p>
            </chart:title>
            <chart:categories table:cell-range-address="生涯規劃.D9:生涯規劃.D46"/>
          </chart:axis>
          <chart:axis chart:dimension="y" chart:name="primary-y" chart:style-name="ch7">
            <chart:title svg:x="0cm" svg:y="5.631cm" chart:style-name="ch8">
              <text:p>金額</text:p>
            </chart:title>
          </chart:axis>
          <chart:series chart:style-name="ch9" chart:values-cell-range-address="生涯規劃.I8:生涯規劃.I46" chart:label-cell-address="生涯規劃.I7:生涯規劃.I7" chart:class="chart:line">
            <chart:data-point chart:repeated="39"/>
          </chart:series>
          <chart:series chart:style-name="ch10" chart:values-cell-range-address="生涯規劃.J8:生涯規劃.J46" chart:label-cell-address="生涯規劃.J7:生涯規劃.J7" chart:class="chart:line">
            <chart:data-point chart:repeated="39"/>
          </chart:series>
          <chart:series chart:style-name="ch11" chart:values-cell-range-address="生涯規劃.K8:生涯規劃.K46" chart:label-cell-address="生涯規劃.K7:生涯規劃.K7" chart:class="chart:line">
            <chart:data-point chart:repeated="39"/>
          </chart:series>
          <chart:series chart:style-name="ch12" chart:values-cell-range-address="生涯規劃.L8:生涯規劃.L46" chart:label-cell-address="生涯規劃.L7:生涯規劃.L7" chart:class="chart:line">
            <chart:data-point chart:repeated="39"/>
          </chart:series>
          <chart:series chart:style-name="ch13" chart:values-cell-range-address="生涯規劃.M8:生涯規劃.M46" chart:label-cell-address="生涯規劃.M7:生涯規劃.M7" chart:class="chart:line">
            <chart:data-point chart:repeated="39"/>
          </chart:series>
          <chart:series chart:style-name="ch14" chart:values-cell-range-address="生涯規劃.N8:生涯規劃.N46" chart:label-cell-address="生涯規劃.N7:生涯規劃.N7" chart:class="chart:line">
            <chart:data-point chart:repeated="39"/>
          </chart:series>
          <chart:series chart:style-name="ch15" chart:values-cell-range-address="生涯規劃.O8:生涯規劃.O46" chart:label-cell-address="生涯規劃.O7:生涯規劃.O7" chart:class="chart:line">
            <chart:data-point chart:repeated="39"/>
          </chart:series>
          <chart:series chart:style-name="ch16" chart:values-cell-range-address="生涯規劃.P8:生涯規劃.P46" chart:label-cell-address="生涯規劃.P7:生涯規劃.P7" chart:class="chart:line">
            <chart:data-point chart:repeated="3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自己收入</text:p>
                <draw:g>
                  <svg:desc>生涯規劃.I7:生涯規劃.I7</svg:desc>
                </draw:g>
              </table:table-cell>
              <table:table-cell office:value-type="string">
                <text:p>配偶收入</text:p>
                <draw:g>
                  <svg:desc>生涯規劃.J7:生涯規劃.J7</svg:desc>
                </draw:g>
              </table:table-cell>
              <table:table-cell office:value-type="string">
                <text:p>生活開銷</text:p>
                <draw:g>
                  <svg:desc>生涯規劃.K7:生涯規劃.K7</svg:desc>
                </draw:g>
              </table:table-cell>
              <table:table-cell office:value-type="string">
                <text:p>子女教育費</text:p>
                <draw:g>
                  <svg:desc>生涯規劃.L7:生涯規劃.L7</svg:desc>
                </draw:g>
              </table:table-cell>
              <table:table-cell office:value-type="string">
                <text:p>理財收入</text:p>
                <draw:g>
                  <svg:desc>生涯規劃.M7:生涯規劃.M7</svg:desc>
                </draw:g>
              </table:table-cell>
              <table:table-cell office:value-type="string">
                <text:p>儲蓄額</text:p>
                <draw:g>
                  <svg:desc>生涯規劃.N7:生涯規劃.N7</svg:desc>
                </draw:g>
              </table:table-cell>
              <table:table-cell office:value-type="string">
                <text:p>保險費</text:p>
                <draw:g>
                  <svg:desc>生涯規劃.O7:生涯規劃.O7</svg:desc>
                </draw:g>
              </table:table-cell>
              <table:table-cell office:value-type="string">
                <text:p>貸款</text:p>
                <draw:g>
                  <svg:desc>生涯規劃.P7:生涯規劃.P7</svg:desc>
                </draw:g>
              </table:table-cell>
            </table:table-row>
          </table:table-header-rows>
          <table:table-rows>
            <table:table-row>
              <table:table-cell office:value-type="float" office:value="28">
                <text:p>28</text:p>
                <draw:g>
                  <svg:desc>生涯規劃.D9:生涯規劃.D46</svg:desc>
                </draw:g>
              </table:table-cell>
              <table:table-cell office:value-type="float" office:value="NaN">
                <text:p>NaN</text:p>
                <draw:g>
                  <svg:desc>生涯規劃.I8:生涯規劃.I46</svg:desc>
                </draw:g>
              </table:table-cell>
              <table:table-cell office:value-type="float" office:value="NaN">
                <text:p>NaN</text:p>
                <draw:g>
                  <svg:desc>生涯規劃.J8:生涯規劃.J46</svg:desc>
                </draw:g>
              </table:table-cell>
              <table:table-cell office:value-type="float" office:value="NaN">
                <text:p>NaN</text:p>
                <draw:g>
                  <svg:desc>生涯規劃.K8:生涯規劃.K46</svg:desc>
                </draw:g>
              </table:table-cell>
              <table:table-cell office:value-type="float" office:value="NaN">
                <text:p>NaN</text:p>
                <draw:g>
                  <svg:desc>生涯規劃.L8:生涯規劃.L46</svg:desc>
                </draw:g>
              </table:table-cell>
              <table:table-cell office:value-type="float" office:value="NaN">
                <text:p>NaN</text:p>
                <draw:g>
                  <svg:desc>生涯規劃.M8:生涯規劃.M46</svg:desc>
                </draw:g>
              </table:table-cell>
              <table:table-cell office:value-type="float" office:value="NaN">
                <text:p>NaN</text:p>
                <draw:g>
                  <svg:desc>生涯規劃.N8:生涯規劃.N46</svg:desc>
                </draw:g>
              </table:table-cell>
              <table:table-cell office:value-type="float" office:value="NaN">
                <text:p>NaN</text:p>
                <draw:g>
                  <svg:desc>生涯規劃.O8:生涯規劃.O46</svg:desc>
                </draw:g>
              </table:table-cell>
              <table:table-cell office:value-type="float" office:value="NaN">
                <text:p>NaN</text:p>
                <draw:g>
                  <svg:desc>生涯規劃.P8:生涯規劃.P46</svg:desc>
                </draw:g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50000">
                <text:p>450000</text:p>
              </table:table-cell>
              <table:table-cell office:value-type="float" office:value="360000">
                <text:p>360000</text:p>
              </table:table-cell>
              <table:table-cell office:value-type="float" office:value="200000">
                <text:p>200000</text:p>
              </table:table-cell>
              <table:table-cell office:value-type="float" office:value="0">
                <text:p>0</text:p>
              </table:table-cell>
              <table:table-cell office:value-type="float" office:value="450000">
                <text:p>450000</text:p>
              </table:table-cell>
              <table:table-cell office:value-type="float" office:value="800000">
                <text:p>8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80000">
                <text:p>480000</text:p>
              </table:table-cell>
              <table:table-cell office:value-type="float" office:value="370000">
                <text:p>370000</text:p>
              </table:table-cell>
              <table:table-cell office:value-type="float" office:value="250000">
                <text:p>250000</text:p>
              </table:table-cell>
              <table:table-cell office:value-type="float" office:value="0">
                <text:p>0</text:p>
              </table:table-cell>
              <table:table-cell office:value-type="float" office:value="504000">
                <text:p>504000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20000">
                <text:p>520000</text:p>
              </table:table-cell>
              <table:table-cell office:value-type="float" office:value="380000">
                <text:p>380000</text:p>
              </table:table-cell>
              <table:table-cell office:value-type="float" office:value="400000">
                <text:p>400000</text:p>
              </table:table-cell>
              <table:table-cell office:value-type="float" office:value="0">
                <text:p>0</text:p>
              </table:table-cell>
              <table:table-cell office:value-type="float" office:value="564480">
                <text:p>564480</text:p>
              </table:table-cell>
              <table:table-cell office:value-type="float" office:value="980000">
                <text:p>980000</text:p>
              </table:table-cell>
              <table:table-cell office:value-type="float" office:value="NaN">
                <text:p>NaN</text:p>
              </table:table-cell>
              <table:table-cell office:value-type="float" office:value="1300000">
                <text:p>13000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50000">
                <text:p>550000</text:p>
              </table:table-cell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0">
                <text:p>0</text:p>
              </table:table-cell>
              <table:table-cell office:value-type="float" office:value="632217.6">
                <text:p>632217.6</text:p>
              </table:table-cell>
              <table:table-cell office:value-type="float" office:value="1150000">
                <text:p>1150000</text:p>
              </table:table-cell>
              <table:table-cell office:value-type="float" office:value="100000">
                <text:p>100000</text:p>
              </table:table-cell>
              <table:table-cell office:value-type="float" office:value="1100000">
                <text:p>110000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00000">
                <text:p>700000</text:p>
              </table:table-cell>
              <table:table-cell office:value-type="float" office:value="400000">
                <text:p>400000</text:p>
              </table:table-cell>
              <table:table-cell office:value-type="float" office:value="450000">
                <text:p>450000</text:p>
              </table:table-cell>
              <table:table-cell office:value-type="float" office:value="0">
                <text:p>0</text:p>
              </table:table-cell>
              <table:table-cell office:value-type="float" office:value="630054">
                <text:p>630054</text:p>
              </table:table-cell>
              <table:table-cell office:value-type="float" office:value="1200000">
                <text:p>1200000</text:p>
              </table:table-cell>
              <table:table-cell office:value-type="float" office:value="100000">
                <text:p>100000</text:p>
              </table:table-cell>
              <table:table-cell office:value-type="float" office:value="900000">
                <text:p>90000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20000">
                <text:p>720000</text:p>
              </table:table-cell>
              <table:table-cell office:value-type="float" office:value="380000">
                <text:p>380000</text:p>
              </table:table-cell>
              <table:table-cell office:value-type="float" office:value="450000">
                <text:p>450000</text:p>
              </table:table-cell>
              <table:table-cell office:value-type="float" office:value="0">
                <text:p>0</text:p>
              </table:table-cell>
              <table:table-cell office:value-type="float" office:value="650000">
                <text:p>65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">
                <text:p>100000</text:p>
              </table:table-cell>
              <table:table-cell office:value-type="float" office:value="700000">
                <text:p>70000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00000">
                <text:p>800000</text:p>
              </table:table-cell>
              <table:table-cell office:value-type="float" office:value="385000">
                <text:p>385000</text:p>
              </table:table-cell>
              <table:table-cell office:value-type="float" office:value="400000">
                <text:p>400000</text:p>
              </table:table-cell>
              <table:table-cell office:value-type="float" office:value="60000">
                <text:p>60000</text:p>
              </table:table-cell>
              <table:table-cell office:value-type="float" office:value="650000">
                <text:p>650000</text:p>
              </table:table-cell>
              <table:table-cell office:value-type="float" office:value="900000">
                <text:p>900000</text:p>
              </table:table-cell>
              <table:table-cell office:value-type="float" office:value="120000">
                <text:p>120000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00000">
                <text:p>800000</text:p>
              </table:table-cell>
              <table:table-cell office:value-type="float" office:value="385000">
                <text:p>385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">
                <text:p>120000</text:p>
              </table:table-cell>
              <table:table-cell office:value-type="float" office:value="769080">
                <text:p>769080</text:p>
              </table:table-cell>
              <table:table-cell office:value-type="float" office:value="870000">
                <text:p>870000</text:p>
              </table:table-cell>
              <table:table-cell office:value-type="float" office:value="100000">
                <text:p>1000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05000">
                <text:p>805000</text:p>
              </table:table-cell>
              <table:table-cell office:value-type="float" office:value="390000">
                <text:p>390000</text:p>
              </table:table-cell>
              <table:table-cell office:value-type="float" office:value="400000">
                <text:p>400000</text:p>
              </table:table-cell>
              <table:table-cell office:value-type="float" office:value="100000">
                <text:p>100000</text:p>
              </table:table-cell>
              <table:table-cell office:value-type="float" office:value="554670">
                <text:p>554670</text:p>
              </table:table-cell>
              <table:table-cell office:value-type="float" office:value="850000">
                <text:p>8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20000">
                <text:p>820000</text:p>
              </table:table-cell>
              <table:table-cell office:value-type="float" office:value="390000">
                <text:p>390000</text:p>
              </table:table-cell>
              <table:table-cell office:value-type="float" office:value="450000">
                <text:p>450000</text:p>
              </table:table-cell>
              <table:table-cell office:value-type="float" office:value="75000">
                <text:p>75000</text:p>
              </table:table-cell>
              <table:table-cell office:value-type="float" office:value="555430">
                <text:p>555430</text:p>
              </table:table-cell>
              <table:table-cell office:value-type="float" office:value="943000">
                <text:p>943000</text:p>
              </table:table-cell>
              <table:table-cell office:value-type="float" office:value="100000">
                <text:p>100000</text:p>
              </table:table-cell>
              <table:table-cell office:value-type="float" office:value="1900000">
                <text:p>190000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50000">
                <text:p>850000</text:p>
              </table:table-cell>
              <table:table-cell office:value-type="float" office:value="400000">
                <text:p>400000</text:p>
              </table:table-cell>
              <table:table-cell office:value-type="float" office:value="468000">
                <text:p>468000</text:p>
              </table:table-cell>
              <table:table-cell office:value-type="float" office:value="75000">
                <text:p>75000</text:p>
              </table:table-cell>
              <table:table-cell office:value-type="float" office:value="555430">
                <text:p>555430</text:p>
              </table:table-cell>
              <table:table-cell office:value-type="float" office:value="760000">
                <text:p>760000</text:p>
              </table:table-cell>
              <table:table-cell office:value-type="float" office:value="100000">
                <text:p>100000</text:p>
              </table:table-cell>
              <table:table-cell office:value-type="float" office:value="1800000">
                <text:p>18000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00000">
                <text:p>1000000</text:p>
              </table:table-cell>
              <table:table-cell office:value-type="float" office:value="380000">
                <text:p>380000</text:p>
              </table:table-cell>
              <table:table-cell office:value-type="float" office:value="486720">
                <text:p>486720</text:p>
              </table:table-cell>
              <table:table-cell office:value-type="float" office:value="10000">
                <text:p>10000</text:p>
              </table:table-cell>
              <table:table-cell office:value-type="float" office:value="555430">
                <text:p>555430</text:p>
              </table:table-cell>
              <table:table-cell office:value-type="float" office:value="654300">
                <text:p>654300</text:p>
              </table:table-cell>
              <table:table-cell office:value-type="float" office:value="180000">
                <text:p>180000</text:p>
              </table:table-cell>
              <table:table-cell office:value-type="float" office:value="1700000">
                <text:p>170000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700000">
                <text:p>700000</text:p>
              </table:table-cell>
              <table:table-cell office:value-type="float" office:value="140000">
                <text:p>140000</text:p>
              </table:table-cell>
              <table:table-cell office:value-type="float" office:value="506188.8">
                <text:p>506188.8</text:p>
              </table:table-cell>
              <table:table-cell office:value-type="float" office:value="10500">
                <text:p>10500</text:p>
              </table:table-cell>
              <table:table-cell office:value-type="float" office:value="555430">
                <text:p>555430</text:p>
              </table:table-cell>
              <table:table-cell office:value-type="float" office:value="250000">
                <text:p>250000</text:p>
              </table:table-cell>
              <table:table-cell office:value-type="float" office:value="180000">
                <text:p>18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00000">
                <text:p>900000</text:p>
              </table:table-cell>
              <table:table-cell office:value-type="float" office:value="0">
                <text:p>0</text:p>
              </table:table-cell>
              <table:table-cell office:value-type="float" office:value="526436.352">
                <text:p>526436.352</text:p>
              </table:table-cell>
              <table:table-cell office:value-type="float" office:value="11025">
                <text:p>11025</text:p>
              </table:table-cell>
              <table:table-cell office:value-type="float" office:value="555430">
                <text:p>555430</text:p>
              </table:table-cell>
              <table:table-cell office:value-type="float" office:value="250000">
                <text:p>250000</text:p>
              </table:table-cell>
              <table:table-cell office:value-type="float" office:value="180000">
                <text:p>180000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50000">
                <text:p>950000</text:p>
              </table:table-cell>
              <table:table-cell office:value-type="float" office:value="0">
                <text:p>0</text:p>
              </table:table-cell>
              <table:table-cell office:value-type="float" office:value="1200000">
                <text:p>1200000</text:p>
              </table:table-cell>
              <table:table-cell office:value-type="float" office:value="11576.25">
                <text:p>11576.25</text:p>
              </table:table-cell>
              <table:table-cell office:value-type="float" office:value="555430">
                <text:p>555430</text:p>
              </table:table-cell>
              <table:table-cell office:value-type="float" office:value="250000">
                <text:p>250000</text:p>
              </table:table-cell>
              <table:table-cell office:value-type="float" office:value="180000">
                <text:p>180000</text:p>
              </table:table-cell>
              <table:table-cell office:value-type="float" office:value="1400000">
                <text:p>140000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200000">
                <text:p>1200000</text:p>
              </table:table-cell>
              <table:table-cell office:value-type="float" office:value="0">
                <text:p>0</text:p>
              </table:table-cell>
              <table:table-cell office:value-type="float" office:value="547493.80608">
                <text:p>547493.80608</text:p>
              </table:table-cell>
              <table:table-cell office:value-type="float" office:value="12155.0625">
                <text:p>12155.0625</text:p>
              </table:table-cell>
              <table:table-cell office:value-type="float" office:value="555430">
                <text:p>555430</text:p>
              </table:table-cell>
              <table:table-cell office:value-type="float" office:value="250000">
                <text:p>250000</text:p>
              </table:table-cell>
              <table:table-cell office:value-type="float" office:value="180000">
                <text:p>180000</text:p>
              </table:table-cell>
              <table:table-cell office:value-type="float" office:value="1300000">
                <text:p>130000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300000">
                <text:p>1300000</text:p>
              </table:table-cell>
              <table:table-cell office:value-type="float" office:value="0">
                <text:p>0</text:p>
              </table:table-cell>
              <table:table-cell office:value-type="float" office:value="569393.5583232">
                <text:p>569393.5583232</text:p>
              </table:table-cell>
              <table:table-cell office:value-type="float" office:value="12762.815625">
                <text:p>12762.815625</text:p>
              </table:table-cell>
              <table:table-cell office:value-type="float" office:value="555430">
                <text:p>555430</text:p>
              </table:table-cell>
              <table:table-cell office:value-type="float" office:value="250000">
                <text:p>250000</text:p>
              </table:table-cell>
              <table:table-cell office:value-type="float" office:value="180000">
                <text:p>180000</text:p>
              </table:table-cell>
              <table:table-cell office:value-type="float" office:value="1200000">
                <text:p>120000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000000">
                <text:p>1000000</text:p>
              </table:table-cell>
              <table:table-cell office:value-type="float" office:value="0">
                <text:p>0</text:p>
              </table:table-cell>
              <table:table-cell office:value-type="float" office:value="592169.300656128">
                <text:p>592169.300656128</text:p>
              </table:table-cell>
              <table:table-cell office:value-type="float" office:value="20000">
                <text:p>20000</text:p>
              </table:table-cell>
              <table:table-cell office:value-type="float" office:value="602340">
                <text:p>602340</text:p>
              </table:table-cell>
              <table:table-cell office:value-type="float" office:value="300000">
                <text:p>300000</text:p>
              </table:table-cell>
              <table:table-cell office:value-type="float" office:value="180000">
                <text:p>180000</text:p>
              </table:table-cell>
              <table:table-cell office:value-type="float" office:value="1100000">
                <text:p>110000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000000">
                <text:p>2000000</text:p>
              </table:table-cell>
              <table:table-cell office:value-type="float" office:value="0">
                <text:p>0</text:p>
              </table:table-cell>
              <table:table-cell office:value-type="float" office:value="615856.072682373">
                <text:p>615856.072682373</text:p>
              </table:table-cell>
              <table:table-cell office:value-type="float" office:value="21000">
                <text:p>21000</text:p>
              </table:table-cell>
              <table:table-cell office:value-type="float" office:value="602340">
                <text:p>602340</text:p>
              </table:table-cell>
              <table:table-cell office:value-type="float" office:value="350000">
                <text:p>350000</text:p>
              </table:table-cell>
              <table:table-cell office:value-type="float" office:value="180000">
                <text:p>18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500000">
                <text:p>1500000</text:p>
              </table:table-cell>
              <table:table-cell office:value-type="float" office:value="0">
                <text:p>0</text:p>
              </table:table-cell>
              <table:table-cell office:value-type="float" office:value="640490.315589668">
                <text:p>640490.315589668</text:p>
              </table:table-cell>
              <table:table-cell office:value-type="float" office:value="80000">
                <text:p>80000</text:p>
              </table:table-cell>
              <table:table-cell office:value-type="float" office:value="602340">
                <text:p>602340</text:p>
              </table:table-cell>
              <table:table-cell office:value-type="float" office:value="400000">
                <text:p>400000</text:p>
              </table:table-cell>
              <table:table-cell office:value-type="float" office:value="180000">
                <text:p>180000</text:p>
              </table:table-cell>
              <table:table-cell office:value-type="float" office:value="900000">
                <text:p>90000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050000">
                <text:p>1050000</text:p>
              </table:table-cell>
              <table:table-cell office:value-type="float" office:value="0">
                <text:p>0</text:p>
              </table:table-cell>
              <table:table-cell office:value-type="float" office:value="666109.928213255">
                <text:p>666109.928213255</text:p>
              </table:table-cell>
              <table:table-cell office:value-type="float" office:value="84000">
                <text:p>84000</text:p>
              </table:table-cell>
              <table:table-cell office:value-type="float" office:value="602340">
                <text:p>602340</text:p>
              </table:table-cell>
              <table:table-cell office:value-type="float" office:value="300000">
                <text:p>300000</text:p>
              </table:table-cell>
              <table:table-cell office:value-type="float" office:value="180000">
                <text:p>18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50000">
                <text:p>650000</text:p>
              </table:table-cell>
              <table:table-cell office:value-type="float" office:value="0">
                <text:p>0</text:p>
              </table:table-cell>
              <table:table-cell office:value-type="float" office:value="692754.325341785">
                <text:p>692754.325341785</text:p>
              </table:table-cell>
              <table:table-cell office:value-type="float" office:value="88200">
                <text:p>88200</text:p>
              </table:table-cell>
              <table:table-cell office:value-type="float" office:value="602340">
                <text:p>602340</text:p>
              </table:table-cell>
              <table:table-cell office:value-type="float" office:value="389000">
                <text:p>389000</text:p>
              </table:table-cell>
              <table:table-cell office:value-type="float" office:value="180000">
                <text:p>180000</text:p>
              </table:table-cell>
              <table:table-cell office:value-type="float" office:value="700000">
                <text:p>70000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850000">
                <text:p>850000</text:p>
              </table:table-cell>
              <table:table-cell office:value-type="float" office:value="0">
                <text:p>0</text:p>
              </table:table-cell>
              <table:table-cell office:value-type="float" office:value="720464.498355457">
                <text:p>720464.498355457</text:p>
              </table:table-cell>
              <table:table-cell office:value-type="float" office:value="120000">
                <text:p>120000</text:p>
              </table:table-cell>
              <table:table-cell office:value-type="float" office:value="602340">
                <text:p>602340</text:p>
              </table:table-cell>
              <table:table-cell office:value-type="float" office:value="432000">
                <text:p>432000</text:p>
              </table:table-cell>
              <table:table-cell office:value-type="float" office:value="180000">
                <text:p>180000</text:p>
              </table:table-cell>
              <table:table-cell office:value-type="float" office:value="600000">
                <text:p>60000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50000">
                <text:p>950000</text:p>
              </table:table-cell>
              <table:table-cell office:value-type="float" office:value="0">
                <text:p>0</text:p>
              </table:table-cell>
              <table:table-cell office:value-type="float" office:value="749283.078289675">
                <text:p>749283.078289675</text:p>
              </table:table-cell>
              <table:table-cell office:value-type="float" office:value="126000">
                <text:p>12600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75000">
                <text:p>875000</text:p>
              </table:table-cell>
              <table:table-cell office:value-type="float" office:value="0">
                <text:p>0</text:p>
              </table:table-cell>
              <table:table-cell office:value-type="float" office:value="779254.401421262">
                <text:p>779254.401421262</text:p>
              </table:table-cell>
              <table:table-cell office:value-type="float" office:value="132300">
                <text:p>13230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200000">
                <text:p>1200000</text:p>
              </table:table-cell>
              <table:table-cell office:value-type="float" office:value="0">
                <text:p>0</text:p>
              </table:table-cell>
              <table:table-cell office:value-type="float" office:value="810424.577478112">
                <text:p>810424.577478112</text:p>
              </table:table-cell>
              <table:table-cell office:value-type="float" office:value="138915">
                <text:p>138915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67800">
                <text:p>1067800</text:p>
              </table:table-cell>
              <table:table-cell office:value-type="float" office:value="0">
                <text:p>0</text:p>
              </table:table-cell>
              <table:table-cell office:value-type="float" office:value="842841.560577237">
                <text:p>842841.560577237</text:p>
              </table:table-cell>
              <table:table-cell office:value-type="float" office:value="78000">
                <text:p>7800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93400">
                <text:p>893400</text:p>
              </table:table-cell>
              <table:table-cell office:value-type="float" office:value="0">
                <text:p>0</text:p>
              </table:table-cell>
              <table:table-cell office:value-type="float" office:value="876555.223000326">
                <text:p>876555.223000326</text:p>
              </table:table-cell>
              <table:table-cell office:value-type="float" office:value="81900">
                <text:p>8190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00000">
                <text:p>1100000</text:p>
              </table:table-cell>
              <table:table-cell office:value-type="float" office:value="0">
                <text:p>0</text:p>
              </table:table-cell>
              <table:table-cell office:value-type="float" office:value="911617.431920339">
                <text:p>911617.431920339</text:p>
              </table:table-cell>
              <table:table-cell office:value-type="float" office:value="85995">
                <text:p>85995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65000">
                <text:p>865000</text:p>
              </table:table-cell>
              <table:table-cell office:value-type="float" office:value="0">
                <text:p>0</text:p>
              </table:table-cell>
              <table:table-cell office:value-type="float" office:value="948082.129197153">
                <text:p>948082.129197153</text:p>
              </table:table-cell>
              <table:table-cell office:value-type="float" office:value="0">
                <text:p>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250000">
                <text:p>1250000</text:p>
              </table:table-cell>
              <table:table-cell office:value-type="float" office:value="0">
                <text:p>0</text:p>
              </table:table-cell>
              <table:table-cell office:value-type="float" office:value="986005.414365039">
                <text:p>986005.414365039</text:p>
              </table:table-cell>
              <table:table-cell office:value-type="float" office:value="0">
                <text:p>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89500">
                <text:p>1189500</text:p>
              </table:table-cell>
              <table:table-cell office:value-type="float" office:value="0">
                <text:p>0</text:p>
              </table:table-cell>
              <table:table-cell office:value-type="float" office:value="1025445.63093964">
                <text:p>1025445.63093964</text:p>
              </table:table-cell>
              <table:table-cell office:value-type="float" office:value="0">
                <text:p>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50000">
                <text:p>750000</text:p>
              </table:table-cell>
              <table:table-cell office:value-type="float" office:value="0">
                <text:p>0</text:p>
              </table:table-cell>
              <table:table-cell office:value-type="float" office:value="1066463.45617723">
                <text:p>1066463.45617723</text:p>
              </table:table-cell>
              <table:table-cell office:value-type="float" office:value="0">
                <text:p>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57000">
                <text:p>857000</text:p>
              </table:table-cell>
              <table:table-cell office:value-type="float" office:value="0">
                <text:p>0</text:p>
              </table:table-cell>
              <table:table-cell office:value-type="float" office:value="1109121.99442432">
                <text:p>1109121.99442432</text:p>
              </table:table-cell>
              <table:table-cell office:value-type="float" office:value="0">
                <text:p>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89000">
                <text:p>889000</text:p>
              </table:table-cell>
              <table:table-cell office:value-type="float" office:value="0">
                <text:p>0</text:p>
              </table:table-cell>
              <table:table-cell office:value-type="float" office:value="1153486.87420129">
                <text:p>1153486.87420129</text:p>
              </table:table-cell>
              <table:table-cell office:value-type="float" office:value="0">
                <text:p>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64000">
                <text:p>964000</text:p>
              </table:table-cell>
              <table:table-cell office:value-type="float" office:value="0">
                <text:p>0</text:p>
              </table:table-cell>
              <table:table-cell office:value-type="float" office:value="1199626.34916934">
                <text:p>1199626.34916934</text:p>
              </table:table-cell>
              <table:table-cell office:value-type="float" office:value="0">
                <text:p>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34000">
                <text:p>734000</text:p>
              </table:table-cell>
              <table:table-cell office:value-type="float" office:value="0">
                <text:p>0</text:p>
              </table:table-cell>
              <table:table-cell office:value-type="float" office:value="1247611.40313611">
                <text:p>1247611.40313611</text:p>
              </table:table-cell>
              <table:table-cell office:value-type="float" office:value="0">
                <text:p>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800000">
                <text:p>800000</text:p>
              </table:table-cell>
              <table:table-cell office:value-type="float" office:value="0">
                <text:p>0</text:p>
              </table:table-cell>
              <table:table-cell office:value-type="float" office:value="1297515.85926156">
                <text:p>1297515.85926156</text:p>
              </table:table-cell>
              <table:table-cell office:value-type="float" office:value="0">
                <text:p>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7">
      <number:text>$</number:text>
      <number:number number:decimal-places="0" loext:min-decimal-places="0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標楷體" fo:font-size="26pt" style:font-size-asian="26pt" style:font-size-complex="26pt"/>
    </style:style>
    <style:style style:name="ch3" style:family="chart">
      <style:chart-properties chart:three-dimensional="true" chart:deep="true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axis-label-position="outside-start" chart:tick-mark-position="at-axis" style:rotation-angle="90"/>
      <style:graphic-properties draw:stroke="none"/>
      <style:text-properties fo:color="#000000" fo:font-family="Arial" fo:font-size="8pt" fo:font-weight="bold" style:font-size-asian="8pt" style:font-weight-asian="bold" style:font-size-complex="8pt" style:font-weight-complex="bold"/>
    </style:style>
    <style:style style:name="ch5" style:family="chart">
      <style:chart-properties chart:auto-position="true" style:rotation-angle="0"/>
      <style:text-properties fo:color="#000000" fo:font-family="新細明體" fo:font-size="12pt" fo:font-style="italic" style:text-underline-style="solid" style:text-underline-width="auto" fo:font-weight="bold" style:font-size-asian="12pt" style:font-style-asian="italic" style:font-weight-asian="bold" style:font-size-complex="12pt" style:font-style-complex="italic" style:font-weight-complex="bold"/>
    </style:style>
    <style:style style:name="ch6" style:family="chart" style:data-style-name="N157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size-complex="10pt"/>
    </style:style>
    <style:style style:name="ch7" style:family="chart" style:data-style-name="N157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axis-label-position="outside-start" chart:tick-mark-position="at-axis"/>
      <style:graphic-properties draw:stroke="none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 style:data-style-name="N157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157">
      <style:chart-properties chart:link-data-style-to-source="true"/>
      <style:graphic-properties draw:stroke="none" draw:fill-color="#0000ff"/>
      <style:text-properties fo:font-size="10pt" style:font-size-asian="10pt" style:font-size-complex="10pt"/>
    </style:style>
    <style:style style:name="ch10" style:family="chart" style:data-style-name="N157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1" style:family="chart">
      <style:graphic-properties draw:stroke="solid" draw:fill="solid" draw:fill-color="#cc99ff"/>
    </style:style>
    <style:style style:name="ch12" style:family="chart">
      <style:graphic-properties draw:fill="none" draw:fill-color="#000000"/>
    </style:style>
  </office:automatic-styles>
  <office:body>
    <office:chart>
      <chart:chart svg:width="17.427cm" svg:height="9.183cm" xlink:href=".." xlink:type="simple" chart:class="chart:area" chart:style-name="ch1">
        <chart:title svg:x="5.96cm" svg:y="0.132cm" chart:style-name="ch2">
          <text:p>壯年期的資產</text:p>
        </chart:title>
        <chart:plot-area chart:style-name="ch3" table:cell-range-address="生涯規劃.D9:生涯規劃.D46 生涯規劃.Q7:生涯規劃.S46" chart:data-source-has-labels="both" svg:x="0.377cm" svg:y="1.978cm" svg:width="16.802cm" svg:height="7.205cm" dr3d:transform="matrix (0.532751037212889 0.0851998418228748 -0.841972279414203 0.0661120345199268 0.987688478512442 0.141776825699456 0.843685682728009 -0.13119625134559 0.5205593264870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3.48cm" svg:y="1.978cm" svg:width="12.726cm" svg:height="6.648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8.278cm" svg:y="8.373cm" chart:style-name="ch5">
              <text:p>年歲</text:p>
            </chart:title>
            <chart:categories table:cell-range-address="生涯規劃.D9:生涯規劃.D46"/>
          </chart:axis>
          <chart:axis chart:dimension="y" chart:name="primary-y" chart:style-name="ch6"/>
          <chart:axis chart:dimension="z" chart:name="primary-z" chart:style-name="ch7">
            <chart:title svg:x="16.427cm" svg:y="8.373cm" chart:style-name="ch5">
              <text:p>金額</text:p>
            </chart:title>
          </chart:axis>
          <chart:series chart:style-name="ch8" chart:values-cell-range-address="生涯規劃.R8:生涯規劃.R46" chart:label-cell-address="生涯規劃.R7:生涯規劃.R7" chart:class="chart:area">
            <chart:data-point chart:repeated="39"/>
          </chart:series>
          <chart:series chart:style-name="ch9" chart:values-cell-range-address="生涯規劃.Q8:生涯規劃.Q46" chart:label-cell-address="生涯規劃.Q7:生涯規劃.Q7" chart:class="chart:area">
            <chart:data-point chart:repeated="39"/>
          </chart:series>
          <chart:series chart:style-name="ch10" chart:values-cell-range-address="生涯規劃.S8:生涯規劃.S46" chart:label-cell-address="生涯規劃.S7:生涯規劃.S7" chart:class="chart:area"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負債總值</text:p>
                <draw:g>
                  <svg:desc>生涯規劃.R7:生涯規劃.R7</svg:desc>
                </draw:g>
              </table:table-cell>
              <table:table-cell office:value-type="string">
                <text:p>資產總值</text:p>
                <draw:g>
                  <svg:desc>生涯規劃.Q7:生涯規劃.Q7</svg:desc>
                </draw:g>
              </table:table-cell>
              <table:table-cell office:value-type="string">
                <text:p>資產淨值</text:p>
                <draw:g>
                  <svg:desc>生涯規劃.S7:生涯規劃.S7</svg:desc>
                </draw:g>
              </table:table-cell>
            </table:table-row>
          </table:table-header-rows>
          <table:table-rows>
            <table:table-row>
              <table:table-cell office:value-type="float" office:value="28">
                <text:p>28</text:p>
                <draw:g>
                  <svg:desc>生涯規劃.D9:生涯規劃.D46</svg:desc>
                </draw:g>
              </table:table-cell>
              <table:table-cell office:value-type="float" office:value="NaN">
                <text:p>NaN</text:p>
                <draw:g>
                  <svg:desc>生涯規劃.R8:生涯規劃.R46</svg:desc>
                </draw:g>
              </table:table-cell>
              <table:table-cell office:value-type="float" office:value="NaN">
                <text:p>NaN</text:p>
                <draw:g>
                  <svg:desc>生涯規劃.Q8:生涯規劃.Q46</svg:desc>
                </draw:g>
              </table:table-cell>
              <table:table-cell office:value-type="float" office:value="NaN">
                <text:p>NaN</text:p>
                <draw:g>
                  <svg:desc>生涯規劃.S8:生涯規劃.S46</svg:desc>
                </draw:g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200000">
                <text:p>1200000</text:p>
              </table:table-cell>
              <table:table-cell office:value-type="float" office:value="1200000">
                <text:p>12000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00000">
                <text:p>1600000</text:p>
              </table:table-cell>
              <table:table-cell office:value-type="float" office:value="6500000">
                <text:p>6500000</text:p>
              </table:table-cell>
              <table:table-cell office:value-type="float" office:value="4900000">
                <text:p>490000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444800">
                <text:p>1444800</text:p>
              </table:table-cell>
              <table:table-cell office:value-type="float" office:value="7800000">
                <text:p>7800000</text:p>
              </table:table-cell>
              <table:table-cell office:value-type="float" office:value="6355200">
                <text:p>63552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04654.4">
                <text:p>1304654.4</text:p>
              </table:table-cell>
              <table:table-cell office:value-type="float" office:value="9360000">
                <text:p>9360000</text:p>
              </table:table-cell>
              <table:table-cell office:value-type="float" office:value="8055345.6">
                <text:p>8055345.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78102.9232">
                <text:p>1178102.9232</text:p>
              </table:table-cell>
              <table:table-cell office:value-type="float" office:value="11232000">
                <text:p>11232000</text:p>
              </table:table-cell>
              <table:table-cell office:value-type="float" office:value="10053897.0768">
                <text:p>10053897.076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063826.9396496">
                <text:p>1063826.9396496</text:p>
              </table:table-cell>
              <table:table-cell office:value-type="float" office:value="13478400">
                <text:p>13478400</text:p>
              </table:table-cell>
              <table:table-cell office:value-type="float" office:value="12414573.0603504">
                <text:p>12414573.060350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60635.726503589">
                <text:p>960635.726503589</text:p>
              </table:table-cell>
              <table:table-cell office:value-type="float" office:value="16174080">
                <text:p>16174080</text:p>
              </table:table-cell>
              <table:table-cell office:value-type="float" office:value="15213444.2734964">
                <text:p>15213444.273496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67454.061032741">
                <text:p>867454.061032741</text:p>
              </table:table-cell>
              <table:table-cell office:value-type="float" office:value="18076543">
                <text:p>18076543</text:p>
              </table:table-cell>
              <table:table-cell office:value-type="float" office:value="17209088.9389673">
                <text:p>17209088.938967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100000">
                <text:p>2100000</text:p>
              </table:table-cell>
              <table:table-cell office:value-type="float" office:value="21000000">
                <text:p>21000000</text:p>
              </table:table-cell>
              <table:table-cell office:value-type="float" office:value="18900000">
                <text:p>1890000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896300">
                <text:p>1896300</text:p>
              </table:table-cell>
              <table:table-cell office:value-type="float" office:value="21420000">
                <text:p>21420000</text:p>
              </table:table-cell>
              <table:table-cell office:value-type="float" office:value="19523700">
                <text:p>1952370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712358.9">
                <text:p>1712358.9</text:p>
              </table:table-cell>
              <table:table-cell office:value-type="float" office:value="21848400">
                <text:p>21848400</text:p>
              </table:table-cell>
              <table:table-cell office:value-type="float" office:value="20136041.1">
                <text:p>20136041.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46260.0867">
                <text:p>1546260.0867</text:p>
              </table:table-cell>
              <table:table-cell office:value-type="float" office:value="22285368">
                <text:p>22285368</text:p>
              </table:table-cell>
              <table:table-cell office:value-type="float" office:value="20739107.9133">
                <text:p>20739107.91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396272.8582901">
                <text:p>1396272.8582901</text:p>
              </table:table-cell>
              <table:table-cell office:value-type="float" office:value="22731075.36">
                <text:p>22731075.36</text:p>
              </table:table-cell>
              <table:table-cell office:value-type="float" office:value="21334802.5017099">
                <text:p>21334802.50170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60834.39103596">
                <text:p>1260834.39103596</text:p>
              </table:table-cell>
              <table:table-cell office:value-type="float" office:value="23185696.8672">
                <text:p>23185696.8672</text:p>
              </table:table-cell>
              <table:table-cell office:value-type="float" office:value="21924862.476164">
                <text:p>21924862.47616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38533.45510547">
                <text:p>1138533.45510547</text:p>
              </table:table-cell>
              <table:table-cell office:value-type="float" office:value="23649410.804544">
                <text:p>23649410.804544</text:p>
              </table:table-cell>
              <table:table-cell office:value-type="float" office:value="22510877.3494385">
                <text:p>22510877.349438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028095.70996024">
                <text:p>1028095.70996024</text:p>
              </table:table-cell>
              <table:table-cell office:value-type="float" office:value="24122399.0206349">
                <text:p>24122399.0206349</text:p>
              </table:table-cell>
              <table:table-cell office:value-type="float" office:value="23094303.3106746">
                <text:p>23094303.310674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28370.426094098">
                <text:p>928370.426094098</text:p>
              </table:table-cell>
              <table:table-cell office:value-type="float" office:value="24604847.0010476">
                <text:p>24604847.0010476</text:p>
              </table:table-cell>
              <table:table-cell office:value-type="float" office:value="23676476.5749535">
                <text:p>23676476.574953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38318.494762971">
                <text:p>838318.494762971</text:p>
              </table:table-cell>
              <table:table-cell office:value-type="float" office:value="25096943.9410685">
                <text:p>25096943.9410685</text:p>
              </table:table-cell>
              <table:table-cell office:value-type="float" office:value="24258625.4463056">
                <text:p>24258625.446305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57001.600770962">
                <text:p>757001.600770962</text:p>
              </table:table-cell>
              <table:table-cell office:value-type="float" office:value="25598882.8198899">
                <text:p>25598882.8198899</text:p>
              </table:table-cell>
              <table:table-cell office:value-type="float" office:value="24841881.2191189">
                <text:p>24841881.219118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83572.445496179">
                <text:p>683572.445496179</text:p>
              </table:table-cell>
              <table:table-cell office:value-type="float" office:value="26110860.4762877">
                <text:p>26110860.4762877</text:p>
              </table:table-cell>
              <table:table-cell office:value-type="float" office:value="25427288.0307915">
                <text:p>25427288.030791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617265.91828305">
                <text:p>617265.91828305</text:p>
              </table:table-cell>
              <table:table-cell office:value-type="float" office:value="26633077.6858134">
                <text:p>26633077.6858134</text:p>
              </table:table-cell>
              <table:table-cell office:value-type="float" office:value="26015811.7675304">
                <text:p>26015811.76753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7391.124209594">
                <text:p>557391.124209594</text:p>
              </table:table-cell>
              <table:table-cell office:value-type="float" office:value="27165739.2395297">
                <text:p>27165739.2395297</text:p>
              </table:table-cell>
              <table:table-cell office:value-type="float" office:value="26608348.1153201">
                <text:p>26608348.115320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03324.185161263">
                <text:p>503324.185161263</text:p>
              </table:table-cell>
              <table:table-cell office:value-type="float" office:value="27709054.0243203">
                <text:p>27709054.0243203</text:p>
              </table:table-cell>
              <table:table-cell office:value-type="float" office:value="27205729.839159">
                <text:p>27205729.83915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54501.739200621">
                <text:p>454501.739200621</text:p>
              </table:table-cell>
              <table:table-cell office:value-type="float" office:value="28263235.1048067">
                <text:p>28263235.1048067</text:p>
              </table:table-cell>
              <table:table-cell office:value-type="float" office:value="27808733.3656061">
                <text:p>27808733.365606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10415.070498161">
                <text:p>410415.070498161</text:p>
              </table:table-cell>
              <table:table-cell office:value-type="float" office:value="28828499.8069029">
                <text:p>28828499.8069029</text:p>
              </table:table-cell>
              <table:table-cell office:value-type="float" office:value="28418084.7364047">
                <text:p>28418084.736404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70604.808659839">
                <text:p>370604.808659839</text:p>
              </table:table-cell>
              <table:table-cell office:value-type="float" office:value="29405069.8030409">
                <text:p>29405069.8030409</text:p>
              </table:table-cell>
              <table:table-cell office:value-type="float" office:value="29034464.9943811">
                <text:p>29034464.994381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34656.142219835">
                <text:p>334656.142219835</text:p>
              </table:table-cell>
              <table:table-cell office:value-type="float" office:value="29993171.1991017">
                <text:p>29993171.1991017</text:p>
              </table:table-cell>
              <table:table-cell office:value-type="float" office:value="29658515.0568819">
                <text:p>29658515.056881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02194.496424511">
                <text:p>302194.496424511</text:p>
              </table:table-cell>
              <table:table-cell office:value-type="float" office:value="30593034.6230838">
                <text:p>30593034.6230838</text:p>
              </table:table-cell>
              <table:table-cell office:value-type="float" office:value="30290840.1266593">
                <text:p>30290840.126659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31204895.3155454">
                <text:p>31204895.3155454</text:p>
              </table:table-cell>
              <table:table-cell office:value-type="float" office:value="31204895.3155454">
                <text:p>31204895.315545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31828993.2218563">
                <text:p>31828993.2218563</text:p>
              </table:table-cell>
              <table:table-cell office:value-type="float" office:value="31828993.2218563">
                <text:p>31828993.221856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32465573.0862935">
                <text:p>32465573.0862935</text:p>
              </table:table-cell>
              <table:table-cell office:value-type="float" office:value="32465573.0862935">
                <text:p>32465573.08629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3114884.5480193">
                <text:p>33114884.5480193</text:p>
              </table:table-cell>
              <table:table-cell office:value-type="float" office:value="33114884.5480193">
                <text:p>33114884.548019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33777182.2389797">
                <text:p>33777182.2389797</text:p>
              </table:table-cell>
              <table:table-cell office:value-type="float" office:value="33777182.2389797">
                <text:p>33777182.238979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34452725.8837593">
                <text:p>34452725.8837593</text:p>
              </table:table-cell>
              <table:table-cell office:value-type="float" office:value="34452725.8837593">
                <text:p>34452725.883759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35141780.4014345">
                <text:p>35141780.4014345</text:p>
              </table:table-cell>
              <table:table-cell office:value-type="float" office:value="35141780.4014345">
                <text:p>35141780.401434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5844616.0094632">
                <text:p>35844616.0094632</text:p>
              </table:table-cell>
              <table:table-cell office:value-type="float" office:value="35844616.0094632">
                <text:p>35844616.009463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36561508.3296525">
                <text:p>36561508.3296525</text:p>
              </table:table-cell>
              <table:table-cell office:value-type="float" office:value="36561508.3296525">
                <text:p>36561508.329652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37292738.4962455">
                <text:p>37292738.4962455</text:p>
              </table:table-cell>
              <table:table-cell office:value-type="float" office:value="37292738.4962455">
                <text:p>37292738.49624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7">
      <number:text>$</number:text>
      <number:number number:decimal-places="0" loext:min-decimal-places="0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標楷體" fo:font-size="26pt" style:font-size-asian="26pt" style:font-size-complex="26pt"/>
    </style:style>
    <style:style style:name="ch3" style:family="chart">
      <style:graphic-properties draw:fill="solid" draw:fill-color="#ffffff"/>
      <style:text-properties fo:color="#000000" fo:font-family="Arial"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細明體" fo:font-size="12pt" fo:font-weight="bold" style:font-size-asian="12pt" style:font-weight-asian="bold" style:font-size-complex="12pt" style:font-weight-complex="bold"/>
    </style:style>
    <style:style style:name="ch7" style:family="chart" style:data-style-name="N157">
      <style:chart-properties chart:display-label="true" chart:tick-marks-major-inner="true" chart:tick-marks-major-outer="true" chart:logarithmic="false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9" style:family="chart" style:data-style-name="N157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157">
      <style:chart-properties chart:symbol-type="none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 style:data-style-name="N157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12" style:family="chart" style:data-style-name="N157">
      <style:chart-properties chart:symbol-type="none" chart:link-data-style-to-source="true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3" style:family="chart" style:data-style-name="N157">
      <style:chart-properties chart:symbol-type="none" chart:link-data-style-to-source="tru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4" style:family="chart" style:data-style-name="N157">
      <style:chart-properties chart:symbol-type="none" chart:link-data-style-to-source="true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5" style:family="chart" style:data-style-name="N157">
      <style:chart-properties chart:symbol-type="none" chart:link-data-style-to-source="true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6" style:family="chart" style:data-style-name="N157">
      <style:chart-properties chart:symbol-type="none"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17.526cm" svg:height="9.208cm" xlink:href=".." xlink:type="simple" chart:class="chart:line" chart:style-name="ch1">
        <chart:title svg:x="4.894cm" svg:y="0.319cm" chart:style-name="ch2">
          <text:p>老年期的人生曲線</text:p>
        </chart:title>
        <chart:legend svg:x="14.96cm" svg:y="3.175cm" style:legend-expansion="high" chart:style-name="ch3"/>
        <chart:plot-area chart:style-name="ch4" table:cell-range-address="生涯規劃.D49:生涯規劃.D68 生涯規劃.I47:生涯規劃.P68" chart:data-source-has-labels="both" svg:x="0.991cm" svg:y="2.138cm" svg:width="13.48cm" svg:height="6.147cm">
          <chartooo:coordinate-region svg:x="2.935cm" svg:y="2.35cm" svg:width="11.536cm" svg:height="5.262cm"/>
          <chart:axis chart:dimension="x" chart:name="primary-x" chart:style-name="ch5" chartooo:axis-type="text">
            <chart:title svg:x="7.231cm" svg:y="8.398cm" chart:style-name="ch6">
              <text:p>年歲</text:p>
            </chart:title>
            <chart:categories table:cell-range-address="生涯規劃.D49:生涯規劃.D68"/>
          </chart:axis>
          <chart:axis chart:dimension="y" chart:name="primary-y" chart:style-name="ch7">
            <chart:title svg:x="0cm" svg:y="5.711cm" chart:style-name="ch8">
              <text:p>金額</text:p>
            </chart:title>
          </chart:axis>
          <chart:series chart:style-name="ch9" chart:values-cell-range-address="生涯規劃.I48:生涯規劃.I68" chart:label-cell-address="生涯規劃.I47:生涯規劃.I47" chart:class="chart:line">
            <chart:data-point chart:repeated="21"/>
          </chart:series>
          <chart:series chart:style-name="ch10" chart:values-cell-range-address="生涯規劃.J48:生涯規劃.J68" chart:label-cell-address="生涯規劃.J47:生涯規劃.J47" chart:class="chart:line">
            <chart:data-point chart:repeated="21"/>
          </chart:series>
          <chart:series chart:style-name="ch11" chart:values-cell-range-address="生涯規劃.K48:生涯規劃.K68" chart:label-cell-address="生涯規劃.K47:生涯規劃.K47" chart:class="chart:line">
            <chart:data-point chart:repeated="21"/>
          </chart:series>
          <chart:series chart:style-name="ch12" chart:values-cell-range-address="生涯規劃.L48:生涯規劃.L68" chart:label-cell-address="生涯規劃.L47:生涯規劃.L47" chart:class="chart:line">
            <chart:data-point chart:repeated="21"/>
          </chart:series>
          <chart:series chart:style-name="ch13" chart:values-cell-range-address="生涯規劃.M48:生涯規劃.M68" chart:label-cell-address="生涯規劃.M47:生涯規劃.M47" chart:class="chart:line">
            <chart:data-point chart:repeated="21"/>
          </chart:series>
          <chart:series chart:style-name="ch14" chart:values-cell-range-address="生涯規劃.N48:生涯規劃.N68" chart:label-cell-address="生涯規劃.N47:生涯規劃.N47" chart:class="chart:line">
            <chart:data-point chart:repeated="21"/>
          </chart:series>
          <chart:series chart:style-name="ch15" chart:values-cell-range-address="生涯規劃.O48:生涯規劃.O68" chart:label-cell-address="生涯規劃.O47:生涯規劃.O47" chart:class="chart:line">
            <chart:data-point chart:repeated="21"/>
          </chart:series>
          <chart:series chart:style-name="ch16" chart:values-cell-range-address="生涯規劃.P48:生涯規劃.P68" chart:label-cell-address="生涯規劃.P47:生涯規劃.P47" chart:class="chart:line"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自己收入</text:p>
                <draw:g>
                  <svg:desc>生涯規劃.I47:生涯規劃.I47</svg:desc>
                </draw:g>
              </table:table-cell>
              <table:table-cell office:value-type="string">
                <text:p>配偶收入</text:p>
                <draw:g>
                  <svg:desc>生涯規劃.J47:生涯規劃.J47</svg:desc>
                </draw:g>
              </table:table-cell>
              <table:table-cell office:value-type="string">
                <text:p>生活開銷</text:p>
                <draw:g>
                  <svg:desc>生涯規劃.K47:生涯規劃.K47</svg:desc>
                </draw:g>
              </table:table-cell>
              <table:table-cell office:value-type="string">
                <text:p>保險還本</text:p>
                <draw:g>
                  <svg:desc>生涯規劃.L47:生涯規劃.L47</svg:desc>
                </draw:g>
              </table:table-cell>
              <table:table-cell office:value-type="string">
                <text:p>理財收入</text:p>
                <draw:g>
                  <svg:desc>生涯規劃.M47:生涯規劃.M47</svg:desc>
                </draw:g>
              </table:table-cell>
              <table:table-cell office:value-type="string">
                <text:p>儲蓄額</text:p>
                <draw:g>
                  <svg:desc>生涯規劃.N47:生涯規劃.N47</svg:desc>
                </draw:g>
              </table:table-cell>
              <table:table-cell office:value-type="string">
                <text:p>保險費</text:p>
                <draw:g>
                  <svg:desc>生涯規劃.O47:生涯規劃.O47</svg:desc>
                </draw:g>
              </table:table-cell>
              <table:table-cell office:value-type="string">
                <text:p>貸款</text:p>
                <draw:g>
                  <svg:desc>生涯規劃.P47:生涯規劃.P47</svg:desc>
                </draw:g>
              </table:table-cell>
            </table:table-row>
          </table:table-header-rows>
          <table:table-rows>
            <table:table-row>
              <table:table-cell office:value-type="float" office:value="66">
                <text:p>66</text:p>
                <draw:g>
                  <svg:desc>生涯規劃.D49:生涯規劃.D68</svg:desc>
                </draw:g>
              </table:table-cell>
              <table:table-cell office:value-type="float" office:value="NaN">
                <text:p>NaN</text:p>
                <draw:g>
                  <svg:desc>生涯規劃.I48:生涯規劃.I68</svg:desc>
                </draw:g>
              </table:table-cell>
              <table:table-cell office:value-type="float" office:value="NaN">
                <text:p>NaN</text:p>
                <draw:g>
                  <svg:desc>生涯規劃.J48:生涯規劃.J68</svg:desc>
                </draw:g>
              </table:table-cell>
              <table:table-cell office:value-type="float" office:value="NaN">
                <text:p>NaN</text:p>
                <draw:g>
                  <svg:desc>生涯規劃.K48:生涯規劃.K68</svg:desc>
                </draw:g>
              </table:table-cell>
              <table:table-cell office:value-type="float" office:value="NaN">
                <text:p>NaN</text:p>
                <draw:g>
                  <svg:desc>生涯規劃.L48:生涯規劃.L68</svg:desc>
                </draw:g>
              </table:table-cell>
              <table:table-cell office:value-type="float" office:value="NaN">
                <text:p>NaN</text:p>
                <draw:g>
                  <svg:desc>生涯規劃.M48:生涯規劃.M68</svg:desc>
                </draw:g>
              </table:table-cell>
              <table:table-cell office:value-type="float" office:value="NaN">
                <text:p>NaN</text:p>
                <draw:g>
                  <svg:desc>生涯規劃.N48:生涯規劃.N68</svg:desc>
                </draw:g>
              </table:table-cell>
              <table:table-cell office:value-type="float" office:value="NaN">
                <text:p>NaN</text:p>
                <draw:g>
                  <svg:desc>生涯規劃.O48:生涯規劃.O68</svg:desc>
                </draw:g>
              </table:table-cell>
              <table:table-cell office:value-type="float" office:value="NaN">
                <text:p>NaN</text:p>
                <draw:g>
                  <svg:desc>生涯規劃.P48:生涯規劃.P68</svg:desc>
                </draw:g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1000000">
                <text:p>100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1000000">
                <text:p>100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1000000">
                <text:p>100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1000000">
                <text:p>100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1000000">
                <text:p>100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1000000">
                <text:p>100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1000000">
                <text:p>100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80000">
                <text:p>8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80000">
                <text:p>8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80000">
                <text:p>8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80000">
                <text:p>8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80000">
                <text:p>8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80000">
                <text:p>8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80000">
                <text:p>8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0">
                <text:p>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0">
                <text:p>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0">
                <text:p>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0">
                <text:p>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0">
                <text:p>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0">
                <text:p>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7">
      <number:text>$</number:text>
      <number:number number:decimal-places="0" loext:min-decimal-places="0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標楷體" fo:font-size="26pt" style:font-size-asian="26pt" style:font-size-complex="26pt"/>
    </style:style>
    <style:style style:name="ch3" style:family="chart">
      <style:chart-properties chart:three-dimensional="true" chart:deep="true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axis-label-position="outside-start" chart:tick-mark-position="at-axis" style:rotation-angle="90"/>
      <style:graphic-properties draw:stroke="none"/>
      <style:text-properties fo:color="#000000" fo:font-family="Arial" fo:font-size="8pt" fo:font-weight="bold" style:font-size-asian="8pt" style:font-weight-asian="bold" style:font-size-complex="8pt" style:font-weight-complex="bold"/>
    </style:style>
    <style:style style:name="ch5" style:family="chart">
      <style:chart-properties chart:auto-position="true" style:rotation-angle="0"/>
      <style:text-properties fo:color="#000000" fo:font-family="新細明體" fo:font-size="12pt" fo:font-style="italic" style:text-underline-style="solid" style:text-underline-width="auto" fo:font-weight="bold" style:font-size-asian="12pt" style:font-style-asian="italic" style:font-weight-asian="bold" style:font-size-complex="12pt" style:font-style-complex="italic" style:font-weight-complex="bold"/>
    </style:style>
    <style:style style:name="ch6" style:family="chart" style:data-style-name="N157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size-complex="10pt"/>
    </style:style>
    <style:style style:name="ch7" style:family="chart" style:data-style-name="N157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axis-label-position="outside-start" chart:tick-mark-position="at-axis" style:rotation-angle="90"/>
      <style:graphic-properties draw:stroke="none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 style:data-style-name="N157">
      <style:chart-properties chart:link-data-style-to-source="true"/>
      <style:graphic-properties draw:stroke="none" draw:fill-color="#0000ff"/>
      <style:text-properties fo:font-size="10pt" style:font-size-asian="10pt" style:font-size-complex="10pt"/>
    </style:style>
    <style:style style:name="ch9" style:family="chart" style:data-style-name="N157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157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1" style:family="chart">
      <style:graphic-properties draw:stroke="solid" draw:fill="solid" draw:fill-color="#cc99ff"/>
    </style:style>
    <style:style style:name="ch12" style:family="chart">
      <style:graphic-properties draw:fill="none" draw:fill-color="#000000"/>
    </style:style>
  </office:automatic-styles>
  <office:body>
    <office:chart>
      <chart:chart svg:width="17.427cm" svg:height="9.183cm" xlink:href=".." xlink:type="simple" chart:class="chart:area" chart:style-name="ch1">
        <chart:title svg:x="5.77cm" svg:y="0.318cm" chart:style-name="ch2">
          <text:p>老年期的資產</text:p>
        </chart:title>
        <chart:plot-area chart:style-name="ch3" table:cell-range-address="生涯規劃.D49:生涯規劃.D68 生涯規劃.Q47:生涯規劃.S68" chart:data-source-has-labels="both" svg:x="0.475cm" svg:y="2.032cm" svg:width="16.802cm" svg:height="7.151cm" dr3d:transform="matrix (0.532751037212889 0.0851998418228748 -0.841972279414203 0.0661120345199268 0.987688478512442 0.141776825699456 0.843685682728009 -0.13119625134559 0.5205593264870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3.751cm" svg:y="2.032cm" svg:width="12.38cm" svg:height="6.017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8.376cm" svg:y="8.373cm" chart:style-name="ch5">
              <text:p>年歲</text:p>
            </chart:title>
            <chart:categories table:cell-range-address="生涯規劃.D49:生涯規劃.D68"/>
          </chart:axis>
          <chart:axis chart:dimension="y" chart:name="primary-y" chart:style-name="ch6"/>
          <chart:axis chart:dimension="z" chart:name="primary-z" chart:style-name="ch7">
            <chart:title svg:x="16.427cm" svg:y="8.373cm" chart:style-name="ch5">
              <text:p>金額</text:p>
            </chart:title>
          </chart:axis>
          <chart:series chart:style-name="ch8" chart:values-cell-range-address="生涯規劃.R48:生涯規劃.R68" chart:label-cell-address="生涯規劃.R47:生涯規劃.R47" chart:class="chart:area">
            <chart:data-point chart:repeated="21"/>
          </chart:series>
          <chart:series chart:style-name="ch9" chart:values-cell-range-address="生涯規劃.Q48:生涯規劃.Q68" chart:label-cell-address="生涯規劃.Q47:生涯規劃.Q47" chart:class="chart:area">
            <chart:data-point chart:repeated="21"/>
          </chart:series>
          <chart:series chart:style-name="ch10" chart:values-cell-range-address="生涯規劃.S48:生涯規劃.S68" chart:label-cell-address="生涯規劃.S47:生涯規劃.S47" chart:class="chart:area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負債總值</text:p>
                <draw:g>
                  <svg:desc>生涯規劃.R47:生涯規劃.R47</svg:desc>
                </draw:g>
              </table:table-cell>
              <table:table-cell office:value-type="string">
                <text:p>資產總值</text:p>
                <draw:g>
                  <svg:desc>生涯規劃.Q47:生涯規劃.Q47</svg:desc>
                </draw:g>
              </table:table-cell>
              <table:table-cell office:value-type="string">
                <text:p>資產淨值</text:p>
                <draw:g>
                  <svg:desc>生涯規劃.S47:生涯規劃.S47</svg:desc>
                </draw:g>
              </table:table-cell>
            </table:table-row>
          </table:table-header-rows>
          <table:table-rows>
            <table:table-row>
              <table:table-cell office:value-type="float" office:value="66">
                <text:p>66</text:p>
                <draw:g>
                  <svg:desc>生涯規劃.D49:生涯規劃.D68</svg:desc>
                </draw:g>
              </table:table-cell>
              <table:table-cell office:value-type="float" office:value="NaN">
                <text:p>NaN</text:p>
                <draw:g>
                  <svg:desc>生涯規劃.R48:生涯規劃.R68</svg:desc>
                </draw:g>
              </table:table-cell>
              <table:table-cell office:value-type="float" office:value="NaN">
                <text:p>NaN</text:p>
                <draw:g>
                  <svg:desc>生涯規劃.Q48:生涯規劃.Q68</svg:desc>
                </draw:g>
              </table:table-cell>
              <table:table-cell office:value-type="float" office:value="NaN">
                <text:p>NaN</text:p>
                <draw:g>
                  <svg:desc>生涯規劃.S48:生涯規劃.S68</svg:desc>
                </draw:g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37342738.4962455">
                <text:p>37342738.4962455</text:p>
              </table:table-cell>
              <table:table-cell office:value-type="float" office:value="37342738.4962455">
                <text:p>37342738.496245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37392738.4962455">
                <text:p>37392738.4962455</text:p>
              </table:table-cell>
              <table:table-cell office:value-type="float" office:value="37392738.4962455">
                <text:p>37392738.496245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37442738.4962455">
                <text:p>37442738.4962455</text:p>
              </table:table-cell>
              <table:table-cell office:value-type="float" office:value="37442738.4962455">
                <text:p>37442738.496245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7492738.4962455">
                <text:p>37492738.4962455</text:p>
              </table:table-cell>
              <table:table-cell office:value-type="float" office:value="37492738.4962455">
                <text:p>37492738.496245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37542738.4962455">
                <text:p>37542738.4962455</text:p>
              </table:table-cell>
              <table:table-cell office:value-type="float" office:value="37542738.4962455">
                <text:p>37542738.496245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37592738.4962455">
                <text:p>37592738.4962455</text:p>
              </table:table-cell>
              <table:table-cell office:value-type="float" office:value="37592738.4962455">
                <text:p>37592738.496245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37642738.4962455">
                <text:p>37642738.4962455</text:p>
              </table:table-cell>
              <table:table-cell office:value-type="float" office:value="37642738.4962455">
                <text:p>37642738.496245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37692738.4962455">
                <text:p>37692738.4962455</text:p>
              </table:table-cell>
              <table:table-cell office:value-type="float" office:value="37692738.4962455">
                <text:p>37692738.49624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37742738.4962455">
                <text:p>37742738.4962455</text:p>
              </table:table-cell>
              <table:table-cell office:value-type="float" office:value="37742738.4962455">
                <text:p>37742738.496245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37792738.4962455">
                <text:p>37792738.4962455</text:p>
              </table:table-cell>
              <table:table-cell office:value-type="float" office:value="37792738.4962455">
                <text:p>37792738.496245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37842738.4962455">
                <text:p>37842738.4962455</text:p>
              </table:table-cell>
              <table:table-cell office:value-type="float" office:value="37842738.4962455">
                <text:p>37842738.496245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37892738.4962455">
                <text:p>37892738.4962455</text:p>
              </table:table-cell>
              <table:table-cell office:value-type="float" office:value="37892738.4962455">
                <text:p>37892738.496245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37942738.4962455">
                <text:p>37942738.4962455</text:p>
              </table:table-cell>
              <table:table-cell office:value-type="float" office:value="37942738.4962455">
                <text:p>37942738.49624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7992738.4962455">
                <text:p>37992738.4962455</text:p>
              </table:table-cell>
              <table:table-cell office:value-type="float" office:value="37992738.4962455">
                <text:p>37992738.496245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38042738.4962455">
                <text:p>38042738.4962455</text:p>
              </table:table-cell>
              <table:table-cell office:value-type="float" office:value="38042738.4962455">
                <text:p>38042738.496245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38092738.4962455">
                <text:p>38092738.4962455</text:p>
              </table:table-cell>
              <table:table-cell office:value-type="float" office:value="38092738.4962455">
                <text:p>38092738.496245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38142738.4962455">
                <text:p>38142738.4962455</text:p>
              </table:table-cell>
              <table:table-cell office:value-type="float" office:value="38142738.4962455">
                <text:p>38142738.496245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38192738.4962455">
                <text:p>38192738.4962455</text:p>
              </table:table-cell>
              <table:table-cell office:value-type="float" office:value="38192738.4962455">
                <text:p>38192738.496245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38242738.4962455">
                <text:p>38242738.4962455</text:p>
              </table:table-cell>
              <table:table-cell office:value-type="float" office:value="38242738.4962455">
                <text:p>38242738.496245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38292738.4962455">
                <text:p>38292738.4962455</text:p>
              </table:table-cell>
              <table:table-cell office:value-type="float" office:value="38292738.4962455">
                <text:p>38292738.49624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